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7.952cm"/>
    </style:style>
    <style:style style:name="co2" style:family="table-column">
      <style:table-column-properties fo:break-before="auto" style:column-width="7.243cm"/>
    </style:style>
    <style:style style:name="co3" style:family="table-column">
      <style:table-column-properties fo:break-before="auto" style:column-width="7.788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955cm"/>
    </style:style>
    <style:style style:name="co7" style:family="table-column">
      <style:table-column-properties fo:break-before="auto" style:column-width="8.087cm"/>
    </style:style>
    <style:style style:name="co8" style:family="table-column">
      <style:table-column-properties fo:break-before="auto" style:column-width="8.578cm"/>
    </style:style>
    <style:style style:name="co9" style:family="table-column">
      <style:table-column-properties fo:break-before="auto" style:column-width="7.407cm"/>
    </style:style>
    <style:style style:name="co10" style:family="table-column">
      <style:table-column-properties fo:break-before="auto" style:column-width="5.609cm"/>
    </style:style>
    <style:style style:name="co11" style:family="table-column">
      <style:table-column-properties fo:break-before="auto" style:column-width="7.978cm"/>
    </style:style>
    <style:style style:name="co12" style:family="table-column">
      <style:table-column-properties fo:break-before="auto" style:column-width="6.073cm"/>
    </style:style>
    <style:style style:name="co13" style:family="table-column">
      <style:table-column-properties fo:break-before="auto" style:column-width="7.433cm"/>
    </style:style>
    <style:style style:name="co14" style:family="table-column">
      <style:table-column-properties fo:break-before="auto" style:column-width="7.461cm"/>
    </style:style>
    <style:style style:name="co15" style:family="table-column">
      <style:table-column-properties fo:break-before="auto" style:column-width="10.349cm"/>
    </style:style>
    <style:style style:name="co16" style:family="table-column">
      <style:table-column-properties fo:break-before="auto" style:column-width="8.169cm"/>
    </style:style>
    <style:style style:name="co17" style:family="table-column">
      <style:table-column-properties fo:break-before="auto" style:column-width="9.232cm"/>
    </style:style>
    <style:style style:name="co18" style:family="table-column">
      <style:table-column-properties fo:break-before="auto" style:column-width="5.745cm"/>
    </style:style>
    <style:style style:name="co19" style:family="table-column">
      <style:table-column-properties fo:break-before="auto" style:column-width="6.754cm"/>
    </style:style>
    <style:style style:name="co20" style:family="table-column">
      <style:table-column-properties fo:break-before="auto" style:column-width="6.235cm"/>
    </style:style>
    <style:style style:name="co21" style:family="table-column">
      <style:table-column-properties fo:break-before="auto" style:column-width="8.414cm"/>
    </style:style>
    <style:style style:name="co22" style:family="table-column">
      <style:table-column-properties fo:break-before="auto" style:column-width="9.694cm"/>
    </style:style>
    <style:style style:name="co23" style:family="table-column">
      <style:table-column-properties fo:break-before="auto" style:column-width="7.026cm"/>
    </style:style>
    <style:style style:name="co24" style:family="table-column">
      <style:table-column-properties fo:break-before="auto" style:column-width="8.604cm"/>
    </style:style>
    <style:style style:name="co25" style:family="table-column">
      <style:table-column-properties fo:break-before="auto" style:column-width="6.154cm"/>
    </style:style>
    <style:style style:name="co26" style:family="table-column">
      <style:table-column-properties fo:break-before="auto" style:column-width="7.325cm"/>
    </style:style>
    <style:style style:name="co27" style:family="table-column">
      <style:table-column-properties fo:break-before="auto" style:column-width="9.911cm"/>
    </style:style>
    <style:style style:name="co28" style:family="table-column">
      <style:table-column-properties fo:break-before="auto" style:column-width="9.585cm"/>
    </style:style>
    <style:style style:name="co29" style:family="table-column">
      <style:table-column-properties fo:break-before="auto" style:column-width="5.909cm"/>
    </style:style>
    <style:style style:name="co30" style:family="table-column">
      <style:table-column-properties fo:break-before="auto" style:column-width="6.371cm"/>
    </style:style>
    <style:style style:name="co31" style:family="table-column">
      <style:table-column-properties fo:break-before="auto" style:column-width="7.652cm"/>
    </style:style>
    <style:style style:name="co32" style:family="table-column">
      <style:table-column-properties fo:break-before="auto" style:column-width="3.976cm"/>
    </style:style>
    <style:style style:name="co33" style:family="table-column">
      <style:table-column-properties fo:break-before="auto" style:column-width="7.597cm"/>
    </style:style>
    <style:style style:name="co34" style:family="table-column">
      <style:table-column-properties fo:break-before="auto" style:column-width="7.625cm"/>
    </style:style>
    <style:style style:name="co35" style:family="table-column">
      <style:table-column-properties fo:break-before="auto" style:column-width="8.333cm"/>
    </style:style>
    <style:style style:name="co36" style:family="table-column">
      <style:table-column-properties fo:break-before="auto" style:column-width="6.807cm"/>
    </style:style>
    <style:style style:name="co37" style:family="table-column">
      <style:table-column-properties fo:break-before="auto" style:column-width="9.504cm"/>
    </style:style>
    <style:style style:name="co38" style:family="table-column">
      <style:table-column-properties fo:break-before="auto" style:column-width="6.971cm"/>
    </style:style>
    <style:style style:name="co39" style:family="table-column">
      <style:table-column-properties fo:break-before="auto" style:column-width="7.19cm"/>
    </style:style>
    <style:style style:name="co40" style:family="table-column">
      <style:table-column-properties fo:break-before="auto" style:column-width="8.278cm"/>
    </style:style>
    <style:style style:name="co41" style:family="table-column">
      <style:table-column-properties fo:break-before="auto" style:column-width="10.375cm"/>
    </style:style>
    <style:style style:name="co42" style:family="table-column">
      <style:table-column-properties fo:break-before="auto" style:column-width="6.509cm"/>
    </style:style>
    <style:style style:name="co43" style:family="table-column">
      <style:table-column-properties fo:break-before="auto" style:column-width="9.394cm"/>
    </style:style>
    <style:style style:name="co44" style:family="table-column">
      <style:table-column-properties fo:break-before="auto" style:column-width="9.368cm"/>
    </style:style>
    <style:style style:name="co45" style:family="table-column">
      <style:table-column-properties fo:break-before="auto" style:column-width="8.795cm"/>
    </style:style>
    <style:style style:name="co46" style:family="table-column">
      <style:table-column-properties fo:break-before="auto" style:column-width="6.562cm"/>
    </style:style>
    <style:style style:name="co47" style:family="table-column">
      <style:table-column-properties fo:break-before="auto" style:column-width="9.013cm"/>
    </style:style>
    <style:style style:name="co48" style:family="table-column">
      <style:table-column-properties fo:break-before="auto" style:column-width="7.052cm"/>
    </style:style>
    <style:style style:name="co49" style:family="table-column">
      <style:table-column-properties fo:break-before="auto" style:column-width="7.706cm"/>
    </style:style>
    <style:style style:name="co50" style:family="table-column">
      <style:table-column-properties fo:break-before="auto" style:column-width="7.135cm"/>
    </style:style>
    <style:style style:name="co51" style:family="table-column">
      <style:table-column-properties fo:break-before="auto" style:column-width="5.554cm"/>
    </style:style>
    <style:style style:name="co52" style:family="table-column">
      <style:table-column-properties fo:break-before="auto" style:column-width="7.571cm"/>
    </style:style>
    <style:style style:name="co53" style:family="table-column">
      <style:table-column-properties fo:break-before="auto" style:column-width="8.114cm"/>
    </style:style>
    <style:style style:name="co54" style:family="table-column">
      <style:table-column-properties fo:break-before="auto" style:column-width="7.216cm"/>
    </style:style>
    <style:style style:name="co55" style:family="table-column">
      <style:table-column-properties fo:break-before="auto" style:column-width="8.551cm"/>
    </style:style>
    <style:style style:name="co56" style:family="table-column">
      <style:table-column-properties fo:break-before="auto" style:column-width="7.542cm"/>
    </style:style>
    <style:style style:name="co57" style:family="table-column">
      <style:table-column-properties fo:break-before="auto" style:column-width="7.161cm"/>
    </style:style>
    <style:style style:name="co58" style:family="table-column">
      <style:table-column-properties fo:break-before="auto" style:column-width="5.473cm"/>
    </style:style>
    <style:style style:name="co59" style:family="table-column">
      <style:table-column-properties fo:break-before="auto" style:column-width="5.636cm"/>
    </style:style>
    <style:style style:name="co60" style:family="table-column">
      <style:table-column-properties fo:break-before="auto" style:column-width="6.916cm"/>
    </style:style>
    <style:style style:name="co61" style:family="table-column">
      <style:table-column-properties fo:break-before="auto" style:column-width="6.78cm"/>
    </style:style>
    <style:style style:name="co62" style:family="table-column">
      <style:table-column-properties fo:break-before="auto" style:column-width="5.719cm"/>
    </style:style>
    <style:style style:name="co63" style:family="table-column">
      <style:table-column-properties fo:break-before="auto" style:column-width="6.264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5" table:number-columns-repeated="1016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 列目　左から１５番目のブロック　削除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5875" calcext:value-type="float">
            <text:p>5875</text:p>
          </table:table-cell>
          <table:table-cell office:value-type="float" office:value="1" calcext:value-type="float">
            <text:p>1</text:p>
          </table:table-cell>
          <table:table-cell table:formula="of:=[.F4]+[.F3]+[.F38]/3" office:value-type="float" office:value="13291.6666666667" calcext:value-type="float">
            <text:p>13291.666666666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5875" calcext:value-type="float">
            <text:p>587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5250" calcext:value-type="float">
            <text:p>5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全体の評価関数の平均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5875" calcext:value-type="float">
            <text:p>5875</text:p>
          </table:table-cell>
          <table:table-cell office:value-type="float" office:value="4" calcext:value-type="float">
            <text:p>4</text:p>
          </table:table-cell>
          <table:table-cell table:formula="of:=AVERAGE([.F2:.F101])" office:value-type="float" office:value="5731.25" calcext:value-type="float">
            <text:p>5731.2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5875" calcext:value-type="float">
            <text:p>5875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5875" calcext:value-type="float">
            <text:p>587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5875" calcext:value-type="float">
            <text:p>5875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5875" calcext:value-type="float">
            <text:p>5875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5875" calcext:value-type="float">
            <text:p>5875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5875" calcext:value-type="float">
            <text:p>587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5875" calcext:value-type="float">
            <text:p>5875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5875" calcext:value-type="float">
            <text:p>5875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5875" calcext:value-type="float">
            <text:p>5875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5250" calcext:value-type="float">
            <text:p>5250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5875" calcext:value-type="float">
            <text:p>5875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5875" calcext:value-type="float">
            <text:p>5875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5250" calcext:value-type="float">
            <text:p>5250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5875" calcext:value-type="float">
            <text:p>5875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5875" calcext:value-type="float">
            <text:p>5875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5875" calcext:value-type="float">
            <text:p>5875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5250" calcext:value-type="float">
            <text:p>5250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5875" calcext:value-type="float">
            <text:p>5875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5875" calcext:value-type="float">
            <text:p>5875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5875" calcext:value-type="float">
            <text:p>5875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5875" calcext:value-type="float">
            <text:p>5875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5250" calcext:value-type="float">
            <text:p>5250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5875" calcext:value-type="float">
            <text:p>5875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5875" calcext:value-type="float">
            <text:p>5875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5875" calcext:value-type="float">
            <text:p>5875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5875" calcext:value-type="float">
            <text:p>5875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5875" calcext:value-type="float">
            <text:p>5875</text:p>
          </table:table-cell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5875" calcext:value-type="float">
            <text:p>5875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5250" calcext:value-type="float">
            <text:p>5250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5875" calcext:value-type="float">
            <text:p>5875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5875" calcext:value-type="float">
            <text:p>5875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5250" calcext:value-type="float">
            <text:p>5250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6500" calcext:value-type="float">
            <text:p>6500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5875" calcext:value-type="float">
            <text:p>5875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5875" calcext:value-type="float">
            <text:p>5875</text:p>
          </table:table-cell>
          <table:table-cell office:value-type="float" office:value="39" calcext:value-type="float">
            <text:p>3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5875" calcext:value-type="float">
            <text:p>5875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5875" calcext:value-type="float">
            <text:p>5875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5875" calcext:value-type="float">
            <text:p>5875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5875" calcext:value-type="float">
            <text:p>5875</text:p>
          </table:table-cell>
          <table:table-cell office:value-type="float" office:value="43" calcext:value-type="float">
            <text:p>4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5875" calcext:value-type="float">
            <text:p>5875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5875" calcext:value-type="float">
            <text:p>5875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5875" calcext:value-type="float">
            <text:p>5875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5250" calcext:value-type="float">
            <text:p>5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5875" calcext:value-type="float">
            <text:p>5875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5875" calcext:value-type="float">
            <text:p>5875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5875" calcext:value-type="float">
            <text:p>5875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5875" calcext:value-type="float">
            <text:p>5875</text:p>
          </table:table-cell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5250" calcext:value-type="float">
            <text:p>525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5875" calcext:value-type="float">
            <text:p>5875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5250" calcext:value-type="float">
            <text:p>5250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5875" calcext:value-type="float">
            <text:p>5875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5875" calcext:value-type="float">
            <text:p>5875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5875" calcext:value-type="float">
            <text:p>5875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5875" calcext:value-type="float">
            <text:p>5875</text:p>
          </table:table-cell>
          <table:table-cell office:value-type="float" office:value="58" calcext:value-type="float">
            <text:p>5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6500" calcext:value-type="float">
            <text:p>6500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5875" calcext:value-type="float">
            <text:p>5875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5250" calcext:value-type="float">
            <text:p>5250</text:p>
          </table:table-cell>
          <table:table-cell office:value-type="float" office:value="61" calcext:value-type="float">
            <text:p>6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5250" calcext:value-type="float">
            <text:p>5250</text:p>
          </table:table-cell>
          <table:table-cell office:value-type="float" office:value="62" calcext:value-type="float">
            <text:p>6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5250" calcext:value-type="float">
            <text:p>5250</text:p>
          </table:table-cell>
          <table:table-cell office:value-type="float" office:value="63" calcext:value-type="float">
            <text:p>6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5875" calcext:value-type="float">
            <text:p>5875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5250" calcext:value-type="float">
            <text:p>5250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5875" calcext:value-type="float">
            <text:p>5875</text:p>
          </table:table-cell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5875" calcext:value-type="float">
            <text:p>5875</text:p>
          </table:table-cell>
          <table:table-cell office:value-type="float" office:value="67" calcext:value-type="float">
            <text:p>6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5875" calcext:value-type="float">
            <text:p>5875</text:p>
          </table:table-cell>
          <table:table-cell office:value-type="float" office:value="68" calcext:value-type="float">
            <text:p>6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5875" calcext:value-type="float">
            <text:p>5875</text:p>
          </table:table-cell>
          <table:table-cell office:value-type="float" office:value="69" calcext:value-type="float">
            <text:p>6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5875" calcext:value-type="float">
            <text:p>5875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6500" calcext:value-type="float">
            <text:p>6500</text:p>
          </table:table-cell>
          <table:table-cell office:value-type="float" office:value="71" calcext:value-type="float">
            <text:p>7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5875" calcext:value-type="float">
            <text:p>5875</text:p>
          </table:table-cell>
          <table:table-cell office:value-type="float" office:value="72" calcext:value-type="float">
            <text:p>7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5250" calcext:value-type="float">
            <text:p>5250</text:p>
          </table:table-cell>
          <table:table-cell office:value-type="float" office:value="73" calcext:value-type="float">
            <text:p>7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5875" calcext:value-type="float">
            <text:p>5875</text:p>
          </table:table-cell>
          <table:table-cell office:value-type="float" office:value="74" calcext:value-type="float">
            <text:p>7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5250" calcext:value-type="float">
            <text:p>5250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5875" calcext:value-type="float">
            <text:p>5875</text:p>
          </table:table-cell>
          <table:table-cell office:value-type="float" office:value="76" calcext:value-type="float">
            <text:p>7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5875" calcext:value-type="float">
            <text:p>5875</text:p>
          </table:table-cell>
          <table:table-cell office:value-type="float" office:value="77" calcext:value-type="float">
            <text:p>7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5875" calcext:value-type="float">
            <text:p>5875</text:p>
          </table:table-cell>
          <table:table-cell office:value-type="float" office:value="78" calcext:value-type="float">
            <text:p>7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5875" calcext:value-type="float">
            <text:p>5875</text:p>
          </table:table-cell>
          <table:table-cell office:value-type="float" office:value="79" calcext:value-type="float">
            <text:p>7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5250" calcext:value-type="float">
            <text:p>5250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5875" calcext:value-type="float">
            <text:p>5875</text:p>
          </table:table-cell>
          <table:table-cell office:value-type="float" office:value="81" calcext:value-type="float">
            <text:p>8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5875" calcext:value-type="float">
            <text:p>5875</text:p>
          </table:table-cell>
          <table:table-cell office:value-type="float" office:value="82" calcext:value-type="float">
            <text:p>8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5875" calcext:value-type="float">
            <text:p>5875</text:p>
          </table:table-cell>
          <table:table-cell office:value-type="float" office:value="83" calcext:value-type="float">
            <text:p>8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5875" calcext:value-type="float">
            <text:p>5875</text:p>
          </table:table-cell>
          <table:table-cell office:value-type="float" office:value="84" calcext:value-type="float">
            <text:p>8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5250" calcext:value-type="float">
            <text:p>5250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5875" calcext:value-type="float">
            <text:p>5875</text:p>
          </table:table-cell>
          <table:table-cell office:value-type="float" office:value="86" calcext:value-type="float">
            <text:p>8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5250" calcext:value-type="float">
            <text:p>5250</text:p>
          </table:table-cell>
          <table:table-cell office:value-type="float" office:value="87" calcext:value-type="float">
            <text:p>8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5250" calcext:value-type="float">
            <text:p>5250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5250" calcext:value-type="float">
            <text:p>5250</text:p>
          </table:table-cell>
          <table:table-cell office:value-type="float" office:value="89" calcext:value-type="float">
            <text:p>8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5250" calcext:value-type="float">
            <text:p>5250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5250" calcext:value-type="float">
            <text:p>5250</text:p>
          </table:table-cell>
          <table:table-cell office:value-type="float" office:value="91" calcext:value-type="float">
            <text:p>9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5875" calcext:value-type="float">
            <text:p>5875</text:p>
          </table:table-cell>
          <table:table-cell office:value-type="float" office:value="92" calcext:value-type="float">
            <text:p>9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5250" calcext:value-type="float">
            <text:p>5250</text:p>
          </table:table-cell>
          <table:table-cell office:value-type="float" office:value="93" calcext:value-type="float">
            <text:p>9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5875" calcext:value-type="float">
            <text:p>5875</text:p>
          </table:table-cell>
          <table:table-cell office:value-type="float" office:value="94" calcext:value-type="float">
            <text:p>9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5875" calcext:value-type="float">
            <text:p>5875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5250" calcext:value-type="float">
            <text:p>5250</text:p>
          </table:table-cell>
          <table:table-cell office:value-type="float" office:value="96" calcext:value-type="float">
            <text:p>9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5875" calcext:value-type="float">
            <text:p>5875</text:p>
          </table:table-cell>
          <table:table-cell office:value-type="float" office:value="97" calcext:value-type="float">
            <text:p>9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5875" calcext:value-type="float">
            <text:p>5875</text:p>
          </table:table-cell>
          <table:table-cell office:value-type="float" office:value="98" calcext:value-type="float">
            <text:p>9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5250" calcext:value-type="float">
            <text:p>5250</text:p>
          </table:table-cell>
          <table:table-cell office:value-type="float" office:value="99" calcext:value-type="float">
            <text:p>9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5875" calcext:value-type="float">
            <text:p>5875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4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5" table:number-columns-repeated="4" table:default-cell-style-name="ce1"/>
        <table:table-column table:style-name="co14" table:default-cell-style-name="ce1"/>
        <table:table-column table:style-name="co5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number-columns-repeated="4" table:default-cell-style-name="ce1"/>
        <table:table-column table:style-name="co18" table:default-cell-style-name="ce1"/>
        <table:table-column table:style-name="co5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5" table:number-columns-repeated="4" table:default-cell-style-name="ce1"/>
        <table:table-column table:style-name="co22" table:default-cell-style-name="ce1"/>
        <table:table-column table:style-name="co5" table:number-columns-repeated="990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formula="of:=[.F2]+[.F3]+[.F4]/3" office:value-type="float" office:value="13541.6666666667" calcext:value-type="float">
            <text:p>13541.666666666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]*[.M2]" office:value-type="float" office:value="5750" calcext:value-type="float">
            <text:p>5750</text:p>
          </table:table-cell>
          <table:table-cell office:value-type="float" office:value="1" calcext:value-type="float">
            <text:p>1</text:p>
          </table:table-cell>
          <table:table-cell table:formula="of:=[.N2]+[.N3]+[.N15]/3" office:value-type="float" office:value="12916.6666666667" calcext:value-type="float">
            <text:p>12916.666666666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2]*[.V2]" office:value-type="float" office:value="4875" calcext:value-type="float">
            <text:p>487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2]*[.AE2]" office:value-type="float" office:value="5250" calcext:value-type="float">
            <text:p>5250</text:p>
          </table:table-cell>
          <table:table-cell office:value-type="float" office:value="1" calcext:value-type="float">
            <text:p>1</text:p>
          </table:table-cell>
          <table:table-cell table:formula="of:=[.AF4]+[.AF3]+[.AF7]/3" office:value-type="float" office:value="12291.6666666667" calcext:value-type="float">
            <text:p>12291.666666666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6 列目　左から１6番目のブロック　削除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6250" calcext:value-type="float">
            <text:p>62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6 列目　左から１4番目のブロック　削除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3]*[.M3]"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6 列目　左から１3番目のブロック　削除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3]*[.V3]"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table:formula="of:=[.W2]+[.W3]+[.W4]+[.W12]/4" office:value-type="float" office:value="16750" calcext:value-type="float">
            <text:p>16750</text:p>
          </table:table-cell>
          <table:table-cell/>
          <table:table-cell office:value-type="string" calcext:value-type="string">
            <text:p>6 列目　左から１2番目のブロック　削除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3]*[.AE3]" office:value-type="float" office:value="5250" calcext:value-type="float">
            <text:p>5250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5375" calcext:value-type="float">
            <text:p>53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全体の評価関数の平均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]*[.M4]" office:value-type="float" office:value="5750" calcext:value-type="float">
            <text:p>57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4]*[.V4]" office:value-type="float" office:value="4750" calcext:value-type="float">
            <text:p>475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4]*[.AE4]" office:value-type="float" office:value="4875" calcext:value-type="float">
            <text:p>48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全体の評価関数の平均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5500" calcext:value-type="float">
            <text:p>5500</text:p>
          </table:table-cell>
          <table:table-cell office:value-type="float" office:value="4" calcext:value-type="float">
            <text:p>4</text:p>
          </table:table-cell>
          <table:table-cell table:formula="of:=AVERAGE([.F2:.F101])" office:value-type="float" office:value="6030" calcext:value-type="float">
            <text:p>603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5]*[.M5]"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table:formula="of:=AVEDEV([.N2:.N101])" office:value-type="float" office:value="361.8" calcext:value-type="float">
            <text:p>361.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]*[.V5]" office:value-type="float" office:value="5500" calcext:value-type="float">
            <text:p>5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5]*[.AE5]" office:value-type="float" office:value="5250" calcext:value-type="float">
            <text:p>5250</text:p>
          </table:table-cell>
          <table:table-cell office:value-type="float" office:value="4" calcext:value-type="float">
            <text:p>4</text:p>
          </table:table-cell>
          <table:table-cell table:formula="of:=AVERAGE([.AF2:.AF101])" office:value-type="float" office:value="5197.5" calcext:value-type="float">
            <text:p>5197.5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6250" calcext:value-type="float">
            <text:p>625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]*[.M6]" office:value-type="float" office:value="5750" calcext:value-type="float">
            <text:p>575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6]*[.V6]" office:value-type="float" office:value="5500" calcext:value-type="float">
            <text:p>5500</text:p>
          </table:table-cell>
          <table:table-cell office:value-type="float" office:value="5" calcext:value-type="float">
            <text:p>5</text:p>
          </table:table-cell>
          <table:table-cell table:formula="of:=[.W2:.W101]" office:value-type="float" office:value="5500" calcext:value-type="float">
            <text:p>55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6]*[.AE6]" office:value-type="float" office:value="4875" calcext:value-type="float">
            <text:p>4875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6250" calcext:value-type="float">
            <text:p>625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7]*[.M7]"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7]*[.V7]" office:value-type="float" office:value="4750" calcext:value-type="float">
            <text:p>475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7]*[.AE7]" office:value-type="float" office:value="6500" calcext:value-type="float">
            <text:p>6500</text:p>
          </table:table-cell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6250" calcext:value-type="float">
            <text:p>625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]*[.M8]"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8]*[.V8]" office:value-type="float" office:value="4750" calcext:value-type="float">
            <text:p>475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8]*[.AE8]" office:value-type="float" office:value="5250" calcext:value-type="float">
            <text:p>5250</text:p>
          </table:table-cell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6250" calcext:value-type="float">
            <text:p>625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]*[.M9]" office:value-type="float" office:value="5750" calcext:value-type="float">
            <text:p>575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]*[.V9]" office:value-type="float" office:value="5500" calcext:value-type="float">
            <text:p>55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9]*[.AE9]" office:value-type="float" office:value="5250" calcext:value-type="float">
            <text:p>5250</text:p>
          </table:table-cell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6250" calcext:value-type="float">
            <text:p>625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10]*[.M10]"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10]*[.V10]" office:value-type="float" office:value="4750" calcext:value-type="float">
            <text:p>475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10]*[.AE10]" office:value-type="float" office:value="5250" calcext:value-type="float">
            <text:p>5250</text:p>
          </table:table-cell>
          <table:table-cell office:value-type="float" office:value="9" calcext:value-type="float">
            <text:p>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6250" calcext:value-type="float">
            <text:p>62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1]*[.M11]" office:value-type="float" office:value="5750" calcext:value-type="float">
            <text:p>57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11]*[.V11]" office:value-type="float" office:value="4875" calcext:value-type="float">
            <text:p>487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11]*[.AE11]" office:value-type="float" office:value="5250" calcext:value-type="float">
            <text:p>5250</text:p>
          </table:table-cell>
          <table:table-cell office:value-type="float" office:value="10" calcext:value-type="float">
            <text:p>1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6250" calcext:value-type="float">
            <text:p>625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2]*[.M12]" office:value-type="float" office:value="5750" calcext:value-type="float">
            <text:p>575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U12]*[.V12]" office:value-type="float" office:value="6500" calcext:value-type="float">
            <text:p>65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12]*[.AE12]" office:value-type="float" office:value="6500" calcext:value-type="float">
            <text:p>6500</text:p>
          </table:table-cell>
          <table:table-cell office:value-type="float" office:value="11" calcext:value-type="float">
            <text:p>1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5500" calcext:value-type="float">
            <text:p>55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3]*[.M13]" office:value-type="float" office:value="5750" calcext:value-type="float">
            <text:p>575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13]*[.V13]" office:value-type="float" office:value="4750" calcext:value-type="float">
            <text:p>475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13]*[.AE13]" office:value-type="float" office:value="4875" calcext:value-type="float">
            <text:p>4875</text:p>
          </table:table-cell>
          <table:table-cell office:value-type="float" office:value="12" calcext:value-type="float">
            <text:p>1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5375" calcext:value-type="float">
            <text:p>537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4]*[.M14]" office:value-type="float" office:value="5750" calcext:value-type="float">
            <text:p>575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14]*[.V14]" office:value-type="float" office:value="4875" calcext:value-type="float">
            <text:p>4875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14]*[.AE14]" office:value-type="float" office:value="5250" calcext:value-type="float">
            <text:p>5250</text:p>
          </table:table-cell>
          <table:table-cell office:value-type="float" office:value="13" calcext:value-type="float">
            <text:p>1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6250" calcext:value-type="float">
            <text:p>625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L15]*[.M15]" office:value-type="float" office:value="6500" calcext:value-type="float">
            <text:p>650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15]*[.V15]" office:value-type="float" office:value="5500" calcext:value-type="float">
            <text:p>550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15]*[.AE15]" office:value-type="float" office:value="5250" calcext:value-type="float">
            <text:p>5250</text:p>
          </table:table-cell>
          <table:table-cell office:value-type="float" office:value="14" calcext:value-type="float">
            <text:p>1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5500" calcext:value-type="float">
            <text:p>550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6]*[.M16]" office:value-type="float" office:value="5750" calcext:value-type="float">
            <text:p>575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16]*[.V16]" office:value-type="float" office:value="5500" calcext:value-type="float">
            <text:p>550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16]*[.AE16]" office:value-type="float" office:value="5250" calcext:value-type="float">
            <text:p>5250</text:p>
          </table:table-cell>
          <table:table-cell office:value-type="float" office:value="15" calcext:value-type="float">
            <text:p>1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6250" calcext:value-type="float">
            <text:p>625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17]*[.M17]" office:value-type="float" office:value="5000" calcext:value-type="float">
            <text:p>50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17]*[.V17]" office:value-type="float" office:value="5500" calcext:value-type="float">
            <text:p>55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17]*[.AE17]" office:value-type="float" office:value="5250" calcext:value-type="float">
            <text:p>5250</text:p>
          </table:table-cell>
          <table:table-cell office:value-type="float" office:value="16" calcext:value-type="float">
            <text:p>1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6125" calcext:value-type="float">
            <text:p>612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8]*[.M18]" office:value-type="float" office:value="5750" calcext:value-type="float">
            <text:p>575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18]*[.V18]" office:value-type="float" office:value="5500" calcext:value-type="float">
            <text:p>550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18]*[.AE18]" office:value-type="float" office:value="5250" calcext:value-type="float">
            <text:p>5250</text:p>
          </table:table-cell>
          <table:table-cell office:value-type="float" office:value="17" calcext:value-type="float">
            <text:p>1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6125" calcext:value-type="float">
            <text:p>612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9]*[.M19]" office:value-type="float" office:value="5750" calcext:value-type="float">
            <text:p>5750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19]*[.V19]" office:value-type="float" office:value="4875" calcext:value-type="float">
            <text:p>4875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19]*[.AE19]" office:value-type="float" office:value="4875" calcext:value-type="float">
            <text:p>4875</text:p>
          </table:table-cell>
          <table:table-cell office:value-type="float" office:value="18" calcext:value-type="float">
            <text:p>1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5500" calcext:value-type="float">
            <text:p>550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20]*[.M20]" office:value-type="float" office:value="5000" calcext:value-type="float">
            <text:p>500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20]*[.V20]" office:value-type="float" office:value="4750" calcext:value-type="float">
            <text:p>475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20]*[.AE20]" office:value-type="float" office:value="4875" calcext:value-type="float">
            <text:p>4875</text:p>
          </table:table-cell>
          <table:table-cell office:value-type="float" office:value="19" calcext:value-type="float">
            <text:p>1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6250" calcext:value-type="float">
            <text:p>625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21]*[.M21]"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21]*[.V21]" office:value-type="float" office:value="5500" calcext:value-type="float">
            <text:p>55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21]*[.AE21]" office:value-type="float" office:value="4875" calcext:value-type="float">
            <text:p>4875</text:p>
          </table:table-cell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6250" calcext:value-type="float">
            <text:p>625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22]*[.M22]"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22]*[.V22]" office:value-type="float" office:value="5500" calcext:value-type="float">
            <text:p>550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22]*[.AE22]" office:value-type="float" office:value="5250" calcext:value-type="float">
            <text:p>5250</text:p>
          </table:table-cell>
          <table:table-cell office:value-type="float" office:value="21" calcext:value-type="float">
            <text:p>2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6250" calcext:value-type="float">
            <text:p>625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3]*[.M23]" office:value-type="float" office:value="5750" calcext:value-type="float">
            <text:p>575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23]*[.V23]" office:value-type="float" office:value="4875" calcext:value-type="float">
            <text:p>487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23]*[.AE23]" office:value-type="float" office:value="4875" calcext:value-type="float">
            <text:p>4875</text:p>
          </table:table-cell>
          <table:table-cell office:value-type="float" office:value="22" calcext:value-type="float">
            <text:p>2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6250" calcext:value-type="float">
            <text:p>625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4]*[.M24]" office:value-type="float" office:value="5750" calcext:value-type="float">
            <text:p>575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24]*[.V24]" office:value-type="float" office:value="5500" calcext:value-type="float">
            <text:p>550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24]*[.AE24]" office:value-type="float" office:value="4875" calcext:value-type="float">
            <text:p>4875</text:p>
          </table:table-cell>
          <table:table-cell office:value-type="float" office:value="23" calcext:value-type="float">
            <text:p>2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6250" calcext:value-type="float">
            <text:p>625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5]*[.M25]" office:value-type="float" office:value="5750" calcext:value-type="float">
            <text:p>575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25]*[.V25]" office:value-type="float" office:value="4750" calcext:value-type="float">
            <text:p>475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25]*[.AE25]" office:value-type="float" office:value="4875" calcext:value-type="float">
            <text:p>4875</text:p>
          </table:table-cell>
          <table:table-cell office:value-type="float" office:value="24" calcext:value-type="float">
            <text:p>2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6250" calcext:value-type="float">
            <text:p>625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6]*[.M26]" office:value-type="float" office:value="5750" calcext:value-type="float">
            <text:p>575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26]*[.V26]" office:value-type="float" office:value="5500" calcext:value-type="float">
            <text:p>550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26]*[.AE26]" office:value-type="float" office:value="5250" calcext:value-type="float">
            <text:p>5250</text:p>
          </table:table-cell>
          <table:table-cell office:value-type="float" office:value="25" calcext:value-type="float">
            <text:p>2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6250" calcext:value-type="float">
            <text:p>625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7]*[.M27]" office:value-type="float" office:value="5750" calcext:value-type="float">
            <text:p>575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27]*[.V27]" office:value-type="float" office:value="5500" calcext:value-type="float">
            <text:p>550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27]*[.AE27]" office:value-type="float" office:value="4875" calcext:value-type="float">
            <text:p>4875</text:p>
          </table:table-cell>
          <table:table-cell office:value-type="float" office:value="26" calcext:value-type="float">
            <text:p>2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6250" calcext:value-type="float">
            <text:p>625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L28]*[.M28]" office:value-type="float" office:value="6500" calcext:value-type="float">
            <text:p>650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28]*[.V28]" office:value-type="float" office:value="5500" calcext:value-type="float">
            <text:p>550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28]*[.AE28]" office:value-type="float" office:value="5250" calcext:value-type="float">
            <text:p>5250</text:p>
          </table:table-cell>
          <table:table-cell office:value-type="float" office:value="27" calcext:value-type="float">
            <text:p>2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6250" calcext:value-type="float">
            <text:p>62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9]*[.M29]" office:value-type="float" office:value="5750" calcext:value-type="float">
            <text:p>575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29]*[.V29]" office:value-type="float" office:value="4875" calcext:value-type="float">
            <text:p>4875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29]*[.AE29]" office:value-type="float" office:value="5250" calcext:value-type="float">
            <text:p>5250</text:p>
          </table:table-cell>
          <table:table-cell office:value-type="float" office:value="28" calcext:value-type="float">
            <text:p>2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6250" calcext:value-type="float">
            <text:p>625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30]*[.M30]" office:value-type="float" office:value="5750" calcext:value-type="float">
            <text:p>575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30]*[.V30]" office:value-type="float" office:value="5500" calcext:value-type="float">
            <text:p>550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30]*[.AE30]" office:value-type="float" office:value="5250" calcext:value-type="float">
            <text:p>5250</text:p>
          </table:table-cell>
          <table:table-cell office:value-type="float" office:value="29" calcext:value-type="float">
            <text:p>2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6250" calcext:value-type="float">
            <text:p>625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31]*[.M31]" office:value-type="float" office:value="5750" calcext:value-type="float">
            <text:p>575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31]*[.V31]" office:value-type="float" office:value="4750" calcext:value-type="float">
            <text:p>475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31]*[.AE31]" office:value-type="float" office:value="5250" calcext:value-type="float">
            <text:p>5250</text:p>
          </table:table-cell>
          <table:table-cell office:value-type="float" office:value="30" calcext:value-type="float">
            <text:p>3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5500" calcext:value-type="float">
            <text:p>550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32]*[.M32]" office:value-type="float" office:value="5000" calcext:value-type="float">
            <text:p>500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32]*[.V32]" office:value-type="float" office:value="5500" calcext:value-type="float">
            <text:p>550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32]*[.AE32]" office:value-type="float" office:value="6500" calcext:value-type="float">
            <text:p>6500</text:p>
          </table:table-cell>
          <table:table-cell office:value-type="float" office:value="31" calcext:value-type="float">
            <text:p>3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6250" calcext:value-type="float">
            <text:p>6250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33]*[.M33]" office:value-type="float" office:value="5750" calcext:value-type="float">
            <text:p>575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33]*[.V33]" office:value-type="float" office:value="5500" calcext:value-type="float">
            <text:p>55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33]*[.AE33]" office:value-type="float" office:value="5250" calcext:value-type="float">
            <text:p>5250</text:p>
          </table:table-cell>
          <table:table-cell office:value-type="float" office:value="32" calcext:value-type="float">
            <text:p>3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5500" calcext:value-type="float">
            <text:p>5500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34]*[.M34]" office:value-type="float" office:value="5000" calcext:value-type="float">
            <text:p>500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34]*[.V34]" office:value-type="float" office:value="4750" calcext:value-type="float">
            <text:p>475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34]*[.AE34]" office:value-type="float" office:value="4875" calcext:value-type="float">
            <text:p>4875</text:p>
          </table:table-cell>
          <table:table-cell office:value-type="float" office:value="33" calcext:value-type="float">
            <text:p>3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5500" calcext:value-type="float">
            <text:p>550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35]*[.M35]" office:value-type="float" office:value="5750" calcext:value-type="float">
            <text:p>575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35]*[.V35]" office:value-type="float" office:value="5500" calcext:value-type="float">
            <text:p>550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35]*[.AE35]" office:value-type="float" office:value="5250" calcext:value-type="float">
            <text:p>5250</text:p>
          </table:table-cell>
          <table:table-cell office:value-type="float" office:value="34" calcext:value-type="float">
            <text:p>3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5500" calcext:value-type="float">
            <text:p>550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36]*[.M36]"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36]*[.V36]" office:value-type="float" office:value="4750" calcext:value-type="float">
            <text:p>475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36]*[.AE36]" office:value-type="float" office:value="4875" calcext:value-type="float">
            <text:p>4875</text:p>
          </table:table-cell>
          <table:table-cell office:value-type="float" office:value="35" calcext:value-type="float">
            <text:p>3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5500" calcext:value-type="float">
            <text:p>550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37]*[.M37]" office:value-type="float" office:value="5750" calcext:value-type="float">
            <text:p>575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37]*[.V37]" office:value-type="float" office:value="4875" calcext:value-type="float">
            <text:p>4875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37]*[.AE37]" office:value-type="float" office:value="5250" calcext:value-type="float">
            <text:p>5250</text:p>
          </table:table-cell>
          <table:table-cell office:value-type="float" office:value="36" calcext:value-type="float">
            <text:p>3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6250" calcext:value-type="float">
            <text:p>625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38]*[.M38]"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38]*[.V38]" office:value-type="float" office:value="5500" calcext:value-type="float">
            <text:p>550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38]*[.AE38]" office:value-type="float" office:value="5250" calcext:value-type="float">
            <text:p>5250</text:p>
          </table:table-cell>
          <table:table-cell office:value-type="float" office:value="37" calcext:value-type="float">
            <text:p>3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6250" calcext:value-type="float">
            <text:p>6250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39]*[.M39]" office:value-type="float" office:value="5000" calcext:value-type="float">
            <text:p>500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39]*[.V39]" office:value-type="float" office:value="4875" calcext:value-type="float">
            <text:p>4875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39]*[.AE39]" office:value-type="float" office:value="4875" calcext:value-type="float">
            <text:p>4875</text:p>
          </table:table-cell>
          <table:table-cell office:value-type="float" office:value="38" calcext:value-type="float">
            <text:p>3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6250" calcext:value-type="float">
            <text:p>625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40]*[.M40]" office:value-type="float" office:value="5000" calcext:value-type="float">
            <text:p>500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40]*[.V40]" office:value-type="float" office:value="4750" calcext:value-type="float">
            <text:p>475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40]*[.AE40]" office:value-type="float" office:value="5250" calcext:value-type="float">
            <text:p>5250</text:p>
          </table:table-cell>
          <table:table-cell office:value-type="float" office:value="39" calcext:value-type="float">
            <text:p>3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6250" calcext:value-type="float">
            <text:p>625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41]*[.M41]"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41]*[.V41]" office:value-type="float" office:value="5500" calcext:value-type="float">
            <text:p>55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41]*[.AE41]" office:value-type="float" office:value="5250" calcext:value-type="float">
            <text:p>5250</text:p>
          </table:table-cell>
          <table:table-cell office:value-type="float" office:value="40" calcext:value-type="float">
            <text:p>4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6250" calcext:value-type="float">
            <text:p>62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2]*[.M42]" office:value-type="float" office:value="5750" calcext:value-type="float">
            <text:p>575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42]*[.V42]" office:value-type="float" office:value="4750" calcext:value-type="float">
            <text:p>475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42]*[.AE42]" office:value-type="float" office:value="4875" calcext:value-type="float">
            <text:p>4875</text:p>
          </table:table-cell>
          <table:table-cell office:value-type="float" office:value="41" calcext:value-type="float">
            <text:p>4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5500" calcext:value-type="float">
            <text:p>5500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3]*[.M43]" office:value-type="float" office:value="5750" calcext:value-type="float">
            <text:p>575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43]*[.V43]" office:value-type="float" office:value="5500" calcext:value-type="float">
            <text:p>55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43]*[.AE43]" office:value-type="float" office:value="4875" calcext:value-type="float">
            <text:p>4875</text:p>
          </table:table-cell>
          <table:table-cell office:value-type="float" office:value="42" calcext:value-type="float">
            <text:p>4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5500" calcext:value-type="float">
            <text:p>5500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44]*[.M44]"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44]*[.V44]" office:value-type="float" office:value="5500" calcext:value-type="float">
            <text:p>550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44]*[.AE44]" office:value-type="float" office:value="5250" calcext:value-type="float">
            <text:p>5250</text:p>
          </table:table-cell>
          <table:table-cell office:value-type="float" office:value="43" calcext:value-type="float">
            <text:p>4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6250" calcext:value-type="float">
            <text:p>625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L45]*[.M45]" office:value-type="float" office:value="6500" calcext:value-type="float">
            <text:p>65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45]*[.V45]" office:value-type="float" office:value="5500" calcext:value-type="float">
            <text:p>55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45]*[.AE45]" office:value-type="float" office:value="5250" calcext:value-type="float">
            <text:p>5250</text:p>
          </table:table-cell>
          <table:table-cell office:value-type="float" office:value="44" calcext:value-type="float">
            <text:p>4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6250" calcext:value-type="float">
            <text:p>625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6]*[.M46]" office:value-type="float" office:value="5750" calcext:value-type="float">
            <text:p>575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46]*[.V46]" office:value-type="float" office:value="5500" calcext:value-type="float">
            <text:p>550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46]*[.AE46]" office:value-type="float" office:value="4875" calcext:value-type="float">
            <text:p>4875</text:p>
          </table:table-cell>
          <table:table-cell office:value-type="float" office:value="45" calcext:value-type="float">
            <text:p>4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6250" calcext:value-type="float">
            <text:p>625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7]*[.M47]" office:value-type="float" office:value="5750" calcext:value-type="float">
            <text:p>575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47]*[.V47]" office:value-type="float" office:value="4750" calcext:value-type="float">
            <text:p>475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47]*[.AE47]" office:value-type="float" office:value="4875" calcext:value-type="float">
            <text:p>4875</text:p>
          </table:table-cell>
          <table:table-cell office:value-type="float" office:value="46" calcext:value-type="float">
            <text:p>4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6250" calcext:value-type="float">
            <text:p>6250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8]*[.M48]" office:value-type="float" office:value="5750" calcext:value-type="float">
            <text:p>575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48]*[.V48]" office:value-type="float" office:value="5500" calcext:value-type="float">
            <text:p>55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48]*[.AE48]" office:value-type="float" office:value="6500" calcext:value-type="float">
            <text:p>6500</text:p>
          </table:table-cell>
          <table:table-cell office:value-type="float" office:value="47" calcext:value-type="float">
            <text:p>4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5375" calcext:value-type="float">
            <text:p>5375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9]*[.M49]" office:value-type="float" office:value="5750" calcext:value-type="float">
            <text:p>575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U49]*[.V49]" office:value-type="float" office:value="6500" calcext:value-type="float">
            <text:p>650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49]*[.AE49]" office:value-type="float" office:value="5250" calcext:value-type="float">
            <text:p>5250</text:p>
          </table:table-cell>
          <table:table-cell office:value-type="float" office:value="48" calcext:value-type="float">
            <text:p>4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6250" calcext:value-type="float">
            <text:p>6250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50]*[.M50]" office:value-type="float" office:value="5750" calcext:value-type="float">
            <text:p>575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0]*[.V50]" office:value-type="float" office:value="5500" calcext:value-type="float">
            <text:p>550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50]*[.AE50]" office:value-type="float" office:value="4875" calcext:value-type="float">
            <text:p>4875</text:p>
          </table:table-cell>
          <table:table-cell office:value-type="float" office:value="49" calcext:value-type="float">
            <text:p>4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51]*[.M51]"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1]*[.V51]" office:value-type="float" office:value="5500" calcext:value-type="float">
            <text:p>55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51]*[.AE51]" office:value-type="float" office:value="5250" calcext:value-type="float">
            <text:p>5250</text:p>
          </table:table-cell>
          <table:table-cell office:value-type="float" office:value="50" calcext:value-type="float">
            <text:p>5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6250" calcext:value-type="float">
            <text:p>625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52]*[.M52]" office:value-type="float" office:value="5750" calcext:value-type="float">
            <text:p>575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2]*[.V52]" office:value-type="float" office:value="5500" calcext:value-type="float">
            <text:p>550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52]*[.AE52]" office:value-type="float" office:value="4875" calcext:value-type="float">
            <text:p>4875</text:p>
          </table:table-cell>
          <table:table-cell office:value-type="float" office:value="51" calcext:value-type="float">
            <text:p>5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6250" calcext:value-type="float">
            <text:p>625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53]*[.M53]" office:value-type="float" office:value="5000" calcext:value-type="float">
            <text:p>500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3]*[.V53]" office:value-type="float" office:value="5500" calcext:value-type="float">
            <text:p>550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53]*[.AE53]" office:value-type="float" office:value="4875" calcext:value-type="float">
            <text:p>4875</text:p>
          </table:table-cell>
          <table:table-cell office:value-type="float" office:value="52" calcext:value-type="float">
            <text:p>5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6250" calcext:value-type="float">
            <text:p>6250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54]*[.M54]" office:value-type="float" office:value="5750" calcext:value-type="float">
            <text:p>575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54]*[.V54]" office:value-type="float" office:value="4750" calcext:value-type="float">
            <text:p>475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54]*[.AE54]" office:value-type="float" office:value="4875" calcext:value-type="float">
            <text:p>4875</text:p>
          </table:table-cell>
          <table:table-cell office:value-type="float" office:value="53" calcext:value-type="float">
            <text:p>5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6250" calcext:value-type="float">
            <text:p>625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55]*[.M55]" office:value-type="float" office:value="5750" calcext:value-type="float">
            <text:p>575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5]*[.V55]" office:value-type="float" office:value="5500" calcext:value-type="float">
            <text:p>550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55]*[.AE55]" office:value-type="float" office:value="4875" calcext:value-type="float">
            <text:p>4875</text:p>
          </table:table-cell>
          <table:table-cell office:value-type="float" office:value="54" calcext:value-type="float">
            <text:p>5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6250" calcext:value-type="float">
            <text:p>625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56]*[.M56]"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6]*[.V56]" office:value-type="float" office:value="5500" calcext:value-type="float">
            <text:p>550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56]*[.AE56]" office:value-type="float" office:value="5250" calcext:value-type="float">
            <text:p>5250</text:p>
          </table:table-cell>
          <table:table-cell office:value-type="float" office:value="55" calcext:value-type="float">
            <text:p>5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6250" calcext:value-type="float">
            <text:p>6250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57]*[.M57]"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57]*[.V57]" office:value-type="float" office:value="4875" calcext:value-type="float">
            <text:p>4875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57]*[.AE57]" office:value-type="float" office:value="4875" calcext:value-type="float">
            <text:p>4875</text:p>
          </table:table-cell>
          <table:table-cell office:value-type="float" office:value="56" calcext:value-type="float">
            <text:p>5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5375" calcext:value-type="float">
            <text:p>537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58]*[.M58]" office:value-type="float" office:value="5000" calcext:value-type="float">
            <text:p>500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58]*[.V58]" office:value-type="float" office:value="4750" calcext:value-type="float">
            <text:p>475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58]*[.AE58]" office:value-type="float" office:value="5250" calcext:value-type="float">
            <text:p>5250</text:p>
          </table:table-cell>
          <table:table-cell office:value-type="float" office:value="57" calcext:value-type="float">
            <text:p>5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6250" calcext:value-type="float">
            <text:p>625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59]*[.M59]" office:value-type="float" office:value="5750" calcext:value-type="float">
            <text:p>575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9]*[.V59]" office:value-type="float" office:value="5500" calcext:value-type="float">
            <text:p>550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59]*[.AE59]" office:value-type="float" office:value="6500" calcext:value-type="float">
            <text:p>6500</text:p>
          </table:table-cell>
          <table:table-cell office:value-type="float" office:value="58" calcext:value-type="float">
            <text:p>5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6250" calcext:value-type="float">
            <text:p>6250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0]*[.M60]" office:value-type="float" office:value="5750" calcext:value-type="float">
            <text:p>575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60]*[.V60]" office:value-type="float" office:value="5500" calcext:value-type="float">
            <text:p>550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60]*[.AE60]" office:value-type="float" office:value="5250" calcext:value-type="float">
            <text:p>5250</text:p>
          </table:table-cell>
          <table:table-cell office:value-type="float" office:value="59" calcext:value-type="float">
            <text:p>5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6250" calcext:value-type="float">
            <text:p>625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61]*[.M61]" office:value-type="float" office:value="5000" calcext:value-type="float">
            <text:p>500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61]*[.V61]" office:value-type="float" office:value="5500" calcext:value-type="float">
            <text:p>550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61]*[.AE61]" office:value-type="float" office:value="4875" calcext:value-type="float">
            <text:p>4875</text:p>
          </table:table-cell>
          <table:table-cell office:value-type="float" office:value="60" calcext:value-type="float">
            <text:p>6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6250" calcext:value-type="float">
            <text:p>6250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2]*[.M62]" office:value-type="float" office:value="5750" calcext:value-type="float">
            <text:p>575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62]*[.V62]" office:value-type="float" office:value="5500" calcext:value-type="float">
            <text:p>550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62]*[.AE62]" office:value-type="float" office:value="5250" calcext:value-type="float">
            <text:p>5250</text:p>
          </table:table-cell>
          <table:table-cell office:value-type="float" office:value="61" calcext:value-type="float">
            <text:p>6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5500" calcext:value-type="float">
            <text:p>5500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3]*[.M63]" office:value-type="float" office:value="5750" calcext:value-type="float">
            <text:p>575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63]*[.V63]" office:value-type="float" office:value="4750" calcext:value-type="float">
            <text:p>475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63]*[.AE63]" office:value-type="float" office:value="5250" calcext:value-type="float">
            <text:p>5250</text:p>
          </table:table-cell>
          <table:table-cell office:value-type="float" office:value="62" calcext:value-type="float">
            <text:p>6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6250" calcext:value-type="float">
            <text:p>625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4]*[.M64]" office:value-type="float" office:value="5750" calcext:value-type="float">
            <text:p>575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64]*[.V64]" office:value-type="float" office:value="4875" calcext:value-type="float">
            <text:p>487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64]*[.AE64]" office:value-type="float" office:value="5250" calcext:value-type="float">
            <text:p>5250</text:p>
          </table:table-cell>
          <table:table-cell office:value-type="float" office:value="63" calcext:value-type="float">
            <text:p>6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5500" calcext:value-type="float">
            <text:p>550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5]*[.M65]" office:value-type="float" office:value="5750" calcext:value-type="float">
            <text:p>575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65]*[.V65]" office:value-type="float" office:value="5500" calcext:value-type="float">
            <text:p>550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65]*[.AE65]" office:value-type="float" office:value="5250" calcext:value-type="float">
            <text:p>5250</text:p>
          </table:table-cell>
          <table:table-cell office:value-type="float" office:value="64" calcext:value-type="float">
            <text:p>6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6250" calcext:value-type="float">
            <text:p>625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66]*[.M66]" office:value-type="float" office:value="5000" calcext:value-type="float">
            <text:p>500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66]*[.V66]" office:value-type="float" office:value="5500" calcext:value-type="float">
            <text:p>550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66]*[.AE66]" office:value-type="float" office:value="4875" calcext:value-type="float">
            <text:p>4875</text:p>
          </table:table-cell>
          <table:table-cell office:value-type="float" office:value="65" calcext:value-type="float">
            <text:p>6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6250" calcext:value-type="float">
            <text:p>6250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7]*[.M67]" office:value-type="float" office:value="5750" calcext:value-type="float">
            <text:p>575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67]*[.V67]" office:value-type="float" office:value="4750" calcext:value-type="float">
            <text:p>475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67]*[.AE67]" office:value-type="float" office:value="4875" calcext:value-type="float">
            <text:p>4875</text:p>
          </table:table-cell>
          <table:table-cell office:value-type="float" office:value="66" calcext:value-type="float">
            <text:p>6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6250" calcext:value-type="float">
            <text:p>6250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8]*[.M68]" office:value-type="float" office:value="5750" calcext:value-type="float">
            <text:p>575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68]*[.V68]" office:value-type="float" office:value="4875" calcext:value-type="float">
            <text:p>487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68]*[.AE68]" office:value-type="float" office:value="4875" calcext:value-type="float">
            <text:p>4875</text:p>
          </table:table-cell>
          <table:table-cell office:value-type="float" office:value="67" calcext:value-type="float">
            <text:p>6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6250" calcext:value-type="float">
            <text:p>6250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9]*[.M69]" office:value-type="float" office:value="5750" calcext:value-type="float">
            <text:p>575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69]*[.V69]" office:value-type="float" office:value="5500" calcext:value-type="float">
            <text:p>550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69]*[.AE69]" office:value-type="float" office:value="4875" calcext:value-type="float">
            <text:p>4875</text:p>
          </table:table-cell>
          <table:table-cell office:value-type="float" office:value="68" calcext:value-type="float">
            <text:p>6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5500" calcext:value-type="float">
            <text:p>5500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70]*[.M70]" office:value-type="float" office:value="5000" calcext:value-type="float">
            <text:p>500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70]*[.V70]" office:value-type="float" office:value="5500" calcext:value-type="float">
            <text:p>550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70]*[.AE70]" office:value-type="float" office:value="4875" calcext:value-type="float">
            <text:p>4875</text:p>
          </table:table-cell>
          <table:table-cell office:value-type="float" office:value="69" calcext:value-type="float">
            <text:p>6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6250" calcext:value-type="float">
            <text:p>625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71]*[.M71]" office:value-type="float" office:value="5000" calcext:value-type="float">
            <text:p>500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71]*[.V71]" office:value-type="float" office:value="4875" calcext:value-type="float">
            <text:p>4875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71]*[.AE71]" office:value-type="float" office:value="4875" calcext:value-type="float">
            <text:p>4875</text:p>
          </table:table-cell>
          <table:table-cell office:value-type="float" office:value="70" calcext:value-type="float">
            <text:p>7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6250" calcext:value-type="float">
            <text:p>6250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2]*[.M72]" office:value-type="float" office:value="5750" calcext:value-type="float">
            <text:p>575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72]*[.V72]" office:value-type="float" office:value="4875" calcext:value-type="float">
            <text:p>4875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72]*[.AE72]" office:value-type="float" office:value="5250" calcext:value-type="float">
            <text:p>5250</text:p>
          </table:table-cell>
          <table:table-cell office:value-type="float" office:value="71" calcext:value-type="float">
            <text:p>7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6250" calcext:value-type="float">
            <text:p>6250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3]*[.M73]" office:value-type="float" office:value="5750" calcext:value-type="float">
            <text:p>575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73]*[.V73]" office:value-type="float" office:value="4875" calcext:value-type="float">
            <text:p>4875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73]*[.AE73]" office:value-type="float" office:value="5250" calcext:value-type="float">
            <text:p>5250</text:p>
          </table:table-cell>
          <table:table-cell office:value-type="float" office:value="72" calcext:value-type="float">
            <text:p>7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5375" calcext:value-type="float">
            <text:p>5375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4]*[.M74]" office:value-type="float" office:value="5750" calcext:value-type="float">
            <text:p>575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74]*[.V74]" office:value-type="float" office:value="5500" calcext:value-type="float">
            <text:p>550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74]*[.AE74]" office:value-type="float" office:value="6500" calcext:value-type="float">
            <text:p>6500</text:p>
          </table:table-cell>
          <table:table-cell office:value-type="float" office:value="73" calcext:value-type="float">
            <text:p>7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6250" calcext:value-type="float">
            <text:p>6250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5]*[.M75]" office:value-type="float" office:value="5750" calcext:value-type="float">
            <text:p>575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75]*[.V75]" office:value-type="float" office:value="4875" calcext:value-type="float">
            <text:p>4875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75]*[.AE75]" office:value-type="float" office:value="4875" calcext:value-type="float">
            <text:p>4875</text:p>
          </table:table-cell>
          <table:table-cell office:value-type="float" office:value="74" calcext:value-type="float">
            <text:p>7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5500" calcext:value-type="float">
            <text:p>550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76]*[.M76]" office:value-type="float" office:value="5000" calcext:value-type="float">
            <text:p>500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76]*[.V76]" office:value-type="float" office:value="4750" calcext:value-type="float">
            <text:p>47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76]*[.AE76]" office:value-type="float" office:value="5250" calcext:value-type="float">
            <text:p>5250</text:p>
          </table:table-cell>
          <table:table-cell office:value-type="float" office:value="75" calcext:value-type="float">
            <text:p>7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5500" calcext:value-type="float">
            <text:p>550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7]*[.M77]" office:value-type="float" office:value="5750" calcext:value-type="float">
            <text:p>575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77]*[.V77]" office:value-type="float" office:value="5500" calcext:value-type="float">
            <text:p>550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77]*[.AE77]" office:value-type="float" office:value="5250" calcext:value-type="float">
            <text:p>5250</text:p>
          </table:table-cell>
          <table:table-cell office:value-type="float" office:value="76" calcext:value-type="float">
            <text:p>7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6250" calcext:value-type="float">
            <text:p>6250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8]*[.M78]" office:value-type="float" office:value="5750" calcext:value-type="float">
            <text:p>575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78]*[.V78]" office:value-type="float" office:value="4875" calcext:value-type="float">
            <text:p>4875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78]*[.AE78]" office:value-type="float" office:value="4875" calcext:value-type="float">
            <text:p>4875</text:p>
          </table:table-cell>
          <table:table-cell office:value-type="float" office:value="77" calcext:value-type="float">
            <text:p>7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6250" calcext:value-type="float">
            <text:p>625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9]*[.M79]" office:value-type="float" office:value="5750" calcext:value-type="float">
            <text:p>575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79]*[.V79]" office:value-type="float" office:value="5500" calcext:value-type="float">
            <text:p>550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79]*[.AE79]" office:value-type="float" office:value="4875" calcext:value-type="float">
            <text:p>4875</text:p>
          </table:table-cell>
          <table:table-cell office:value-type="float" office:value="78" calcext:value-type="float">
            <text:p>7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6250" calcext:value-type="float">
            <text:p>625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0]*[.M80]"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80]*[.V80]" office:value-type="float" office:value="4750" calcext:value-type="float">
            <text:p>475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80]*[.AE80]" office:value-type="float" office:value="4875" calcext:value-type="float">
            <text:p>4875</text:p>
          </table:table-cell>
          <table:table-cell office:value-type="float" office:value="79" calcext:value-type="float">
            <text:p>7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6250" calcext:value-type="float">
            <text:p>625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1]*[.M81]"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81]*[.V81]" office:value-type="float" office:value="5500" calcext:value-type="float">
            <text:p>55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81]*[.AE81]" office:value-type="float" office:value="5250" calcext:value-type="float">
            <text:p>5250</text:p>
          </table:table-cell>
          <table:table-cell office:value-type="float" office:value="80" calcext:value-type="float">
            <text:p>8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6250" calcext:value-type="float">
            <text:p>6250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82]*[.M82]" office:value-type="float" office:value="5750" calcext:value-type="float">
            <text:p>575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82]*[.V82]" office:value-type="float" office:value="4875" calcext:value-type="float">
            <text:p>4875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82]*[.AE82]" office:value-type="float" office:value="4875" calcext:value-type="float">
            <text:p>4875</text:p>
          </table:table-cell>
          <table:table-cell office:value-type="float" office:value="81" calcext:value-type="float">
            <text:p>8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5500" calcext:value-type="float">
            <text:p>5500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3]*[.M83]" office:value-type="float" office:value="5000" calcext:value-type="float">
            <text:p>500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83]*[.V83]" office:value-type="float" office:value="4875" calcext:value-type="float">
            <text:p>4875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83]*[.AE83]" office:value-type="float" office:value="5250" calcext:value-type="float">
            <text:p>5250</text:p>
          </table:table-cell>
          <table:table-cell office:value-type="float" office:value="82" calcext:value-type="float">
            <text:p>8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6250" calcext:value-type="float">
            <text:p>625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4]*[.M84]"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84]*[.V84]" office:value-type="float" office:value="5500" calcext:value-type="float">
            <text:p>550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84]*[.AE84]" office:value-type="float" office:value="4875" calcext:value-type="float">
            <text:p>4875</text:p>
          </table:table-cell>
          <table:table-cell office:value-type="float" office:value="83" calcext:value-type="float">
            <text:p>8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6250" calcext:value-type="float">
            <text:p>6250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85]*[.M85]" office:value-type="float" office:value="5750" calcext:value-type="float">
            <text:p>575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85]*[.V85]" office:value-type="float" office:value="5500" calcext:value-type="float">
            <text:p>550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85]*[.AE85]" office:value-type="float" office:value="5250" calcext:value-type="float">
            <text:p>5250</text:p>
          </table:table-cell>
          <table:table-cell office:value-type="float" office:value="84" calcext:value-type="float">
            <text:p>8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5500" calcext:value-type="float">
            <text:p>5500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86]*[.M86]" office:value-type="float" office:value="5750" calcext:value-type="float">
            <text:p>575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86]*[.V86]" office:value-type="float" office:value="4750" calcext:value-type="float">
            <text:p>475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86]*[.AE86]" office:value-type="float" office:value="4875" calcext:value-type="float">
            <text:p>4875</text:p>
          </table:table-cell>
          <table:table-cell office:value-type="float" office:value="85" calcext:value-type="float">
            <text:p>8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6250" calcext:value-type="float">
            <text:p>625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87]*[.M87]" office:value-type="float" office:value="5750" calcext:value-type="float">
            <text:p>575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87]*[.V87]" office:value-type="float" office:value="4750" calcext:value-type="float">
            <text:p>475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87]*[.AE87]" office:value-type="float" office:value="6500" calcext:value-type="float">
            <text:p>6500</text:p>
          </table:table-cell>
          <table:table-cell office:value-type="float" office:value="86" calcext:value-type="float">
            <text:p>8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6250" calcext:value-type="float">
            <text:p>625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8]*[.M88]" office:value-type="float" office:value="5000" calcext:value-type="float">
            <text:p>500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88]*[.V88]" office:value-type="float" office:value="5500" calcext:value-type="float">
            <text:p>550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88]*[.AE88]" office:value-type="float" office:value="4875" calcext:value-type="float">
            <text:p>4875</text:p>
          </table:table-cell>
          <table:table-cell office:value-type="float" office:value="87" calcext:value-type="float">
            <text:p>8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6250" calcext:value-type="float">
            <text:p>6250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9]*[.M89]" office:value-type="float" office:value="5000" calcext:value-type="float">
            <text:p>500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89]*[.V89]" office:value-type="float" office:value="4875" calcext:value-type="float">
            <text:p>4875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89]*[.AE89]" office:value-type="float" office:value="4875" calcext:value-type="float">
            <text:p>4875</text:p>
          </table:table-cell>
          <table:table-cell office:value-type="float" office:value="88" calcext:value-type="float">
            <text:p>8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5375" calcext:value-type="float">
            <text:p>53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0]*[.M90]" office:value-type="float" office:value="5750" calcext:value-type="float">
            <text:p>575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0]*[.V90]" office:value-type="float" office:value="5500" calcext:value-type="float">
            <text:p>550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90]*[.AE90]" office:value-type="float" office:value="4875" calcext:value-type="float">
            <text:p>4875</text:p>
          </table:table-cell>
          <table:table-cell office:value-type="float" office:value="89" calcext:value-type="float">
            <text:p>8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6250" calcext:value-type="float">
            <text:p>625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91]*[.M91]"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91]*[.V91]" office:value-type="float" office:value="4750" calcext:value-type="float">
            <text:p>475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91]*[.AE91]" office:value-type="float" office:value="5250" calcext:value-type="float">
            <text:p>5250</text:p>
          </table:table-cell>
          <table:table-cell office:value-type="float" office:value="90" calcext:value-type="float">
            <text:p>9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5500" calcext:value-type="float">
            <text:p>5500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92]*[.M92]" office:value-type="float" office:value="5000" calcext:value-type="float">
            <text:p>500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2]*[.V92]" office:value-type="float" office:value="5500" calcext:value-type="float">
            <text:p>550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92]*[.AE92]" office:value-type="float" office:value="4875" calcext:value-type="float">
            <text:p>4875</text:p>
          </table:table-cell>
          <table:table-cell office:value-type="float" office:value="91" calcext:value-type="float">
            <text:p>9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6250" calcext:value-type="float">
            <text:p>6250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3]*[.M93]" office:value-type="float" office:value="5750" calcext:value-type="float">
            <text:p>575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3]*[.V93]" office:value-type="float" office:value="5500" calcext:value-type="float">
            <text:p>550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93]*[.AE93]" office:value-type="float" office:value="5250" calcext:value-type="float">
            <text:p>5250</text:p>
          </table:table-cell>
          <table:table-cell office:value-type="float" office:value="92" calcext:value-type="float">
            <text:p>9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6250" calcext:value-type="float">
            <text:p>6250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4]*[.M94]" office:value-type="float" office:value="5750" calcext:value-type="float">
            <text:p>575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94]*[.V94]" office:value-type="float" office:value="4750" calcext:value-type="float">
            <text:p>475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94]*[.AE94]" office:value-type="float" office:value="5250" calcext:value-type="float">
            <text:p>5250</text:p>
          </table:table-cell>
          <table:table-cell office:value-type="float" office:value="93" calcext:value-type="float">
            <text:p>9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5500" calcext:value-type="float">
            <text:p>5500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5]*[.M95]" office:value-type="float" office:value="5750" calcext:value-type="float">
            <text:p>575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5]*[.V95]" office:value-type="float" office:value="5500" calcext:value-type="float">
            <text:p>550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95]*[.AE95]" office:value-type="float" office:value="4875" calcext:value-type="float">
            <text:p>4875</text:p>
          </table:table-cell>
          <table:table-cell office:value-type="float" office:value="94" calcext:value-type="float">
            <text:p>9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5500" calcext:value-type="float">
            <text:p>5500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96]*[.M96]" office:value-type="float" office:value="5000" calcext:value-type="float">
            <text:p>500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96]*[.V96]" office:value-type="float" office:value="4875" calcext:value-type="float">
            <text:p>4875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96]*[.AE96]" office:value-type="float" office:value="5250" calcext:value-type="float">
            <text:p>5250</text:p>
          </table:table-cell>
          <table:table-cell office:value-type="float" office:value="95" calcext:value-type="float">
            <text:p>9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6250" calcext:value-type="float">
            <text:p>6250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7]*[.M97]" office:value-type="float" office:value="5750" calcext:value-type="float">
            <text:p>575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7]*[.V97]" office:value-type="float" office:value="5500" calcext:value-type="float">
            <text:p>550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97]*[.AE97]" office:value-type="float" office:value="4875" calcext:value-type="float">
            <text:p>4875</text:p>
          </table:table-cell>
          <table:table-cell office:value-type="float" office:value="96" calcext:value-type="float">
            <text:p>9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6250" calcext:value-type="float">
            <text:p>6250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8]*[.M98]" office:value-type="float" office:value="5750" calcext:value-type="float">
            <text:p>575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8]*[.V98]" office:value-type="float" office:value="5500" calcext:value-type="float">
            <text:p>550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98]*[.AE98]" office:value-type="float" office:value="4875" calcext:value-type="float">
            <text:p>4875</text:p>
          </table:table-cell>
          <table:table-cell office:value-type="float" office:value="97" calcext:value-type="float">
            <text:p>9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6250" calcext:value-type="float">
            <text:p>625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9]*[.M99]" office:value-type="float" office:value="5750" calcext:value-type="float">
            <text:p>575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9]*[.V99]" office:value-type="float" office:value="5500" calcext:value-type="float">
            <text:p>550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99]*[.AE99]" office:value-type="float" office:value="6500" calcext:value-type="float">
            <text:p>6500</text:p>
          </table:table-cell>
          <table:table-cell office:value-type="float" office:value="98" calcext:value-type="float">
            <text:p>9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6250" calcext:value-type="float">
            <text:p>6250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00]*[.M100]" office:value-type="float" office:value="5750" calcext:value-type="float">
            <text:p>575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100]*[.V100]" office:value-type="float" office:value="4875" calcext:value-type="float">
            <text:p>4875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100]*[.AE100]" office:value-type="float" office:value="5250" calcext:value-type="float">
            <text:p>5250</text:p>
          </table:table-cell>
          <table:table-cell office:value-type="float" office:value="99" calcext:value-type="float">
            <text:p>9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6250" calcext:value-type="float">
            <text:p>625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01]*[.M101]" office:value-type="float" office:value="5750" calcext:value-type="float">
            <text:p>575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101]*[.V101]" office:value-type="float" office:value="5500" calcext:value-type="float">
            <text:p>550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101]*[.AE101]" office:value-type="float" office:value="6500" calcext:value-type="float">
            <text:p>6500</text:p>
          </table:table-cell>
          <table:table-cell office:value-type="float" office:value="100" calcext:value-type="float">
            <text:p>100</text:p>
          </table:table-cell>
          <table:table-cell table:number-columns-repeated="991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5" table:number-columns-repeated="4" table:default-cell-style-name="ce1"/>
        <table:table-column table:style-name="co26" table:default-cell-style-name="ce1"/>
        <table:table-column table:style-name="co5" table:default-cell-style-name="ce1"/>
        <table:table-column table:style-name="co16" table:default-cell-style-name="ce1"/>
        <table:table-column table:style-name="co27" table:default-cell-style-name="ce1"/>
        <table:table-column table:style-name="co28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default-cell-style-name="ce1"/>
        <table:table-column table:style-name="co30" table:default-cell-style-name="ce1"/>
        <table:table-column table:style-name="co12" table:default-cell-style-name="ce1"/>
        <table:table-column table:style-name="co31" table:default-cell-style-name="ce1"/>
        <table:table-column table:style-name="co5" table:number-columns-repeated="5" table:default-cell-style-name="ce1"/>
        <table:table-column table:style-name="co32" table:default-cell-style-name="ce1"/>
        <table:table-column table:style-name="co5" table:number-columns-repeated="997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/>
          <table:table-cell office:value-type="string" calcext:value-type="string">
            <text:p>評価関数の平均</text:p>
          </table:table-cell>
          <table:table-cell table:number-columns-repeated="997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]*[.N2]" office:value-type="float" office:value="6250" calcext:value-type="float">
            <text:p>62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2]*[.W2]"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X2]+[.X5]+[.X11]/3" office:value-type="float" office:value="13083.3333333333" calcext:value-type="float">
            <text:p>13083.333333333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5 列目 左から１３番目のブロックを削除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5250" calcext:value-type="float">
            <text:p>5250</text:p>
          </table:table-cell>
          <table:table-cell office:value-type="float" office:value="2" calcext:value-type="float">
            <text:p>2</text:p>
          </table:table-cell>
          <table:table-cell table:formula="of:=([.F2]+[.F3]+[.F17])/3" office:value-type="float" office:value="6083.33333333333" calcext:value-type="float">
            <text:p>6083.33333333333</text:p>
          </table:table-cell>
          <table:table-cell/>
          <table:table-cell office:value-type="string" calcext:value-type="string">
            <text:p>5 列目 左から１4番目のブロックを削除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]*[.N3]"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table:formula="of:=[.O2]+[.O3]+[.O58]/3" office:value-type="float" office:value="13583.3333333333" calcext:value-type="float">
            <text:p>13583.3333333333</text:p>
          </table:table-cell>
          <table:table-cell/>
          <table:table-cell office:value-type="string" calcext:value-type="string">
            <text:p>5 列目 左から１4番目のブロックを削除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3]*[.W3]"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5250" calcext:value-type="float">
            <text:p>525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]*[.N4]" office:value-type="float" office:value="6250" calcext:value-type="float">
            <text:p>625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4]*[.W4]"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全体の評価関数の平均</text:p>
          </table:table-cell>
          <table:table-cell table:number-columns-repeated="99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5250" calcext:value-type="float">
            <text:p>525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]*[.N5]" office:value-type="float" office:value="6250" calcext:value-type="float">
            <text:p>625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5]*[.W5]" office:value-type="float" office:value="5750" calcext:value-type="float">
            <text:p>5750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X2:.X101])" office:value-type="float" office:value="5477.5" calcext:value-type="float">
            <text:p>5477.5</text:p>
          </table:table-cell>
          <table:table-cell table:number-columns-repeated="99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6000" calcext:value-type="float">
            <text:p>6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]*[.N6]" office:value-type="float" office:value="5500" calcext:value-type="float">
            <text:p>5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6]*[.W6]"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6000" calcext:value-type="float">
            <text:p>6000</text:p>
          </table:table-cell>
          <table:table-cell office:value-type="float" office:value="6" calcext:value-type="float">
            <text:p>6</text:p>
          </table:table-cell>
          <table:table-cell table:formula="of:=AVERAGE([.F2:.F101])" office:value-type="float" office:value="5755" calcext:value-type="float">
            <text:p>575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]*[.N7]" office:value-type="float" office:value="6250" calcext:value-type="float">
            <text:p>6250</text:p>
          </table:table-cell>
          <table:table-cell office:value-type="float" office:value="6" calcext:value-type="float">
            <text:p>6</text:p>
          </table:table-cell>
          <table:table-cell table:formula="of:=AVERAGE([.O2:.O101])" office:value-type="float" office:value="6002.5" calcext:value-type="float">
            <text:p>6002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7]*[.W7]"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6000" calcext:value-type="float">
            <text:p>60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]*[.N8]" office:value-type="float" office:value="6250" calcext:value-type="float">
            <text:p>625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8]*[.W8]" office:value-type="float" office:value="5750" calcext:value-type="float">
            <text:p>5750</text:p>
          </table:table-cell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5250" calcext:value-type="float">
            <text:p>525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]*[.N9]" office:value-type="float" office:value="5500" calcext:value-type="float">
            <text:p>55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9]*[.W9]" office:value-type="float" office:value="5750" calcext:value-type="float">
            <text:p>5750</text:p>
          </table:table-cell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5250" calcext:value-type="float">
            <text:p>525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0]*[.N10]" office:value-type="float" office:value="6250" calcext:value-type="float">
            <text:p>625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10]*[.W10]"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6000" calcext:value-type="float">
            <text:p>60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1]*[.N11]" office:value-type="float" office:value="5500" calcext:value-type="float">
            <text:p>55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V11]*[.W11]"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5250" calcext:value-type="float">
            <text:p>525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2]*[.N12]" office:value-type="float" office:value="6250" calcext:value-type="float">
            <text:p>625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12]*[.W12]" office:value-type="float" office:value="5000" calcext:value-type="float">
            <text:p>5000</text:p>
          </table:table-cell>
          <table:table-cell office:value-type="float" office:value="11" calcext:value-type="float">
            <text:p>1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5250" calcext:value-type="float">
            <text:p>525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3]*[.N13]" office:value-type="float" office:value="5500" calcext:value-type="float">
            <text:p>550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13]*[.W13]" office:value-type="float" office:value="5750" calcext:value-type="float">
            <text:p>5750</text:p>
          </table:table-cell>
          <table:table-cell office:value-type="float" office:value="12" calcext:value-type="float">
            <text:p>1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6000" calcext:value-type="float">
            <text:p>600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4]*[.N14]" office:value-type="float" office:value="6250" calcext:value-type="float">
            <text:p>625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14]*[.W14]" office:value-type="float" office:value="5750" calcext:value-type="float">
            <text:p>5750</text:p>
          </table:table-cell>
          <table:table-cell office:value-type="float" office:value="13" calcext:value-type="float">
            <text:p>1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6000" calcext:value-type="float">
            <text:p>600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5]*[.N15]" office:value-type="float" office:value="6250" calcext:value-type="float">
            <text:p>625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V15]*[.W15]" office:value-type="float" office:value="7000" calcext:value-type="float">
            <text:p>7000</text:p>
          </table:table-cell>
          <table:table-cell office:value-type="float" office:value="14" calcext:value-type="float">
            <text:p>1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5250" calcext:value-type="float">
            <text:p>525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6]*[.N16]" office:value-type="float" office:value="6250" calcext:value-type="float">
            <text:p>625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V16]*[.W16]" office:value-type="float" office:value="7000" calcext:value-type="float">
            <text:p>7000</text:p>
          </table:table-cell>
          <table:table-cell office:value-type="float" office:value="15" calcext:value-type="float">
            <text:p>1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7000" calcext:value-type="float">
            <text:p>70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7]*[.N17]" office:value-type="float" office:value="5500" calcext:value-type="float">
            <text:p>55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17]*[.W17]" office:value-type="float" office:value="5750" calcext:value-type="float">
            <text:p>5750</text:p>
          </table:table-cell>
          <table:table-cell office:value-type="float" office:value="16" calcext:value-type="float">
            <text:p>1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7000" calcext:value-type="float">
            <text:p>700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8]*[.N18]" office:value-type="float" office:value="5500" calcext:value-type="float">
            <text:p>550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18]*[.W18]" office:value-type="float" office:value="5750" calcext:value-type="float">
            <text:p>5750</text:p>
          </table:table-cell>
          <table:table-cell office:value-type="float" office:value="17" calcext:value-type="float">
            <text:p>1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6000" calcext:value-type="float">
            <text:p>6000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9]*[.N19]" office:value-type="float" office:value="6250" calcext:value-type="float">
            <text:p>6250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19]*[.W19]" office:value-type="float" office:value="5000" calcext:value-type="float">
            <text:p>5000</text:p>
          </table:table-cell>
          <table:table-cell office:value-type="float" office:value="18" calcext:value-type="float">
            <text:p>1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5250" calcext:value-type="float">
            <text:p>525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0]*[.N20]" office:value-type="float" office:value="5500" calcext:value-type="float">
            <text:p>550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20]*[.W20]" office:value-type="float" office:value="5750" calcext:value-type="float">
            <text:p>5750</text:p>
          </table:table-cell>
          <table:table-cell office:value-type="float" office:value="19" calcext:value-type="float">
            <text:p>1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5250" calcext:value-type="float">
            <text:p>525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1]*[.N21]" office:value-type="float" office:value="5500" calcext:value-type="float">
            <text:p>55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21]*[.W21]"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6000" calcext:value-type="float">
            <text:p>600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2]*[.N22]" office:value-type="float" office:value="6250" calcext:value-type="float">
            <text:p>625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22]*[.W22]"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5250" calcext:value-type="float">
            <text:p>525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3]*[.N23]" office:value-type="float" office:value="6250" calcext:value-type="float">
            <text:p>625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23]*[.W23]" office:value-type="float" office:value="5000" calcext:value-type="float">
            <text:p>5000</text:p>
          </table:table-cell>
          <table:table-cell office:value-type="float" office:value="22" calcext:value-type="float">
            <text:p>2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7000" calcext:value-type="float">
            <text:p>700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4]*[.N24]" office:value-type="float" office:value="6250" calcext:value-type="float">
            <text:p>625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24]*[.W24]" office:value-type="float" office:value="5750" calcext:value-type="float">
            <text:p>5750</text:p>
          </table:table-cell>
          <table:table-cell office:value-type="float" office:value="23" calcext:value-type="float">
            <text:p>2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5250" calcext:value-type="float">
            <text:p>525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5]*[.N25]" office:value-type="float" office:value="5500" calcext:value-type="float">
            <text:p>550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25]*[.W25]" office:value-type="float" office:value="5750" calcext:value-type="float">
            <text:p>5750</text:p>
          </table:table-cell>
          <table:table-cell office:value-type="float" office:value="24" calcext:value-type="float">
            <text:p>2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5250" calcext:value-type="float">
            <text:p>525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6]*[.N26]" office:value-type="float" office:value="5500" calcext:value-type="float">
            <text:p>550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26]*[.W26]" office:value-type="float" office:value="5750" calcext:value-type="float">
            <text:p>5750</text:p>
          </table:table-cell>
          <table:table-cell office:value-type="float" office:value="25" calcext:value-type="float">
            <text:p>2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5250" calcext:value-type="float">
            <text:p>525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7]*[.N27]" office:value-type="float" office:value="6250" calcext:value-type="float">
            <text:p>625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27]*[.W27]" office:value-type="float" office:value="5000" calcext:value-type="float">
            <text:p>5000</text:p>
          </table:table-cell>
          <table:table-cell office:value-type="float" office:value="26" calcext:value-type="float">
            <text:p>2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6000" calcext:value-type="float">
            <text:p>600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8]*[.N28]" office:value-type="float" office:value="6250" calcext:value-type="float">
            <text:p>625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28]*[.W28]" office:value-type="float" office:value="5750" calcext:value-type="float">
            <text:p>5750</text:p>
          </table:table-cell>
          <table:table-cell office:value-type="float" office:value="27" calcext:value-type="float">
            <text:p>2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6000" calcext:value-type="float">
            <text:p>600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9]*[.N29]" office:value-type="float" office:value="6250" calcext:value-type="float">
            <text:p>625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29]*[.W29]"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5250" calcext:value-type="float">
            <text:p>525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0]*[.N30]" office:value-type="float" office:value="6250" calcext:value-type="float">
            <text:p>625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30]*[.W30]" office:value-type="float" office:value="5750" calcext:value-type="float">
            <text:p>5750</text:p>
          </table:table-cell>
          <table:table-cell office:value-type="float" office:value="29" calcext:value-type="float">
            <text:p>2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6000" calcext:value-type="float">
            <text:p>600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1]*[.N31]" office:value-type="float" office:value="5500" calcext:value-type="float">
            <text:p>550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31]*[.W31]" office:value-type="float" office:value="5750" calcext:value-type="float">
            <text:p>5750</text:p>
          </table:table-cell>
          <table:table-cell office:value-type="float" office:value="30" calcext:value-type="float">
            <text:p>3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6000" calcext:value-type="float">
            <text:p>600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2]*[.N32]" office:value-type="float" office:value="6250" calcext:value-type="float">
            <text:p>625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32]*[.W32]" office:value-type="float" office:value="5000" calcext:value-type="float">
            <text:p>5000</text:p>
          </table:table-cell>
          <table:table-cell office:value-type="float" office:value="31" calcext:value-type="float">
            <text:p>3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7000" calcext:value-type="float">
            <text:p>70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3]*[.N33]" office:value-type="float" office:value="6250" calcext:value-type="float">
            <text:p>625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33]*[.W33]"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6000" calcext:value-type="float">
            <text:p>600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4]*[.N34]" office:value-type="float" office:value="5500" calcext:value-type="float">
            <text:p>550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34]*[.W34]" office:value-type="float" office:value="5000" calcext:value-type="float">
            <text:p>5000</text:p>
          </table:table-cell>
          <table:table-cell office:value-type="float" office:value="33" calcext:value-type="float">
            <text:p>3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6000" calcext:value-type="float">
            <text:p>600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5]*[.N35]" office:value-type="float" office:value="5500" calcext:value-type="float">
            <text:p>550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35]*[.W35]"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5250" calcext:value-type="float">
            <text:p>525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6]*[.N36]" office:value-type="float" office:value="6250" calcext:value-type="float">
            <text:p>625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36]*[.W36]"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5250" calcext:value-type="float">
            <text:p>525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7]*[.N37]" office:value-type="float" office:value="6250" calcext:value-type="float">
            <text:p>625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37]*[.W37]" office:value-type="float" office:value="5000" calcext:value-type="float">
            <text:p>5000</text:p>
          </table:table-cell>
          <table:table-cell office:value-type="float" office:value="36" calcext:value-type="float">
            <text:p>3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5250" calcext:value-type="float">
            <text:p>525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8]*[.N38]" office:value-type="float" office:value="5500" calcext:value-type="float">
            <text:p>550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V38]*[.W38]" office:value-type="float" office:value="7000" calcext:value-type="float">
            <text:p>7000</text:p>
          </table:table-cell>
          <table:table-cell office:value-type="float" office:value="37" calcext:value-type="float">
            <text:p>3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5250" calcext:value-type="float">
            <text:p>525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9]*[.N39]" office:value-type="float" office:value="6250" calcext:value-type="float">
            <text:p>625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39]*[.W39]" office:value-type="float" office:value="5750" calcext:value-type="float">
            <text:p>5750</text:p>
          </table:table-cell>
          <table:table-cell office:value-type="float" office:value="38" calcext:value-type="float">
            <text:p>3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6000" calcext:value-type="float">
            <text:p>600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M40]*[.N40]" office:value-type="float" office:value="7000" calcext:value-type="float">
            <text:p>700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40]*[.W40]" office:value-type="float" office:value="5750" calcext:value-type="float">
            <text:p>5750</text:p>
          </table:table-cell>
          <table:table-cell office:value-type="float" office:value="39" calcext:value-type="float">
            <text:p>3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6000" calcext:value-type="float">
            <text:p>60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1]*[.N41]" office:value-type="float" office:value="5500" calcext:value-type="float">
            <text:p>55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41]*[.W41]"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7000" calcext:value-type="float">
            <text:p>700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2]*[.N42]" office:value-type="float" office:value="5500" calcext:value-type="float">
            <text:p>550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42]*[.W42]" office:value-type="float" office:value="5750" calcext:value-type="float">
            <text:p>5750</text:p>
          </table:table-cell>
          <table:table-cell office:value-type="float" office:value="41" calcext:value-type="float">
            <text:p>4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6000" calcext:value-type="float">
            <text:p>60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M43]*[.N43]" office:value-type="float" office:value="7000" calcext:value-type="float">
            <text:p>70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43]*[.W43]" office:value-type="float" office:value="5750" calcext:value-type="float">
            <text:p>5750</text:p>
          </table:table-cell>
          <table:table-cell office:value-type="float" office:value="42" calcext:value-type="float">
            <text:p>4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6000" calcext:value-type="float">
            <text:p>600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4]*[.N44]" office:value-type="float" office:value="5500" calcext:value-type="float">
            <text:p>550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44]*[.W44]" office:value-type="float" office:value="5750" calcext:value-type="float">
            <text:p>5750</text:p>
          </table:table-cell>
          <table:table-cell office:value-type="float" office:value="43" calcext:value-type="float">
            <text:p>4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6000" calcext:value-type="float">
            <text:p>60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5]*[.N45]" office:value-type="float" office:value="5500" calcext:value-type="float">
            <text:p>55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45]*[.W45]" office:value-type="float" office:value="5000" calcext:value-type="float">
            <text:p>5000</text:p>
          </table:table-cell>
          <table:table-cell office:value-type="float" office:value="44" calcext:value-type="float">
            <text:p>4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6000" calcext:value-type="float">
            <text:p>600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6]*[.N46]" office:value-type="float" office:value="6250" calcext:value-type="float">
            <text:p>625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46]*[.W46]" office:value-type="float" office:value="5750" calcext:value-type="float">
            <text:p>5750</text:p>
          </table:table-cell>
          <table:table-cell office:value-type="float" office:value="45" calcext:value-type="float">
            <text:p>4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5250" calcext:value-type="float">
            <text:p>525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7]*[.N47]" office:value-type="float" office:value="5500" calcext:value-type="float">
            <text:p>550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47]*[.W47]" office:value-type="float" office:value="5000" calcext:value-type="float">
            <text:p>5000</text:p>
          </table:table-cell>
          <table:table-cell office:value-type="float" office:value="46" calcext:value-type="float">
            <text:p>4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6000" calcext:value-type="float">
            <text:p>60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8]*[.N48]" office:value-type="float" office:value="5500" calcext:value-type="float">
            <text:p>55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48]*[.W48]" office:value-type="float" office:value="5000" calcext:value-type="float">
            <text:p>5000</text:p>
          </table:table-cell>
          <table:table-cell office:value-type="float" office:value="47" calcext:value-type="float">
            <text:p>4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6000" calcext:value-type="float">
            <text:p>600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9]*[.N49]" office:value-type="float" office:value="6250" calcext:value-type="float">
            <text:p>625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49]*[.W49]" office:value-type="float" office:value="5750" calcext:value-type="float">
            <text:p>5750</text:p>
          </table:table-cell>
          <table:table-cell office:value-type="float" office:value="48" calcext:value-type="float">
            <text:p>4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6000" calcext:value-type="float">
            <text:p>600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0]*[.N50]" office:value-type="float" office:value="6250" calcext:value-type="float">
            <text:p>625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50]*[.W50]" office:value-type="float" office:value="5750" calcext:value-type="float">
            <text:p>5750</text:p>
          </table:table-cell>
          <table:table-cell office:value-type="float" office:value="49" calcext:value-type="float">
            <text:p>4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6000" calcext:value-type="float">
            <text:p>6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1]*[.N51]"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V51]*[.W51]" office:value-type="float" office:value="7000" calcext:value-type="float">
            <text:p>7000</text:p>
          </table:table-cell>
          <table:table-cell office:value-type="float" office:value="50" calcext:value-type="float">
            <text:p>5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6000" calcext:value-type="float">
            <text:p>600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2]*[.N52]" office:value-type="float" office:value="6250" calcext:value-type="float">
            <text:p>625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52]*[.W52]" office:value-type="float" office:value="5000" calcext:value-type="float">
            <text:p>5000</text:p>
          </table:table-cell>
          <table:table-cell office:value-type="float" office:value="51" calcext:value-type="float">
            <text:p>5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5250" calcext:value-type="float">
            <text:p>525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3]*[.N53]" office:value-type="float" office:value="5500" calcext:value-type="float">
            <text:p>550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53]*[.W53]" office:value-type="float" office:value="5750" calcext:value-type="float">
            <text:p>5750</text:p>
          </table:table-cell>
          <table:table-cell office:value-type="float" office:value="52" calcext:value-type="float">
            <text:p>5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5250" calcext:value-type="float">
            <text:p>525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4]*[.N54]" office:value-type="float" office:value="6250" calcext:value-type="float">
            <text:p>625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54]*[.W54]" office:value-type="float" office:value="5000" calcext:value-type="float">
            <text:p>5000</text:p>
          </table:table-cell>
          <table:table-cell office:value-type="float" office:value="53" calcext:value-type="float">
            <text:p>5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6000" calcext:value-type="float">
            <text:p>600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5]*[.N55]" office:value-type="float" office:value="5500" calcext:value-type="float">
            <text:p>550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55]*[.W55]" office:value-type="float" office:value="5000" calcext:value-type="float">
            <text:p>5000</text:p>
          </table:table-cell>
          <table:table-cell office:value-type="float" office:value="54" calcext:value-type="float">
            <text:p>5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5250" calcext:value-type="float">
            <text:p>525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6]*[.N56]" office:value-type="float" office:value="6250" calcext:value-type="float">
            <text:p>625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56]*[.W56]"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5250" calcext:value-type="float">
            <text:p>525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7]*[.N57]" office:value-type="float" office:value="5500" calcext:value-type="float">
            <text:p>550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57]*[.W57]" office:value-type="float" office:value="5750" calcext:value-type="float">
            <text:p>5750</text:p>
          </table:table-cell>
          <table:table-cell office:value-type="float" office:value="56" calcext:value-type="float">
            <text:p>5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5250" calcext:value-type="float">
            <text:p>525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8]*[.N58]" office:value-type="float" office:value="5500" calcext:value-type="float">
            <text:p>550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58]*[.W58]" office:value-type="float" office:value="5000" calcext:value-type="float">
            <text:p>5000</text:p>
          </table:table-cell>
          <table:table-cell office:value-type="float" office:value="57" calcext:value-type="float">
            <text:p>5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6000" calcext:value-type="float">
            <text:p>600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M59]*[.N59]" office:value-type="float" office:value="7000" calcext:value-type="float">
            <text:p>700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59]*[.W59]" office:value-type="float" office:value="5000" calcext:value-type="float">
            <text:p>5000</text:p>
          </table:table-cell>
          <table:table-cell office:value-type="float" office:value="58" calcext:value-type="float">
            <text:p>5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5250" calcext:value-type="float">
            <text:p>525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0]*[.N60]" office:value-type="float" office:value="5500" calcext:value-type="float">
            <text:p>550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60]*[.W60]" office:value-type="float" office:value="5750" calcext:value-type="float">
            <text:p>5750</text:p>
          </table:table-cell>
          <table:table-cell office:value-type="float" office:value="59" calcext:value-type="float">
            <text:p>5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6000" calcext:value-type="float">
            <text:p>600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1]*[.N61]" office:value-type="float" office:value="5500" calcext:value-type="float">
            <text:p>550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61]*[.W61]" office:value-type="float" office:value="5000" calcext:value-type="float">
            <text:p>5000</text:p>
          </table:table-cell>
          <table:table-cell office:value-type="float" office:value="60" calcext:value-type="float">
            <text:p>6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6000" calcext:value-type="float">
            <text:p>600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2]*[.N62]" office:value-type="float" office:value="5500" calcext:value-type="float">
            <text:p>550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62]*[.W62]" office:value-type="float" office:value="5000" calcext:value-type="float">
            <text:p>5000</text:p>
          </table:table-cell>
          <table:table-cell office:value-type="float" office:value="61" calcext:value-type="float">
            <text:p>6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6000" calcext:value-type="float">
            <text:p>600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3]*[.N63]" office:value-type="float" office:value="5500" calcext:value-type="float">
            <text:p>550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63]*[.W63]" office:value-type="float" office:value="5750" calcext:value-type="float">
            <text:p>5750</text:p>
          </table:table-cell>
          <table:table-cell office:value-type="float" office:value="62" calcext:value-type="float">
            <text:p>6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5250" calcext:value-type="float">
            <text:p>525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4]*[.N64]" office:value-type="float" office:value="6250" calcext:value-type="float">
            <text:p>625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64]*[.W64]" office:value-type="float" office:value="5750" calcext:value-type="float">
            <text:p>5750</text:p>
          </table:table-cell>
          <table:table-cell office:value-type="float" office:value="63" calcext:value-type="float">
            <text:p>6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6000" calcext:value-type="float">
            <text:p>600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5]*[.N65]" office:value-type="float" office:value="6250" calcext:value-type="float">
            <text:p>625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65]*[.W65]" office:value-type="float" office:value="5750" calcext:value-type="float">
            <text:p>5750</text:p>
          </table:table-cell>
          <table:table-cell office:value-type="float" office:value="64" calcext:value-type="float">
            <text:p>6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6000" calcext:value-type="float">
            <text:p>600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6]*[.N66]" office:value-type="float" office:value="6250" calcext:value-type="float">
            <text:p>625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66]*[.W66]" office:value-type="float" office:value="5750" calcext:value-type="float">
            <text:p>5750</text:p>
          </table:table-cell>
          <table:table-cell office:value-type="float" office:value="65" calcext:value-type="float">
            <text:p>6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6000" calcext:value-type="float">
            <text:p>600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7]*[.N67]" office:value-type="float" office:value="6250" calcext:value-type="float">
            <text:p>625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67]*[.W67]" office:value-type="float" office:value="5750" calcext:value-type="float">
            <text:p>5750</text:p>
          </table:table-cell>
          <table:table-cell office:value-type="float" office:value="66" calcext:value-type="float">
            <text:p>6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6000" calcext:value-type="float">
            <text:p>600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8]*[.N68]" office:value-type="float" office:value="5500" calcext:value-type="float">
            <text:p>550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68]*[.W68]" office:value-type="float" office:value="5750" calcext:value-type="float">
            <text:p>5750</text:p>
          </table:table-cell>
          <table:table-cell office:value-type="float" office:value="67" calcext:value-type="float">
            <text:p>6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5250" calcext:value-type="float">
            <text:p>525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9]*[.N69]" office:value-type="float" office:value="6250" calcext:value-type="float">
            <text:p>625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69]*[.W69]" office:value-type="float" office:value="5750" calcext:value-type="float">
            <text:p>5750</text:p>
          </table:table-cell>
          <table:table-cell office:value-type="float" office:value="68" calcext:value-type="float">
            <text:p>6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5250" calcext:value-type="float">
            <text:p>525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0]*[.N70]" office:value-type="float" office:value="6250" calcext:value-type="float">
            <text:p>625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70]*[.W70]" office:value-type="float" office:value="5750" calcext:value-type="float">
            <text:p>5750</text:p>
          </table:table-cell>
          <table:table-cell office:value-type="float" office:value="69" calcext:value-type="float">
            <text:p>6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6000" calcext:value-type="float">
            <text:p>600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1]*[.N71]" office:value-type="float" office:value="6250" calcext:value-type="float">
            <text:p>625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71]*[.W71]" office:value-type="float" office:value="5000" calcext:value-type="float">
            <text:p>5000</text:p>
          </table:table-cell>
          <table:table-cell office:value-type="float" office:value="70" calcext:value-type="float">
            <text:p>7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5250" calcext:value-type="float">
            <text:p>525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2]*[.N72]" office:value-type="float" office:value="6250" calcext:value-type="float">
            <text:p>625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72]*[.W72]" office:value-type="float" office:value="5750" calcext:value-type="float">
            <text:p>5750</text:p>
          </table:table-cell>
          <table:table-cell office:value-type="float" office:value="71" calcext:value-type="float">
            <text:p>7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5250" calcext:value-type="float">
            <text:p>525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3]*[.N73]" office:value-type="float" office:value="5500" calcext:value-type="float">
            <text:p>550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73]*[.W73]" office:value-type="float" office:value="5750" calcext:value-type="float">
            <text:p>5750</text:p>
          </table:table-cell>
          <table:table-cell office:value-type="float" office:value="72" calcext:value-type="float">
            <text:p>7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6000" calcext:value-type="float">
            <text:p>600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4]*[.N74]" office:value-type="float" office:value="6250" calcext:value-type="float">
            <text:p>625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74]*[.W74]" office:value-type="float" office:value="5750" calcext:value-type="float">
            <text:p>5750</text:p>
          </table:table-cell>
          <table:table-cell office:value-type="float" office:value="73" calcext:value-type="float">
            <text:p>7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7000" calcext:value-type="float">
            <text:p>700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5]*[.N75]" office:value-type="float" office:value="6250" calcext:value-type="float">
            <text:p>625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75]*[.W75]" office:value-type="float" office:value="5750" calcext:value-type="float">
            <text:p>5750</text:p>
          </table:table-cell>
          <table:table-cell office:value-type="float" office:value="74" calcext:value-type="float">
            <text:p>7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5250" calcext:value-type="float">
            <text:p>52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6]*[.N76]" office:value-type="float" office:value="6250" calcext:value-type="float">
            <text:p>62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76]*[.W76]" office:value-type="float" office:value="5000" calcext:value-type="float">
            <text:p>5000</text:p>
          </table:table-cell>
          <table:table-cell office:value-type="float" office:value="75" calcext:value-type="float">
            <text:p>7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5250" calcext:value-type="float">
            <text:p>525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7]*[.N77]" office:value-type="float" office:value="6250" calcext:value-type="float">
            <text:p>625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77]*[.W77]" office:value-type="float" office:value="5750" calcext:value-type="float">
            <text:p>5750</text:p>
          </table:table-cell>
          <table:table-cell office:value-type="float" office:value="76" calcext:value-type="float">
            <text:p>7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6000" calcext:value-type="float">
            <text:p>600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8]*[.N78]" office:value-type="float" office:value="5500" calcext:value-type="float">
            <text:p>550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78]*[.W78]" office:value-type="float" office:value="5000" calcext:value-type="float">
            <text:p>5000</text:p>
          </table:table-cell>
          <table:table-cell office:value-type="float" office:value="77" calcext:value-type="float">
            <text:p>7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6000" calcext:value-type="float">
            <text:p>600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9]*[.N79]" office:value-type="float" office:value="6250" calcext:value-type="float">
            <text:p>625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79]*[.W79]" office:value-type="float" office:value="5750" calcext:value-type="float">
            <text:p>5750</text:p>
          </table:table-cell>
          <table:table-cell office:value-type="float" office:value="78" calcext:value-type="float">
            <text:p>7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6000" calcext:value-type="float">
            <text:p>600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0]*[.N80]" office:value-type="float" office:value="5500" calcext:value-type="float">
            <text:p>550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80]*[.W80]"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6000" calcext:value-type="float">
            <text:p>60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M81]*[.N81]" office:value-type="float" office:value="7000" calcext:value-type="float">
            <text:p>70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81]*[.W81]"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5250" calcext:value-type="float">
            <text:p>525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2]*[.N82]" office:value-type="float" office:value="6250" calcext:value-type="float">
            <text:p>625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82]*[.W82]" office:value-type="float" office:value="5750" calcext:value-type="float">
            <text:p>5750</text:p>
          </table:table-cell>
          <table:table-cell office:value-type="float" office:value="81" calcext:value-type="float">
            <text:p>8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5250" calcext:value-type="float">
            <text:p>525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3]*[.N83]" office:value-type="float" office:value="6250" calcext:value-type="float">
            <text:p>625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83]*[.W83]" office:value-type="float" office:value="5000" calcext:value-type="float">
            <text:p>5000</text:p>
          </table:table-cell>
          <table:table-cell office:value-type="float" office:value="82" calcext:value-type="float">
            <text:p>8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7000" calcext:value-type="float">
            <text:p>700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4]*[.N84]" office:value-type="float" office:value="6250" calcext:value-type="float">
            <text:p>625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84]*[.W84]"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6000" calcext:value-type="float">
            <text:p>600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5]*[.N85]" office:value-type="float" office:value="5500" calcext:value-type="float">
            <text:p>550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85]*[.W85]" office:value-type="float" office:value="5000" calcext:value-type="float">
            <text:p>5000</text:p>
          </table:table-cell>
          <table:table-cell office:value-type="float" office:value="84" calcext:value-type="float">
            <text:p>8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6000" calcext:value-type="float">
            <text:p>600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6]*[.N86]" office:value-type="float" office:value="6250" calcext:value-type="float">
            <text:p>625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86]*[.W86]" office:value-type="float" office:value="5750" calcext:value-type="float">
            <text:p>5750</text:p>
          </table:table-cell>
          <table:table-cell office:value-type="float" office:value="85" calcext:value-type="float">
            <text:p>8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6000" calcext:value-type="float">
            <text:p>600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7]*[.N87]" office:value-type="float" office:value="5500" calcext:value-type="float">
            <text:p>550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87]*[.W87]" office:value-type="float" office:value="5750" calcext:value-type="float">
            <text:p>5750</text:p>
          </table:table-cell>
          <table:table-cell office:value-type="float" office:value="86" calcext:value-type="float">
            <text:p>8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5250" calcext:value-type="float">
            <text:p>525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8]*[.N88]" office:value-type="float" office:value="6250" calcext:value-type="float">
            <text:p>625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88]*[.W88]" office:value-type="float" office:value="5000" calcext:value-type="float">
            <text:p>5000</text:p>
          </table:table-cell>
          <table:table-cell office:value-type="float" office:value="87" calcext:value-type="float">
            <text:p>8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5250" calcext:value-type="float">
            <text:p>525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9]*[.N89]" office:value-type="float" office:value="6250" calcext:value-type="float">
            <text:p>625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89]*[.W89]" office:value-type="float" office:value="5000" calcext:value-type="float">
            <text:p>5000</text:p>
          </table:table-cell>
          <table:table-cell office:value-type="float" office:value="88" calcext:value-type="float">
            <text:p>8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6000" calcext:value-type="float">
            <text:p>600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0]*[.N90]" office:value-type="float" office:value="6250" calcext:value-type="float">
            <text:p>625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90]*[.W90]" office:value-type="float" office:value="5750" calcext:value-type="float">
            <text:p>5750</text:p>
          </table:table-cell>
          <table:table-cell office:value-type="float" office:value="89" calcext:value-type="float">
            <text:p>8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6000" calcext:value-type="float">
            <text:p>600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1]*[.N91]" office:value-type="float" office:value="6250" calcext:value-type="float">
            <text:p>625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91]*[.W91]"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5250" calcext:value-type="float">
            <text:p>525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2]*[.N92]" office:value-type="float" office:value="5500" calcext:value-type="float">
            <text:p>550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V92]*[.W92]" office:value-type="float" office:value="7000" calcext:value-type="float">
            <text:p>7000</text:p>
          </table:table-cell>
          <table:table-cell office:value-type="float" office:value="91" calcext:value-type="float">
            <text:p>9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5250" calcext:value-type="float">
            <text:p>525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3]*[.N93]" office:value-type="float" office:value="6250" calcext:value-type="float">
            <text:p>625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93]*[.W93]" office:value-type="float" office:value="5750" calcext:value-type="float">
            <text:p>5750</text:p>
          </table:table-cell>
          <table:table-cell office:value-type="float" office:value="92" calcext:value-type="float">
            <text:p>9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6000" calcext:value-type="float">
            <text:p>600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4]*[.N94]" office:value-type="float" office:value="6250" calcext:value-type="float">
            <text:p>625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94]*[.W94]" office:value-type="float" office:value="5000" calcext:value-type="float">
            <text:p>5000</text:p>
          </table:table-cell>
          <table:table-cell office:value-type="float" office:value="93" calcext:value-type="float">
            <text:p>9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6000" calcext:value-type="float">
            <text:p>600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M95]*[.N95]" office:value-type="float" office:value="7000" calcext:value-type="float">
            <text:p>700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95]*[.W95]" office:value-type="float" office:value="5000" calcext:value-type="float">
            <text:p>5000</text:p>
          </table:table-cell>
          <table:table-cell office:value-type="float" office:value="94" calcext:value-type="float">
            <text:p>9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5250" calcext:value-type="float">
            <text:p>525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6]*[.N96]" office:value-type="float" office:value="6250" calcext:value-type="float">
            <text:p>625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96]*[.W96]" office:value-type="float" office:value="5750" calcext:value-type="float">
            <text:p>5750</text:p>
          </table:table-cell>
          <table:table-cell office:value-type="float" office:value="95" calcext:value-type="float">
            <text:p>9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6000" calcext:value-type="float">
            <text:p>600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7]*[.N97]" office:value-type="float" office:value="5500" calcext:value-type="float">
            <text:p>550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97]*[.W97]" office:value-type="float" office:value="5000" calcext:value-type="float">
            <text:p>5000</text:p>
          </table:table-cell>
          <table:table-cell office:value-type="float" office:value="96" calcext:value-type="float">
            <text:p>9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6000" calcext:value-type="float">
            <text:p>600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8]*[.N98]" office:value-type="float" office:value="6250" calcext:value-type="float">
            <text:p>625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V98]*[.W98]" office:value-type="float" office:value="7000" calcext:value-type="float">
            <text:p>7000</text:p>
          </table:table-cell>
          <table:table-cell office:value-type="float" office:value="97" calcext:value-type="float">
            <text:p>9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5250" calcext:value-type="float">
            <text:p>525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9]*[.N99]" office:value-type="float" office:value="6250" calcext:value-type="float">
            <text:p>625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99]*[.W99]" office:value-type="float" office:value="5000" calcext:value-type="float">
            <text:p>5000</text:p>
          </table:table-cell>
          <table:table-cell office:value-type="float" office:value="98" calcext:value-type="float">
            <text:p>9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6000" calcext:value-type="float">
            <text:p>600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00]*[.N100]" office:value-type="float" office:value="5500" calcext:value-type="float">
            <text:p>550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100]*[.W100]" office:value-type="float" office:value="5000" calcext:value-type="float">
            <text:p>5000</text:p>
          </table:table-cell>
          <table:table-cell office:value-type="float" office:value="99" calcext:value-type="float">
            <text:p>9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5250" calcext:value-type="float">
            <text:p>525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01]*[.N101]" office:value-type="float" office:value="6250" calcext:value-type="float">
            <text:p>625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101]*[.W101]"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1"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default-cell-style-name="ce1"/>
        <table:table-column table:style-name="co39" table:default-cell-style-name="ce1"/>
        <table:table-column table:style-name="co5" table:number-columns-repeated="1005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]*[.N2]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4列目　左から１1番目のブロック　削除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5250" calcext:value-type="float">
            <text:p>5250</text:p>
          </table:table-cell>
          <table:table-cell office:value-type="float" office:value="2" calcext:value-type="float">
            <text:p>2</text:p>
          </table:table-cell>
          <table:table-cell table:formula="of:=[.F2]+[.F3]+[.F6]/3" office:value-type="float" office:value="13750" calcext:value-type="float">
            <text:p>13750</text:p>
          </table:table-cell>
          <table:table-cell/>
          <table:table-cell office:value-type="string" calcext:value-type="string">
            <text:p>4列目　左から１2番目のブロック　削除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]*[.N3]"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table:formula="of:=[.O3]+[.O5]+[.O18]/3" office:value-type="float" office:value="14250" calcext:value-type="float">
            <text:p>14250</text:p>
          </table:table-cell>
          <table:table-cell/>
          <table:table-cell table:style-name="Default"/>
          <table:table-cell table:number-columns-repeated="1005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5250" calcext:value-type="float">
            <text:p>525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]*[.N4]"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5250" calcext:value-type="float">
            <text:p>525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]*[.N5]" office:value-type="float" office:value="6250" calcext:value-type="float">
            <text:p>6250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7500" calcext:value-type="float">
            <text:p>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]*[.N6]" office:value-type="float" office:value="5500" calcext:value-type="float">
            <text:p>5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5250" calcext:value-type="float">
            <text:p>5250</text:p>
          </table:table-cell>
          <table:table-cell office:value-type="float" office:value="6" calcext:value-type="float">
            <text:p>6</text:p>
          </table:table-cell>
          <table:table-cell table:formula="of:=AVERAGE([.F2:.F101])" office:value-type="float" office:value="5790" calcext:value-type="float">
            <text:p>579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]*[.N7]" office:value-type="float" office:value="5500" calcext:value-type="float">
            <text:p>5500</text:p>
          </table:table-cell>
          <table:table-cell office:value-type="float" office:value="6" calcext:value-type="float">
            <text:p>6</text:p>
          </table:table-cell>
          <table:table-cell table:formula="of:=AVERAGE([.O2:.O101])" office:value-type="float" office:value="5977.5" calcext:value-type="float">
            <text:p>5977.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5250" calcext:value-type="float">
            <text:p>525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]*[.N8]" office:value-type="float" office:value="5500" calcext:value-type="float">
            <text:p>5500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5250" calcext:value-type="float">
            <text:p>525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]*[.N9]" office:value-type="float" office:value="5500" calcext:value-type="float">
            <text:p>5500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5250" calcext:value-type="float">
            <text:p>525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0]*[.N10]" office:value-type="float" office:value="5500" calcext:value-type="float">
            <text:p>5500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6000" calcext:value-type="float">
            <text:p>60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1]*[.N11]" office:value-type="float" office:value="6250" calcext:value-type="float">
            <text:p>6250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6000" calcext:value-type="float">
            <text:p>60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2]*[.N12]" office:value-type="float" office:value="5500" calcext:value-type="float">
            <text:p>5500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5250" calcext:value-type="float">
            <text:p>525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3]*[.N13]" office:value-type="float" office:value="5500" calcext:value-type="float">
            <text:p>5500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6000" calcext:value-type="float">
            <text:p>600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4]*[.N14]" office:value-type="float" office:value="5500" calcext:value-type="float">
            <text:p>5500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6000" calcext:value-type="float">
            <text:p>600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5]*[.N15]" office:value-type="float" office:value="5500" calcext:value-type="float">
            <text:p>5500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7500" calcext:value-type="float">
            <text:p>750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6]*[.N16]" office:value-type="float" office:value="6250" calcext:value-type="float">
            <text:p>6250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7500" calcext:value-type="float">
            <text:p>75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7]*[.N17]" office:value-type="float" office:value="5500" calcext:value-type="float">
            <text:p>5500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5250" calcext:value-type="float">
            <text:p>525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18]*[.N18]" office:value-type="float" office:value="7500" calcext:value-type="float">
            <text:p>7500</text:p>
          </table:table-cell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7500" calcext:value-type="float">
            <text:p>7500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9]*[.N19]" office:value-type="float" office:value="6250" calcext:value-type="float">
            <text:p>6250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7500" calcext:value-type="float">
            <text:p>750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0]*[.N20]" office:value-type="float" office:value="6250" calcext:value-type="float">
            <text:p>6250</text:p>
          </table:table-cell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5250" calcext:value-type="float">
            <text:p>525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1]*[.N21]" office:value-type="float" office:value="6250" calcext:value-type="float">
            <text:p>6250</text:p>
          </table:table-cell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6000" calcext:value-type="float">
            <text:p>600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2]*[.N22]" office:value-type="float" office:value="5500" calcext:value-type="float">
            <text:p>5500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6000" calcext:value-type="float">
            <text:p>600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3]*[.N23]" office:value-type="float" office:value="6250" calcext:value-type="float">
            <text:p>6250</text:p>
          </table:table-cell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7500" calcext:value-type="float">
            <text:p>750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4]*[.N24]" office:value-type="float" office:value="6250" calcext:value-type="float">
            <text:p>6250</text:p>
          </table:table-cell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6000" calcext:value-type="float">
            <text:p>600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5]*[.N25]" office:value-type="float" office:value="6250" calcext:value-type="float">
            <text:p>6250</text:p>
          </table:table-cell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5250" calcext:value-type="float">
            <text:p>525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6]*[.N26]" office:value-type="float" office:value="5500" calcext:value-type="float">
            <text:p>5500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6000" calcext:value-type="float">
            <text:p>600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7]*[.N27]" office:value-type="float" office:value="5500" calcext:value-type="float">
            <text:p>5500</text:p>
          </table:table-cell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5250" calcext:value-type="float">
            <text:p>525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8]*[.N28]" office:value-type="float" office:value="5500" calcext:value-type="float">
            <text:p>5500</text:p>
          </table:table-cell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6000" calcext:value-type="float">
            <text:p>600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9]*[.N29]" office:value-type="float" office:value="5500" calcext:value-type="float">
            <text:p>5500</text:p>
          </table:table-cell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6000" calcext:value-type="float">
            <text:p>600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0]*[.N30]" office:value-type="float" office:value="5500" calcext:value-type="float">
            <text:p>5500</text:p>
          </table:table-cell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5250" calcext:value-type="float">
            <text:p>525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1]*[.N31]" office:value-type="float" office:value="5500" calcext:value-type="float">
            <text:p>5500</text:p>
          </table:table-cell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5250" calcext:value-type="float">
            <text:p>525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2]*[.N32]" office:value-type="float" office:value="5500" calcext:value-type="float">
            <text:p>5500</text:p>
          </table:table-cell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6000" calcext:value-type="float">
            <text:p>60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3]*[.N33]" office:value-type="float" office:value="6250" calcext:value-type="float">
            <text:p>6250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5250" calcext:value-type="float">
            <text:p>525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4]*[.N34]" office:value-type="float" office:value="6250" calcext:value-type="float">
            <text:p>6250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5250" calcext:value-type="float">
            <text:p>525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5]*[.N35]" office:value-type="float" office:value="5500" calcext:value-type="float">
            <text:p>5500</text:p>
          </table:table-cell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6000" calcext:value-type="float">
            <text:p>60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6]*[.N36]" office:value-type="float" office:value="5500" calcext:value-type="float">
            <text:p>550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7500" calcext:value-type="float">
            <text:p>750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37]*[.N37]" office:value-type="float" office:value="7500" calcext:value-type="float">
            <text:p>7500</text:p>
          </table:table-cell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5250" calcext:value-type="float">
            <text:p>525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8]*[.N38]" office:value-type="float" office:value="6250" calcext:value-type="float">
            <text:p>6250</text:p>
          </table:table-cell>
          <table:table-cell office:value-type="float" office:value="37" calcext:value-type="float">
            <text:p>3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5250" calcext:value-type="float">
            <text:p>525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39]*[.N39]" office:value-type="float" office:value="7500" calcext:value-type="float">
            <text:p>7500</text:p>
          </table:table-cell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5250" calcext:value-type="float">
            <text:p>525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0]*[.N40]" office:value-type="float" office:value="5500" calcext:value-type="float">
            <text:p>5500</text:p>
          </table:table-cell>
          <table:table-cell office:value-type="float" office:value="39" calcext:value-type="float">
            <text:p>3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5250" calcext:value-type="float">
            <text:p>525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1]*[.N41]" office:value-type="float" office:value="5500" calcext:value-type="float">
            <text:p>5500</text:p>
          </table:table-cell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5250" calcext:value-type="float">
            <text:p>525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2]*[.N42]" office:value-type="float" office:value="6250" calcext:value-type="float">
            <text:p>6250</text:p>
          </table:table-cell>
          <table:table-cell office:value-type="float" office:value="41" calcext:value-type="float">
            <text:p>4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6000" calcext:value-type="float">
            <text:p>60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3]*[.N43]" office:value-type="float" office:value="5500" calcext:value-type="float">
            <text:p>5500</text:p>
          </table:table-cell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5250" calcext:value-type="float">
            <text:p>525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4]*[.N44]" office:value-type="float" office:value="6250" calcext:value-type="float">
            <text:p>6250</text:p>
          </table:table-cell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5250" calcext:value-type="float">
            <text:p>525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5]*[.N45]" office:value-type="float" office:value="6250" calcext:value-type="float">
            <text:p>6250</text:p>
          </table:table-cell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6000" calcext:value-type="float">
            <text:p>600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6]*[.N46]" office:value-type="float" office:value="5500" calcext:value-type="float">
            <text:p>5500</text:p>
          </table:table-cell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5250" calcext:value-type="float">
            <text:p>525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7]*[.N47]" office:value-type="float" office:value="5500" calcext:value-type="float">
            <text:p>5500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5250" calcext:value-type="float">
            <text:p>525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8]*[.N48]" office:value-type="float" office:value="6250" calcext:value-type="float">
            <text:p>6250</text:p>
          </table:table-cell>
          <table:table-cell office:value-type="float" office:value="47" calcext:value-type="float">
            <text:p>4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6000" calcext:value-type="float">
            <text:p>600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49]*[.N49]" office:value-type="float" office:value="7500" calcext:value-type="float">
            <text:p>7500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5250" calcext:value-type="float">
            <text:p>525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0]*[.N50]" office:value-type="float" office:value="6250" calcext:value-type="float">
            <text:p>6250</text:p>
          </table:table-cell>
          <table:table-cell office:value-type="float" office:value="49" calcext:value-type="float">
            <text:p>4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6000" calcext:value-type="float">
            <text:p>6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1]*[.N51]" office:value-type="float" office:value="5500" calcext:value-type="float">
            <text:p>5500</text:p>
          </table:table-cell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5250" calcext:value-type="float">
            <text:p>525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2]*[.N52]" office:value-type="float" office:value="6250" calcext:value-type="float">
            <text:p>6250</text:p>
          </table:table-cell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5250" calcext:value-type="float">
            <text:p>525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53]*[.N53]" office:value-type="float" office:value="7500" calcext:value-type="float">
            <text:p>7500</text:p>
          </table:table-cell>
          <table:table-cell office:value-type="float" office:value="52" calcext:value-type="float">
            <text:p>5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6000" calcext:value-type="float">
            <text:p>600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4]*[.N54]" office:value-type="float" office:value="5500" calcext:value-type="float">
            <text:p>5500</text:p>
          </table:table-cell>
          <table:table-cell office:value-type="float" office:value="53" calcext:value-type="float">
            <text:p>5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5250" calcext:value-type="float">
            <text:p>525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5]*[.N55]" office:value-type="float" office:value="6250" calcext:value-type="float">
            <text:p>6250</text:p>
          </table:table-cell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5250" calcext:value-type="float">
            <text:p>525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6]*[.N56]" office:value-type="float" office:value="6250" calcext:value-type="float">
            <text:p>6250</text:p>
          </table:table-cell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6000" calcext:value-type="float">
            <text:p>600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7]*[.N57]" office:value-type="float" office:value="5500" calcext:value-type="float">
            <text:p>5500</text:p>
          </table:table-cell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6000" calcext:value-type="float">
            <text:p>600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8]*[.N58]" office:value-type="float" office:value="5500" calcext:value-type="float">
            <text:p>5500</text:p>
          </table:table-cell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5250" calcext:value-type="float">
            <text:p>525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59]*[.N59]" office:value-type="float" office:value="7500" calcext:value-type="float">
            <text:p>7500</text:p>
          </table:table-cell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7500" calcext:value-type="float">
            <text:p>750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0]*[.N60]" office:value-type="float" office:value="5500" calcext:value-type="float">
            <text:p>5500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5250" calcext:value-type="float">
            <text:p>525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1]*[.N61]" office:value-type="float" office:value="6250" calcext:value-type="float">
            <text:p>6250</text:p>
          </table:table-cell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5250" calcext:value-type="float">
            <text:p>525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2]*[.N62]" office:value-type="float" office:value="6250" calcext:value-type="float">
            <text:p>6250</text:p>
          </table:table-cell>
          <table:table-cell office:value-type="float" office:value="61" calcext:value-type="float">
            <text:p>6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6000" calcext:value-type="float">
            <text:p>600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3]*[.N63]" office:value-type="float" office:value="6250" calcext:value-type="float">
            <text:p>6250</text:p>
          </table:table-cell>
          <table:table-cell office:value-type="float" office:value="62" calcext:value-type="float">
            <text:p>6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6000" calcext:value-type="float">
            <text:p>600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4]*[.N64]" office:value-type="float" office:value="5500" calcext:value-type="float">
            <text:p>5500</text:p>
          </table:table-cell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7500" calcext:value-type="float">
            <text:p>750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5]*[.N65]" office:value-type="float" office:value="6250" calcext:value-type="float">
            <text:p>6250</text:p>
          </table:table-cell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5250" calcext:value-type="float">
            <text:p>525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6]*[.N66]" office:value-type="float" office:value="5500" calcext:value-type="float">
            <text:p>5500</text:p>
          </table:table-cell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6000" calcext:value-type="float">
            <text:p>600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67]*[.N67]" office:value-type="float" office:value="7500" calcext:value-type="float">
            <text:p>7500</text:p>
          </table:table-cell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5250" calcext:value-type="float">
            <text:p>525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8]*[.N68]" office:value-type="float" office:value="6250" calcext:value-type="float">
            <text:p>6250</text:p>
          </table:table-cell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7500" calcext:value-type="float">
            <text:p>750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9]*[.N69]" office:value-type="float" office:value="6250" calcext:value-type="float">
            <text:p>6250</text:p>
          </table:table-cell>
          <table:table-cell office:value-type="float" office:value="68" calcext:value-type="float">
            <text:p>6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5250" calcext:value-type="float">
            <text:p>525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0]*[.N70]" office:value-type="float" office:value="6250" calcext:value-type="float">
            <text:p>6250</text:p>
          </table:table-cell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5250" calcext:value-type="float">
            <text:p>525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1]*[.N71]" office:value-type="float" office:value="6250" calcext:value-type="float">
            <text:p>6250</text:p>
          </table:table-cell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5250" calcext:value-type="float">
            <text:p>525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2]*[.N72]" office:value-type="float" office:value="5500" calcext:value-type="float">
            <text:p>5500</text:p>
          </table:table-cell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6000" calcext:value-type="float">
            <text:p>600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73]*[.N73]" office:value-type="float" office:value="7500" calcext:value-type="float">
            <text:p>7500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6000" calcext:value-type="float">
            <text:p>600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4]*[.N74]" office:value-type="float" office:value="6250" calcext:value-type="float">
            <text:p>6250</text:p>
          </table:table-cell>
          <table:table-cell office:value-type="float" office:value="73" calcext:value-type="float">
            <text:p>7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5250" calcext:value-type="float">
            <text:p>525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5]*[.N75]" office:value-type="float" office:value="5500" calcext:value-type="float">
            <text:p>5500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5250" calcext:value-type="float">
            <text:p>52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6]*[.N76]" office:value-type="float" office:value="5500" calcext:value-type="float">
            <text:p>5500</text:p>
          </table:table-cell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5250" calcext:value-type="float">
            <text:p>525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7]*[.N77]" office:value-type="float" office:value="6250" calcext:value-type="float">
            <text:p>6250</text:p>
          </table:table-cell>
          <table:table-cell office:value-type="float" office:value="76" calcext:value-type="float">
            <text:p>7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6000" calcext:value-type="float">
            <text:p>600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8]*[.N78]" office:value-type="float" office:value="6250" calcext:value-type="float">
            <text:p>6250</text:p>
          </table:table-cell>
          <table:table-cell office:value-type="float" office:value="77" calcext:value-type="float">
            <text:p>7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6000" calcext:value-type="float">
            <text:p>600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9]*[.N79]" office:value-type="float" office:value="5500" calcext:value-type="float">
            <text:p>5500</text:p>
          </table:table-cell>
          <table:table-cell office:value-type="float" office:value="78" calcext:value-type="float">
            <text:p>7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5250" calcext:value-type="float">
            <text:p>525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0]*[.N80]" office:value-type="float" office:value="5500" calcext:value-type="float">
            <text:p>5500</text:p>
          </table:table-cell>
          <table:table-cell office:value-type="float" office:value="79" calcext:value-type="float">
            <text:p>7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6000" calcext:value-type="float">
            <text:p>60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1]*[.N81]" office:value-type="float" office:value="5500" calcext:value-type="float">
            <text:p>5500</text:p>
          </table:table-cell>
          <table:table-cell office:value-type="float" office:value="80" calcext:value-type="float">
            <text:p>8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5250" calcext:value-type="float">
            <text:p>525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2]*[.N82]" office:value-type="float" office:value="5500" calcext:value-type="float">
            <text:p>5500</text:p>
          </table:table-cell>
          <table:table-cell office:value-type="float" office:value="81" calcext:value-type="float">
            <text:p>8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7500" calcext:value-type="float">
            <text:p>750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3]*[.N83]" office:value-type="float" office:value="5500" calcext:value-type="float">
            <text:p>5500</text:p>
          </table:table-cell>
          <table:table-cell office:value-type="float" office:value="82" calcext:value-type="float">
            <text:p>8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6000" calcext:value-type="float">
            <text:p>600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4]*[.N84]" office:value-type="float" office:value="5500" calcext:value-type="float">
            <text:p>5500</text:p>
          </table:table-cell>
          <table:table-cell office:value-type="float" office:value="83" calcext:value-type="float">
            <text:p>8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6000" calcext:value-type="float">
            <text:p>600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5]*[.N85]" office:value-type="float" office:value="6250" calcext:value-type="float">
            <text:p>6250</text:p>
          </table:table-cell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5250" calcext:value-type="float">
            <text:p>525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6]*[.N86]" office:value-type="float" office:value="5500" calcext:value-type="float">
            <text:p>5500</text:p>
          </table:table-cell>
          <table:table-cell office:value-type="float" office:value="85" calcext:value-type="float">
            <text:p>8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5250" calcext:value-type="float">
            <text:p>525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7]*[.N87]" office:value-type="float" office:value="6250" calcext:value-type="float">
            <text:p>6250</text:p>
          </table:table-cell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6000" calcext:value-type="float">
            <text:p>600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8]*[.N88]" office:value-type="float" office:value="6250" calcext:value-type="float">
            <text:p>6250</text:p>
          </table:table-cell>
          <table:table-cell office:value-type="float" office:value="87" calcext:value-type="float">
            <text:p>8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5250" calcext:value-type="float">
            <text:p>525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9]*[.N89]" office:value-type="float" office:value="5500" calcext:value-type="float">
            <text:p>5500</text:p>
          </table:table-cell>
          <table:table-cell office:value-type="float" office:value="88" calcext:value-type="float">
            <text:p>8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6000" calcext:value-type="float">
            <text:p>600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0]*[.N90]" office:value-type="float" office:value="5500" calcext:value-type="float">
            <text:p>5500</text:p>
          </table:table-cell>
          <table:table-cell office:value-type="float" office:value="89" calcext:value-type="float">
            <text:p>8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6000" calcext:value-type="float">
            <text:p>600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91]*[.N91]" office:value-type="float" office:value="7500" calcext:value-type="float">
            <text:p>7500</text:p>
          </table:table-cell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5250" calcext:value-type="float">
            <text:p>525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2]*[.N92]" office:value-type="float" office:value="6250" calcext:value-type="float">
            <text:p>6250</text:p>
          </table:table-cell>
          <table:table-cell office:value-type="float" office:value="91" calcext:value-type="float">
            <text:p>9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6000" calcext:value-type="float">
            <text:p>600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3]*[.N93]" office:value-type="float" office:value="6250" calcext:value-type="float">
            <text:p>6250</text:p>
          </table:table-cell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6000" calcext:value-type="float">
            <text:p>600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94]*[.N94]" office:value-type="float" office:value="7500" calcext:value-type="float">
            <text:p>7500</text:p>
          </table:table-cell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6000" calcext:value-type="float">
            <text:p>600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5]*[.N95]" office:value-type="float" office:value="5500" calcext:value-type="float">
            <text:p>5500</text:p>
          </table:table-cell>
          <table:table-cell office:value-type="float" office:value="94" calcext:value-type="float">
            <text:p>9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6000" calcext:value-type="float">
            <text:p>600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6]*[.N96]" office:value-type="float" office:value="5500" calcext:value-type="float">
            <text:p>5500</text:p>
          </table:table-cell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6000" calcext:value-type="float">
            <text:p>600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7]*[.N97]" office:value-type="float" office:value="5500" calcext:value-type="float">
            <text:p>5500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5250" calcext:value-type="float">
            <text:p>525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8]*[.N98]" office:value-type="float" office:value="5500" calcext:value-type="float">
            <text:p>5500</text:p>
          </table:table-cell>
          <table:table-cell office:value-type="float" office:value="97" calcext:value-type="float">
            <text:p>9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6000" calcext:value-type="float">
            <text:p>600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9]*[.N99]" office:value-type="float" office:value="6250" calcext:value-type="float">
            <text:p>6250</text:p>
          </table:table-cell>
          <table:table-cell office:value-type="float" office:value="98" calcext:value-type="float">
            <text:p>9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5250" calcext:value-type="float">
            <text:p>525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00]*[.N100]" office:value-type="float" office:value="5500" calcext:value-type="float">
            <text:p>5500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5250" calcext:value-type="float">
            <text:p>525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01]*[.N101]" office:value-type="float" office:value="5500" calcext:value-type="float">
            <text:p>5500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5" table:style-name="ta1">
        <table:table-column table:style-name="co38" table:default-cell-style-name="ce1"/>
        <table:table-column table:style-name="co40" table:default-cell-style-name="ce1"/>
        <table:table-column table:style-name="co41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default-cell-style-name="ce1"/>
        <table:table-column table:style-name="co48" table:default-cell-style-name="ce1"/>
        <table:table-column table:style-name="co49" table:default-cell-style-name="ce1"/>
        <table:table-column table:style-name="co26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number-columns-repeated="988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6250" calcext:value-type="float">
            <text:p>62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]*[.N2]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2]*[.W2]" office:value-type="float" office:value="4875" calcext:value-type="float">
            <text:p>487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2]*[.AF2]"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3列目　左から１3番目のブロック　削除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6250" calcext:value-type="float">
            <text:p>6250</text:p>
          </table:table-cell>
          <table:table-cell office:value-type="float" office:value="2" calcext:value-type="float">
            <text:p>2</text:p>
          </table:table-cell>
          <table:table-cell table:formula="of:=[.F2]+[.F4]+[.F67]/3" office:value-type="float" office:value="15916.6666666667" calcext:value-type="float">
            <text:p>15916.6666666667</text:p>
          </table:table-cell>
          <table:table-cell/>
          <table:table-cell office:value-type="string" calcext:value-type="string">
            <text:p>3列目　左から１0番目のブロック　削除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]*[.N3]"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table:formula="of:=[.O2]+[.O5]+[.O71]/3" office:value-type="float" office:value="14416.6666666667" calcext:value-type="float">
            <text:p>14416.6666666667</text:p>
          </table:table-cell>
          <table:table-cell/>
          <table:table-cell office:value-type="string" calcext:value-type="string">
            <text:p>3列目　左から3番目のブロック　削除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3]*[.W3]"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table:formula="of:=[.X2]+[.X3]/2" office:value-type="float" office:value="8875" calcext:value-type="float">
            <text:p>8875</text:p>
          </table:table-cell>
          <table:table-cell/>
          <table:table-cell office:value-type="string" calcext:value-type="string">
            <text:p>3列目　左から16番目のブロック　削除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3]*[.AF3]"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 table:formula="of:=[.AG3]+[.AG4]/2" office:value-type="float" office:value="10875" calcext:value-type="float">
            <text:p>10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]*[.N4]"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4]*[.W4]" office:value-type="float" office:value="4875" calcext:value-type="float">
            <text:p>487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4]*[.AF4]" office:value-type="float" office:value="7750" calcext:value-type="float">
            <text:p>7750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6250" calcext:value-type="float">
            <text:p>625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]*[.N5]" office:value-type="float" office:value="6250" calcext:value-type="float">
            <text:p>625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5]*[.W5]"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5]*[.AF5]" office:value-type="float" office:value="7000" calcext:value-type="float">
            <text:p>7000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6250" calcext:value-type="float">
            <text:p>62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]*[.N6]" office:value-type="float" office:value="5500" calcext:value-type="float">
            <text:p>5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6]*[.W6]" office:value-type="float" office:value="8000" calcext:value-type="float">
            <text:p>8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6]*[.AF6]" office:value-type="float" office:value="7000" calcext:value-type="float">
            <text:p>7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6250" calcext:value-type="float">
            <text:p>6250</text:p>
          </table:table-cell>
          <table:table-cell office:value-type="float" office:value="6" calcext:value-type="float">
            <text:p>6</text:p>
          </table:table-cell>
          <table:table-cell table:formula="of:=AVERAGE([.F2:.F101])" office:value-type="float" office:value="6675" calcext:value-type="float">
            <text:p>66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]*[.N7]" office:value-type="float" office:value="6250" calcext:value-type="float">
            <text:p>6250</text:p>
          </table:table-cell>
          <table:table-cell office:value-type="float" office:value="6" calcext:value-type="float">
            <text:p>6</text:p>
          </table:table-cell>
          <table:table-cell table:formula="of:=AVERAGE([.O2:.O101])" office:value-type="float" office:value="6002.5" calcext:value-type="float">
            <text:p>6002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7]*[.W7]" office:value-type="float" office:value="4875" calcext:value-type="float">
            <text:p>4875</text:p>
          </table:table-cell>
          <table:table-cell office:value-type="float" office:value="6" calcext:value-type="float">
            <text:p>6</text:p>
          </table:table-cell>
          <table:table-cell table:formula="of:=AVERAGE([.X2:.X101])" office:value-type="float" office:value="6906.25" calcext:value-type="float">
            <text:p>6906.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]*[.AF7]" office:value-type="float" office:value="7750" calcext:value-type="float">
            <text:p>7750</text:p>
          </table:table-cell>
          <table:table-cell office:value-type="float" office:value="6" calcext:value-type="float">
            <text:p>6</text:p>
          </table:table-cell>
          <table:table-cell table:formula="of:=AVERAGE([.AG2:.AG101])" office:value-type="float" office:value="7602.5" calcext:value-type="float">
            <text:p>7602.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7000" calcext:value-type="float">
            <text:p>70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]*[.N8]" office:value-type="float" office:value="5500" calcext:value-type="float">
            <text:p>55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]*[.W8]" office:value-type="float" office:value="8000" calcext:value-type="float">
            <text:p>80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]*[.AF8]" office:value-type="float" office:value="7750" calcext:value-type="float">
            <text:p>7750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6250" calcext:value-type="float">
            <text:p>625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]*[.N9]" office:value-type="float" office:value="5500" calcext:value-type="float">
            <text:p>55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9]*[.W9]" office:value-type="float" office:value="4875" calcext:value-type="float">
            <text:p>487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]*[.AF9]" office:value-type="float" office:value="7750" calcext:value-type="float">
            <text:p>7750</text:p>
          </table:table-cell>
          <table:table-cell office:value-type="float" office:value="8" calcext:value-type="float">
            <text:p>8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7000" calcext:value-type="float">
            <text:p>7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0]*[.N10]" office:value-type="float" office:value="5500" calcext:value-type="float">
            <text:p>55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10]*[.W10]" office:value-type="float" office:value="4875" calcext:value-type="float">
            <text:p>487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0]*[.AF10]" office:value-type="float" office:value="7750" calcext:value-type="float">
            <text:p>7750</text:p>
          </table:table-cell>
          <table:table-cell office:value-type="float" office:value="9" calcext:value-type="float">
            <text:p>9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6250" calcext:value-type="float">
            <text:p>62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1]*[.N11]" office:value-type="float" office:value="6250" calcext:value-type="float">
            <text:p>62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11]*[.W11]" office:value-type="float" office:value="8000" calcext:value-type="float">
            <text:p>80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11]*[.AF11]"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6250" calcext:value-type="float">
            <text:p>625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2]*[.N12]" office:value-type="float" office:value="5500" calcext:value-type="float">
            <text:p>55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12]*[.W12]" office:value-type="float" office:value="8000" calcext:value-type="float">
            <text:p>80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12]*[.AF12]" office:value-type="float" office:value="7000" calcext:value-type="float">
            <text:p>7000</text:p>
          </table:table-cell>
          <table:table-cell office:value-type="float" office:value="11" calcext:value-type="float">
            <text:p>1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3]*[.N13]" office:value-type="float" office:value="5500" calcext:value-type="float">
            <text:p>550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13]*[.W13]" office:value-type="float" office:value="8000" calcext:value-type="float">
            <text:p>800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13]*[.AF13]"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6250" calcext:value-type="float">
            <text:p>625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4]*[.N14]" office:value-type="float" office:value="5500" calcext:value-type="float">
            <text:p>550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14]*[.W14]" office:value-type="float" office:value="8000" calcext:value-type="float">
            <text:p>800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4]*[.AF14]" office:value-type="float" office:value="7750" calcext:value-type="float">
            <text:p>7750</text:p>
          </table:table-cell>
          <table:table-cell office:value-type="float" office:value="13" calcext:value-type="float">
            <text:p>13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7000" calcext:value-type="float">
            <text:p>700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5]*[.N15]" office:value-type="float" office:value="5500" calcext:value-type="float">
            <text:p>550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15]*[.W15]" office:value-type="float" office:value="8000" calcext:value-type="float">
            <text:p>800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5]*[.AF15]" office:value-type="float" office:value="7750" calcext:value-type="float">
            <text:p>7750</text:p>
          </table:table-cell>
          <table:table-cell office:value-type="float" office:value="14" calcext:value-type="float">
            <text:p>14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7000" calcext:value-type="float">
            <text:p>700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6]*[.N16]" office:value-type="float" office:value="6250" calcext:value-type="float">
            <text:p>625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16]*[.W16]" office:value-type="float" office:value="8000" calcext:value-type="float">
            <text:p>800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6]*[.AF16]" office:value-type="float" office:value="7750" calcext:value-type="float">
            <text:p>7750</text:p>
          </table:table-cell>
          <table:table-cell office:value-type="float" office:value="15" calcext:value-type="float">
            <text:p>15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7000" calcext:value-type="float">
            <text:p>70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7]*[.N17]" office:value-type="float" office:value="5500" calcext:value-type="float">
            <text:p>55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17]*[.W17]"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7]*[.AF17]" office:value-type="float" office:value="7750" calcext:value-type="float">
            <text:p>7750</text:p>
          </table:table-cell>
          <table:table-cell office:value-type="float" office:value="16" calcext:value-type="float">
            <text:p>16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7000" calcext:value-type="float">
            <text:p>700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8]*[.N18]" office:value-type="float" office:value="6250" calcext:value-type="float">
            <text:p>625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18]*[.W18]" office:value-type="float" office:value="4875" calcext:value-type="float">
            <text:p>4875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8]*[.AF18]" office:value-type="float" office:value="7750" calcext:value-type="float">
            <text:p>7750</text:p>
          </table:table-cell>
          <table:table-cell office:value-type="float" office:value="17" calcext:value-type="float">
            <text:p>17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6250" calcext:value-type="float">
            <text:p>6250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9]*[.N19]" office:value-type="float" office:value="5500" calcext:value-type="float">
            <text:p>5500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19]*[.W19]" office:value-type="float" office:value="4875" calcext:value-type="float">
            <text:p>4875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9]*[.AF19]" office:value-type="float" office:value="7750" calcext:value-type="float">
            <text:p>7750</text:p>
          </table:table-cell>
          <table:table-cell office:value-type="float" office:value="18" calcext:value-type="float">
            <text:p>18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7000" calcext:value-type="float">
            <text:p>700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0]*[.N20]" office:value-type="float" office:value="6250" calcext:value-type="float">
            <text:p>625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20]*[.W20]" office:value-type="float" office:value="8000" calcext:value-type="float">
            <text:p>800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0]*[.AF20]" office:value-type="float" office:value="7750" calcext:value-type="float">
            <text:p>7750</text:p>
          </table:table-cell>
          <table:table-cell office:value-type="float" office:value="19" calcext:value-type="float">
            <text:p>19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7000" calcext:value-type="float">
            <text:p>70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1]*[.N21]" office:value-type="float" office:value="5500" calcext:value-type="float">
            <text:p>55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21]*[.W21]" office:value-type="float" office:value="8000" calcext:value-type="float">
            <text:p>80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1]*[.AF21]" office:value-type="float" office:value="7750" calcext:value-type="float">
            <text:p>7750</text:p>
          </table:table-cell>
          <table:table-cell office:value-type="float" office:value="20" calcext:value-type="float">
            <text:p>2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6250" calcext:value-type="float">
            <text:p>625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2]*[.N22]" office:value-type="float" office:value="5500" calcext:value-type="float">
            <text:p>550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22]*[.W22]" office:value-type="float" office:value="8000" calcext:value-type="float">
            <text:p>800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2]*[.AF22]" office:value-type="float" office:value="7750" calcext:value-type="float">
            <text:p>7750</text:p>
          </table:table-cell>
          <table:table-cell office:value-type="float" office:value="21" calcext:value-type="float">
            <text:p>2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7000" calcext:value-type="float">
            <text:p>700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3]*[.N23]" office:value-type="float" office:value="5500" calcext:value-type="float">
            <text:p>550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23]*[.W23]" office:value-type="float" office:value="4875" calcext:value-type="float">
            <text:p>487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3]*[.AF23]" office:value-type="float" office:value="7750" calcext:value-type="float">
            <text:p>7750</text:p>
          </table:table-cell>
          <table:table-cell office:value-type="float" office:value="22" calcext:value-type="float">
            <text:p>22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6250" calcext:value-type="float">
            <text:p>625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4]*[.N24]" office:value-type="float" office:value="6250" calcext:value-type="float">
            <text:p>625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24]*[.W24]" office:value-type="float" office:value="8000" calcext:value-type="float">
            <text:p>800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4]*[.AF24]" office:value-type="float" office:value="7750" calcext:value-type="float">
            <text:p>7750</text:p>
          </table:table-cell>
          <table:table-cell office:value-type="float" office:value="23" calcext:value-type="float">
            <text:p>23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6250" calcext:value-type="float">
            <text:p>625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5]*[.N25]" office:value-type="float" office:value="5500" calcext:value-type="float">
            <text:p>550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25]*[.W25]" office:value-type="float" office:value="8000" calcext:value-type="float">
            <text:p>800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5]*[.AF25]" office:value-type="float" office:value="7750" calcext:value-type="float">
            <text:p>7750</text:p>
          </table:table-cell>
          <table:table-cell office:value-type="float" office:value="24" calcext:value-type="float">
            <text:p>24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8000" calcext:value-type="float">
            <text:p>800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6]*[.N26]" office:value-type="float" office:value="6250" calcext:value-type="float">
            <text:p>625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26]*[.W26]" office:value-type="float" office:value="4875" calcext:value-type="float">
            <text:p>487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6]*[.AF26]" office:value-type="float" office:value="7750" calcext:value-type="float">
            <text:p>7750</text:p>
          </table:table-cell>
          <table:table-cell office:value-type="float" office:value="25" calcext:value-type="float">
            <text:p>25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6250" calcext:value-type="float">
            <text:p>625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7]*[.N27]" office:value-type="float" office:value="6250" calcext:value-type="float">
            <text:p>625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27]*[.W27]" office:value-type="float" office:value="8000" calcext:value-type="float">
            <text:p>800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7]*[.AF27]" office:value-type="float" office:value="7750" calcext:value-type="float">
            <text:p>7750</text:p>
          </table:table-cell>
          <table:table-cell office:value-type="float" office:value="26" calcext:value-type="float">
            <text:p>26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8000" calcext:value-type="float">
            <text:p>800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8]*[.N28]" office:value-type="float" office:value="5500" calcext:value-type="float">
            <text:p>550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28]*[.W28]" office:value-type="float" office:value="8000" calcext:value-type="float">
            <text:p>800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8]*[.AF28]" office:value-type="float" office:value="7750" calcext:value-type="float">
            <text:p>7750</text:p>
          </table:table-cell>
          <table:table-cell office:value-type="float" office:value="27" calcext:value-type="float">
            <text:p>27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7000" calcext:value-type="float">
            <text:p>700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9]*[.N29]" office:value-type="float" office:value="6250" calcext:value-type="float">
            <text:p>625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29]*[.W29]" office:value-type="float" office:value="4875" calcext:value-type="float">
            <text:p>4875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29]*[.AF29]" office:value-type="float" office:value="7000" calcext:value-type="float">
            <text:p>7000</text:p>
          </table:table-cell>
          <table:table-cell office:value-type="float" office:value="28" calcext:value-type="float">
            <text:p>28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6250" calcext:value-type="float">
            <text:p>625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0]*[.N30]" office:value-type="float" office:value="5500" calcext:value-type="float">
            <text:p>550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30]*[.W30]" office:value-type="float" office:value="8000" calcext:value-type="float">
            <text:p>800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0]*[.AF30]" office:value-type="float" office:value="7750" calcext:value-type="float">
            <text:p>7750</text:p>
          </table:table-cell>
          <table:table-cell office:value-type="float" office:value="29" calcext:value-type="float">
            <text:p>29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6250" calcext:value-type="float">
            <text:p>625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1]*[.N31]" office:value-type="float" office:value="6250" calcext:value-type="float">
            <text:p>625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31]*[.W31]" office:value-type="float" office:value="4875" calcext:value-type="float">
            <text:p>487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1]*[.AF31]" office:value-type="float" office:value="7750" calcext:value-type="float">
            <text:p>7750</text:p>
          </table:table-cell>
          <table:table-cell office:value-type="float" office:value="30" calcext:value-type="float">
            <text:p>3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7000" calcext:value-type="float">
            <text:p>700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2]*[.N32]" office:value-type="float" office:value="6250" calcext:value-type="float">
            <text:p>625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32]*[.W32]" office:value-type="float" office:value="8000" calcext:value-type="float">
            <text:p>800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2]*[.AF32]" office:value-type="float" office:value="7750" calcext:value-type="float">
            <text:p>7750</text:p>
          </table:table-cell>
          <table:table-cell office:value-type="float" office:value="31" calcext:value-type="float">
            <text:p>3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7000" calcext:value-type="float">
            <text:p>70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33]*[.N33]"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33]*[.W33]" office:value-type="float" office:value="4875" calcext:value-type="float">
            <text:p>487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3]*[.AF33]" office:value-type="float" office:value="7750" calcext:value-type="float">
            <text:p>7750</text:p>
          </table:table-cell>
          <table:table-cell office:value-type="float" office:value="32" calcext:value-type="float">
            <text:p>32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6250" calcext:value-type="float">
            <text:p>625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4]*[.N34]" office:value-type="float" office:value="5500" calcext:value-type="float">
            <text:p>550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34]*[.W34]" office:value-type="float" office:value="4875" calcext:value-type="float">
            <text:p>4875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4]*[.AF34]" office:value-type="float" office:value="7750" calcext:value-type="float">
            <text:p>7750</text:p>
          </table:table-cell>
          <table:table-cell office:value-type="float" office:value="33" calcext:value-type="float">
            <text:p>33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6250" calcext:value-type="float">
            <text:p>625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35]*[.N35]" office:value-type="float" office:value="8000" calcext:value-type="float">
            <text:p>800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35]*[.W35]" office:value-type="float" office:value="4875" calcext:value-type="float">
            <text:p>4875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5]*[.AF35]" office:value-type="float" office:value="7750" calcext:value-type="float">
            <text:p>7750</text:p>
          </table:table-cell>
          <table:table-cell office:value-type="float" office:value="34" calcext:value-type="float">
            <text:p>34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7000" calcext:value-type="float">
            <text:p>70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6]*[.N36]" office:value-type="float" office:value="5500" calcext:value-type="float">
            <text:p>55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36]*[.W36]" office:value-type="float" office:value="8000" calcext:value-type="float">
            <text:p>80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6]*[.AF36]" office:value-type="float" office:value="7750" calcext:value-type="float">
            <text:p>7750</text:p>
          </table:table-cell>
          <table:table-cell office:value-type="float" office:value="35" calcext:value-type="float">
            <text:p>35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7000" calcext:value-type="float">
            <text:p>700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37]*[.N37]" office:value-type="float" office:value="8000" calcext:value-type="float">
            <text:p>800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37]*[.W37]" office:value-type="float" office:value="8000" calcext:value-type="float">
            <text:p>800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7]*[.AF37]" office:value-type="float" office:value="7750" calcext:value-type="float">
            <text:p>7750</text:p>
          </table:table-cell>
          <table:table-cell office:value-type="float" office:value="36" calcext:value-type="float">
            <text:p>36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6250" calcext:value-type="float">
            <text:p>625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8]*[.N38]" office:value-type="float" office:value="5500" calcext:value-type="float">
            <text:p>550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38]*[.W38]" office:value-type="float" office:value="4875" calcext:value-type="float">
            <text:p>4875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8]*[.AF38]" office:value-type="float" office:value="7750" calcext:value-type="float">
            <text:p>7750</text:p>
          </table:table-cell>
          <table:table-cell office:value-type="float" office:value="37" calcext:value-type="float">
            <text:p>37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7000" calcext:value-type="float">
            <text:p>700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9]*[.N39]" office:value-type="float" office:value="6250" calcext:value-type="float">
            <text:p>625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39]*[.W39]" office:value-type="float" office:value="8000" calcext:value-type="float">
            <text:p>800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39]*[.AF39]" office:value-type="float" office:value="7000" calcext:value-type="float">
            <text:p>7000</text:p>
          </table:table-cell>
          <table:table-cell office:value-type="float" office:value="38" calcext:value-type="float">
            <text:p>38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7000" calcext:value-type="float">
            <text:p>700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40]*[.N40]" office:value-type="float" office:value="8000" calcext:value-type="float">
            <text:p>800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40]*[.W40]" office:value-type="float" office:value="8000" calcext:value-type="float">
            <text:p>800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40]*[.AF40]" office:value-type="float" office:value="7000" calcext:value-type="float">
            <text:p>7000</text:p>
          </table:table-cell>
          <table:table-cell office:value-type="float" office:value="39" calcext:value-type="float">
            <text:p>39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6250" calcext:value-type="float">
            <text:p>625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1]*[.N41]" office:value-type="float" office:value="5500" calcext:value-type="float">
            <text:p>55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41]*[.W41]" office:value-type="float" office:value="8000" calcext:value-type="float">
            <text:p>80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41]*[.AF41]" office:value-type="float" office:value="7750" calcext:value-type="float">
            <text:p>7750</text:p>
          </table:table-cell>
          <table:table-cell office:value-type="float" office:value="40" calcext:value-type="float">
            <text:p>4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6250" calcext:value-type="float">
            <text:p>625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2]*[.N42]" office:value-type="float" office:value="6250" calcext:value-type="float">
            <text:p>625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42]*[.W42]" office:value-type="float" office:value="8000" calcext:value-type="float">
            <text:p>800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42]*[.AF42]" office:value-type="float" office:value="7750" calcext:value-type="float">
            <text:p>7750</text:p>
          </table:table-cell>
          <table:table-cell office:value-type="float" office:value="41" calcext:value-type="float">
            <text:p>4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7000" calcext:value-type="float">
            <text:p>70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3]*[.N43]" office:value-type="float" office:value="6250" calcext:value-type="float">
            <text:p>625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43]*[.W43]" office:value-type="float" office:value="4875" calcext:value-type="float">
            <text:p>4875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43]*[.AF43]" office:value-type="float" office:value="7750" calcext:value-type="float">
            <text:p>7750</text:p>
          </table:table-cell>
          <table:table-cell office:value-type="float" office:value="42" calcext:value-type="float">
            <text:p>42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6250" calcext:value-type="float">
            <text:p>625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44]*[.N44]" office:value-type="float" office:value="8000" calcext:value-type="float">
            <text:p>800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44]*[.W44]" office:value-type="float" office:value="4875" calcext:value-type="float">
            <text:p>4875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44]*[.AF44]" office:value-type="float" office:value="7750" calcext:value-type="float">
            <text:p>7750</text:p>
          </table:table-cell>
          <table:table-cell office:value-type="float" office:value="43" calcext:value-type="float">
            <text:p>43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6250" calcext:value-type="float">
            <text:p>625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5]*[.N45]" office:value-type="float" office:value="5500" calcext:value-type="float">
            <text:p>55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45]*[.W45]" office:value-type="float" office:value="8000" calcext:value-type="float">
            <text:p>80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45]*[.AF45]" office:value-type="float" office:value="7750" calcext:value-type="float">
            <text:p>7750</text:p>
          </table:table-cell>
          <table:table-cell office:value-type="float" office:value="44" calcext:value-type="float">
            <text:p>44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6250" calcext:value-type="float">
            <text:p>625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6]*[.N46]" office:value-type="float" office:value="5500" calcext:value-type="float">
            <text:p>550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46]*[.W46]" office:value-type="float" office:value="4875" calcext:value-type="float">
            <text:p>487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46]*[.AF46]" office:value-type="float" office:value="7000" calcext:value-type="float">
            <text:p>7000</text:p>
          </table:table-cell>
          <table:table-cell office:value-type="float" office:value="45" calcext:value-type="float">
            <text:p>45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6250" calcext:value-type="float">
            <text:p>625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7]*[.N47]" office:value-type="float" office:value="5500" calcext:value-type="float">
            <text:p>550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47]*[.W47]" office:value-type="float" office:value="8000" calcext:value-type="float">
            <text:p>800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47]*[.AF47]" office:value-type="float" office:value="7750" calcext:value-type="float">
            <text:p>7750</text:p>
          </table:table-cell>
          <table:table-cell office:value-type="float" office:value="46" calcext:value-type="float">
            <text:p>46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7000" calcext:value-type="float">
            <text:p>70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8]*[.N48]" office:value-type="float" office:value="5500" calcext:value-type="float">
            <text:p>55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48]*[.W48]" office:value-type="float" office:value="8000" calcext:value-type="float">
            <text:p>80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48]*[.AF48]" office:value-type="float" office:value="7000" calcext:value-type="float">
            <text:p>7000</text:p>
          </table:table-cell>
          <table:table-cell office:value-type="float" office:value="47" calcext:value-type="float">
            <text:p>47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6250" calcext:value-type="float">
            <text:p>625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9]*[.N49]" office:value-type="float" office:value="5500" calcext:value-type="float">
            <text:p>550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49]*[.W49]" office:value-type="float" office:value="4875" calcext:value-type="float">
            <text:p>4875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49]*[.AF49]" office:value-type="float" office:value="7750" calcext:value-type="float">
            <text:p>7750</text:p>
          </table:table-cell>
          <table:table-cell office:value-type="float" office:value="48" calcext:value-type="float">
            <text:p>48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6250" calcext:value-type="float">
            <text:p>625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0]*[.N50]" office:value-type="float" office:value="5500" calcext:value-type="float">
            <text:p>550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50]*[.W50]" office:value-type="float" office:value="8000" calcext:value-type="float">
            <text:p>800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50]*[.AF50]" office:value-type="float" office:value="7750" calcext:value-type="float">
            <text:p>7750</text:p>
          </table:table-cell>
          <table:table-cell office:value-type="float" office:value="49" calcext:value-type="float">
            <text:p>49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7000" calcext:value-type="float">
            <text:p>7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1]*[.N51]" office:value-type="float" office:value="5500" calcext:value-type="float">
            <text:p>55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51]*[.W51]"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51]*[.AF51]" office:value-type="float" office:value="7750" calcext:value-type="float">
            <text:p>7750</text:p>
          </table:table-cell>
          <table:table-cell office:value-type="float" office:value="50" calcext:value-type="float">
            <text:p>5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7000" calcext:value-type="float">
            <text:p>700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2]*[.N52]" office:value-type="float" office:value="6250" calcext:value-type="float">
            <text:p>625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52]*[.W52]" office:value-type="float" office:value="4875" calcext:value-type="float">
            <text:p>4875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52]*[.AF52]" office:value-type="float" office:value="7750" calcext:value-type="float">
            <text:p>7750</text:p>
          </table:table-cell>
          <table:table-cell office:value-type="float" office:value="51" calcext:value-type="float">
            <text:p>5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6250" calcext:value-type="float">
            <text:p>625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53]*[.N53]" office:value-type="float" office:value="8000" calcext:value-type="float">
            <text:p>800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53]*[.W53]" office:value-type="float" office:value="8000" calcext:value-type="float">
            <text:p>800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53]*[.AF53]" office:value-type="float" office:value="7000" calcext:value-type="float">
            <text:p>7000</text:p>
          </table:table-cell>
          <table:table-cell office:value-type="float" office:value="52" calcext:value-type="float">
            <text:p>52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6250" calcext:value-type="float">
            <text:p>625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4]*[.N54]" office:value-type="float" office:value="6250" calcext:value-type="float">
            <text:p>625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54]*[.W54]" office:value-type="float" office:value="4875" calcext:value-type="float">
            <text:p>4875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54]*[.AF54]" office:value-type="float" office:value="7000" calcext:value-type="float">
            <text:p>7000</text:p>
          </table:table-cell>
          <table:table-cell office:value-type="float" office:value="53" calcext:value-type="float">
            <text:p>53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8000" calcext:value-type="float">
            <text:p>800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55]*[.N55]" office:value-type="float" office:value="8000" calcext:value-type="float">
            <text:p>800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55]*[.W55]" office:value-type="float" office:value="8000" calcext:value-type="float">
            <text:p>800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55]*[.AF55]" office:value-type="float" office:value="7750" calcext:value-type="float">
            <text:p>7750</text:p>
          </table:table-cell>
          <table:table-cell office:value-type="float" office:value="54" calcext:value-type="float">
            <text:p>54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7000" calcext:value-type="float">
            <text:p>700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6]*[.N56]" office:value-type="float" office:value="5500" calcext:value-type="float">
            <text:p>550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56]*[.W56]" office:value-type="float" office:value="8000" calcext:value-type="float">
            <text:p>800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56]*[.AF56]" office:value-type="float" office:value="7750" calcext:value-type="float">
            <text:p>7750</text:p>
          </table:table-cell>
          <table:table-cell office:value-type="float" office:value="55" calcext:value-type="float">
            <text:p>55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7000" calcext:value-type="float">
            <text:p>700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7]*[.N57]" office:value-type="float" office:value="5500" calcext:value-type="float">
            <text:p>550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57]*[.W57]" office:value-type="float" office:value="4875" calcext:value-type="float">
            <text:p>4875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57]*[.AF57]" office:value-type="float" office:value="7750" calcext:value-type="float">
            <text:p>7750</text:p>
          </table:table-cell>
          <table:table-cell office:value-type="float" office:value="56" calcext:value-type="float">
            <text:p>56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6250" calcext:value-type="float">
            <text:p>625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58]*[.N58]" office:value-type="float" office:value="8000" calcext:value-type="float">
            <text:p>800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58]*[.W58]" office:value-type="float" office:value="4875" calcext:value-type="float">
            <text:p>4875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58]*[.AF58]" office:value-type="float" office:value="7750" calcext:value-type="float">
            <text:p>7750</text:p>
          </table:table-cell>
          <table:table-cell office:value-type="float" office:value="57" calcext:value-type="float">
            <text:p>57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6250" calcext:value-type="float">
            <text:p>625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9]*[.N59]" office:value-type="float" office:value="5500" calcext:value-type="float">
            <text:p>550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59]*[.W59]" office:value-type="float" office:value="8000" calcext:value-type="float">
            <text:p>800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59]*[.AF59]" office:value-type="float" office:value="7750" calcext:value-type="float">
            <text:p>7750</text:p>
          </table:table-cell>
          <table:table-cell office:value-type="float" office:value="58" calcext:value-type="float">
            <text:p>58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6250" calcext:value-type="float">
            <text:p>625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0]*[.N60]" office:value-type="float" office:value="5500" calcext:value-type="float">
            <text:p>550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60]*[.W60]" office:value-type="float" office:value="4875" calcext:value-type="float">
            <text:p>4875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60]*[.AF60]" office:value-type="float" office:value="7000" calcext:value-type="float">
            <text:p>7000</text:p>
          </table:table-cell>
          <table:table-cell office:value-type="float" office:value="59" calcext:value-type="float">
            <text:p>59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6250" calcext:value-type="float">
            <text:p>625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1]*[.N61]" office:value-type="float" office:value="5500" calcext:value-type="float">
            <text:p>550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61]*[.W61]" office:value-type="float" office:value="4875" calcext:value-type="float">
            <text:p>4875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61]*[.AF61]" office:value-type="float" office:value="7750" calcext:value-type="float">
            <text:p>7750</text:p>
          </table:table-cell>
          <table:table-cell office:value-type="float" office:value="60" calcext:value-type="float">
            <text:p>6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7000" calcext:value-type="float">
            <text:p>700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2]*[.N62]" office:value-type="float" office:value="5500" calcext:value-type="float">
            <text:p>550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62]*[.W62]" office:value-type="float" office:value="8000" calcext:value-type="float">
            <text:p>800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62]*[.AF62]" office:value-type="float" office:value="7000" calcext:value-type="float">
            <text:p>7000</text:p>
          </table:table-cell>
          <table:table-cell office:value-type="float" office:value="61" calcext:value-type="float">
            <text:p>6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7000" calcext:value-type="float">
            <text:p>700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3]*[.N63]" office:value-type="float" office:value="6250" calcext:value-type="float">
            <text:p>625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63]*[.W63]" office:value-type="float" office:value="8000" calcext:value-type="float">
            <text:p>800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63]*[.AF63]" office:value-type="float" office:value="7750" calcext:value-type="float">
            <text:p>7750</text:p>
          </table:table-cell>
          <table:table-cell office:value-type="float" office:value="62" calcext:value-type="float">
            <text:p>62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7000" calcext:value-type="float">
            <text:p>700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4]*[.N64]" office:value-type="float" office:value="5500" calcext:value-type="float">
            <text:p>550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64]*[.W64]" office:value-type="float" office:value="8000" calcext:value-type="float">
            <text:p>800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64]*[.AF64]" office:value-type="float" office:value="7750" calcext:value-type="float">
            <text:p>7750</text:p>
          </table:table-cell>
          <table:table-cell office:value-type="float" office:value="63" calcext:value-type="float">
            <text:p>63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7000" calcext:value-type="float">
            <text:p>700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5]*[.N65]" office:value-type="float" office:value="5500" calcext:value-type="float">
            <text:p>550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65]*[.W65]" office:value-type="float" office:value="4875" calcext:value-type="float">
            <text:p>4875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65]*[.AF65]" office:value-type="float" office:value="7000" calcext:value-type="float">
            <text:p>7000</text:p>
          </table:table-cell>
          <table:table-cell office:value-type="float" office:value="64" calcext:value-type="float">
            <text:p>64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6250" calcext:value-type="float">
            <text:p>625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6]*[.N66]" office:value-type="float" office:value="6250" calcext:value-type="float">
            <text:p>625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66]*[.W66]" office:value-type="float" office:value="8000" calcext:value-type="float">
            <text:p>800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66]*[.AF66]" office:value-type="float" office:value="7750" calcext:value-type="float">
            <text:p>7750</text:p>
          </table:table-cell>
          <table:table-cell office:value-type="float" office:value="65" calcext:value-type="float">
            <text:p>65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8000" calcext:value-type="float">
            <text:p>800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7]*[.N67]" office:value-type="float" office:value="5500" calcext:value-type="float">
            <text:p>550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67]*[.W67]" office:value-type="float" office:value="8000" calcext:value-type="float">
            <text:p>800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67]*[.AF67]" office:value-type="float" office:value="7750" calcext:value-type="float">
            <text:p>7750</text:p>
          </table:table-cell>
          <table:table-cell office:value-type="float" office:value="66" calcext:value-type="float">
            <text:p>66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7000" calcext:value-type="float">
            <text:p>700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8]*[.N68]" office:value-type="float" office:value="5500" calcext:value-type="float">
            <text:p>550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68]*[.W68]" office:value-type="float" office:value="8000" calcext:value-type="float">
            <text:p>800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68]*[.AF68]" office:value-type="float" office:value="7750" calcext:value-type="float">
            <text:p>7750</text:p>
          </table:table-cell>
          <table:table-cell office:value-type="float" office:value="67" calcext:value-type="float">
            <text:p>67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6250" calcext:value-type="float">
            <text:p>625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9]*[.N69]" office:value-type="float" office:value="5500" calcext:value-type="float">
            <text:p>550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69]*[.W69]" office:value-type="float" office:value="8000" calcext:value-type="float">
            <text:p>800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69]*[.AF69]" office:value-type="float" office:value="7000" calcext:value-type="float">
            <text:p>7000</text:p>
          </table:table-cell>
          <table:table-cell office:value-type="float" office:value="68" calcext:value-type="float">
            <text:p>68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6250" calcext:value-type="float">
            <text:p>625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0]*[.N70]" office:value-type="float" office:value="5500" calcext:value-type="float">
            <text:p>550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70]*[.W70]" office:value-type="float" office:value="8000" calcext:value-type="float">
            <text:p>800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0]*[.AF70]" office:value-type="float" office:value="7750" calcext:value-type="float">
            <text:p>7750</text:p>
          </table:table-cell>
          <table:table-cell office:value-type="float" office:value="69" calcext:value-type="float">
            <text:p>69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6250" calcext:value-type="float">
            <text:p>625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71]*[.N71]" office:value-type="float" office:value="8000" calcext:value-type="float">
            <text:p>800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71]*[.W71]" office:value-type="float" office:value="8000" calcext:value-type="float">
            <text:p>800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1]*[.AF71]" office:value-type="float" office:value="7750" calcext:value-type="float">
            <text:p>7750</text:p>
          </table:table-cell>
          <table:table-cell office:value-type="float" office:value="70" calcext:value-type="float">
            <text:p>7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7000" calcext:value-type="float">
            <text:p>700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2]*[.N72]" office:value-type="float" office:value="5500" calcext:value-type="float">
            <text:p>550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72]*[.W72]" office:value-type="float" office:value="8000" calcext:value-type="float">
            <text:p>800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2]*[.AF72]" office:value-type="float" office:value="7750" calcext:value-type="float">
            <text:p>7750</text:p>
          </table:table-cell>
          <table:table-cell office:value-type="float" office:value="71" calcext:value-type="float">
            <text:p>7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6250" calcext:value-type="float">
            <text:p>625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3]*[.N73]" office:value-type="float" office:value="5500" calcext:value-type="float">
            <text:p>550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73]*[.W73]" office:value-type="float" office:value="8000" calcext:value-type="float">
            <text:p>800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3]*[.AF73]" office:value-type="float" office:value="7750" calcext:value-type="float">
            <text:p>7750</text:p>
          </table:table-cell>
          <table:table-cell office:value-type="float" office:value="72" calcext:value-type="float">
            <text:p>72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8000" calcext:value-type="float">
            <text:p>800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4]*[.N74]" office:value-type="float" office:value="6250" calcext:value-type="float">
            <text:p>625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74]*[.W74]" office:value-type="float" office:value="4875" calcext:value-type="float">
            <text:p>487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4]*[.AF74]" office:value-type="float" office:value="7750" calcext:value-type="float">
            <text:p>7750</text:p>
          </table:table-cell>
          <table:table-cell office:value-type="float" office:value="73" calcext:value-type="float">
            <text:p>73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7000" calcext:value-type="float">
            <text:p>700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5]*[.N75]" office:value-type="float" office:value="5500" calcext:value-type="float">
            <text:p>550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75]*[.W75]" office:value-type="float" office:value="4875" calcext:value-type="float">
            <text:p>4875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5]*[.AF75]" office:value-type="float" office:value="7750" calcext:value-type="float">
            <text:p>7750</text:p>
          </table:table-cell>
          <table:table-cell office:value-type="float" office:value="74" calcext:value-type="float">
            <text:p>74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6250" calcext:value-type="float">
            <text:p>62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6]*[.N76]" office:value-type="float" office:value="6250" calcext:value-type="float">
            <text:p>62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76]*[.W76]" office:value-type="float" office:value="8000" calcext:value-type="float">
            <text:p>800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AE76]*[.AF76]" office:value-type="float" office:value="8000" calcext:value-type="float">
            <text:p>8000</text:p>
          </table:table-cell>
          <table:table-cell office:value-type="float" office:value="75" calcext:value-type="float">
            <text:p>75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6250" calcext:value-type="float">
            <text:p>625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7]*[.N77]" office:value-type="float" office:value="6250" calcext:value-type="float">
            <text:p>625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77]*[.W77]" office:value-type="float" office:value="8000" calcext:value-type="float">
            <text:p>800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7]*[.AF77]" office:value-type="float" office:value="7750" calcext:value-type="float">
            <text:p>7750</text:p>
          </table:table-cell>
          <table:table-cell office:value-type="float" office:value="76" calcext:value-type="float">
            <text:p>76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6250" calcext:value-type="float">
            <text:p>625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8]*[.N78]" office:value-type="float" office:value="5500" calcext:value-type="float">
            <text:p>550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78]*[.W78]" office:value-type="float" office:value="8000" calcext:value-type="float">
            <text:p>800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8]*[.AF78]" office:value-type="float" office:value="7750" calcext:value-type="float">
            <text:p>7750</text:p>
          </table:table-cell>
          <table:table-cell office:value-type="float" office:value="77" calcext:value-type="float">
            <text:p>77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7000" calcext:value-type="float">
            <text:p>700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79]*[.N79]" office:value-type="float" office:value="8000" calcext:value-type="float">
            <text:p>800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79]*[.W79]" office:value-type="float" office:value="4875" calcext:value-type="float">
            <text:p>4875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9]*[.AF79]" office:value-type="float" office:value="7750" calcext:value-type="float">
            <text:p>7750</text:p>
          </table:table-cell>
          <table:table-cell office:value-type="float" office:value="78" calcext:value-type="float">
            <text:p>78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7000" calcext:value-type="float">
            <text:p>700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0]*[.N80]" office:value-type="float" office:value="5500" calcext:value-type="float">
            <text:p>550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0]*[.W80]" office:value-type="float" office:value="8000" calcext:value-type="float">
            <text:p>800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0]*[.AF80]" office:value-type="float" office:value="7750" calcext:value-type="float">
            <text:p>7750</text:p>
          </table:table-cell>
          <table:table-cell office:value-type="float" office:value="79" calcext:value-type="float">
            <text:p>79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7000" calcext:value-type="float">
            <text:p>70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81]*[.N81]" office:value-type="float" office:value="8000" calcext:value-type="float">
            <text:p>80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1]*[.W81]" office:value-type="float" office:value="8000" calcext:value-type="float">
            <text:p>80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1]*[.AF81]" office:value-type="float" office:value="7750" calcext:value-type="float">
            <text:p>7750</text:p>
          </table:table-cell>
          <table:table-cell office:value-type="float" office:value="80" calcext:value-type="float">
            <text:p>8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7000" calcext:value-type="float">
            <text:p>700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2]*[.N82]" office:value-type="float" office:value="5500" calcext:value-type="float">
            <text:p>550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2]*[.W82]" office:value-type="float" office:value="8000" calcext:value-type="float">
            <text:p>800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2]*[.AF82]" office:value-type="float" office:value="7750" calcext:value-type="float">
            <text:p>7750</text:p>
          </table:table-cell>
          <table:table-cell office:value-type="float" office:value="81" calcext:value-type="float">
            <text:p>8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7000" calcext:value-type="float">
            <text:p>700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3]*[.N83]" office:value-type="float" office:value="6250" calcext:value-type="float">
            <text:p>625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3]*[.W83]" office:value-type="float" office:value="8000" calcext:value-type="float">
            <text:p>800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3]*[.AF83]" office:value-type="float" office:value="7750" calcext:value-type="float">
            <text:p>7750</text:p>
          </table:table-cell>
          <table:table-cell office:value-type="float" office:value="82" calcext:value-type="float">
            <text:p>82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6250" calcext:value-type="float">
            <text:p>625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4]*[.N84]" office:value-type="float" office:value="5500" calcext:value-type="float">
            <text:p>550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84]*[.W84]" office:value-type="float" office:value="4875" calcext:value-type="float">
            <text:p>4875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4]*[.AF84]" office:value-type="float" office:value="7750" calcext:value-type="float">
            <text:p>7750</text:p>
          </table:table-cell>
          <table:table-cell office:value-type="float" office:value="83" calcext:value-type="float">
            <text:p>83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7000" calcext:value-type="float">
            <text:p>700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5]*[.N85]" office:value-type="float" office:value="5500" calcext:value-type="float">
            <text:p>550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5]*[.W85]" office:value-type="float" office:value="8000" calcext:value-type="float">
            <text:p>800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5]*[.AF85]" office:value-type="float" office:value="7750" calcext:value-type="float">
            <text:p>7750</text:p>
          </table:table-cell>
          <table:table-cell office:value-type="float" office:value="84" calcext:value-type="float">
            <text:p>84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6250" calcext:value-type="float">
            <text:p>625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6]*[.N86]" office:value-type="float" office:value="5500" calcext:value-type="float">
            <text:p>550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6]*[.W86]" office:value-type="float" office:value="8000" calcext:value-type="float">
            <text:p>800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86]*[.AF86]" office:value-type="float" office:value="7000" calcext:value-type="float">
            <text:p>7000</text:p>
          </table:table-cell>
          <table:table-cell office:value-type="float" office:value="85" calcext:value-type="float">
            <text:p>85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7000" calcext:value-type="float">
            <text:p>700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7]*[.N87]" office:value-type="float" office:value="5500" calcext:value-type="float">
            <text:p>550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7]*[.W87]" office:value-type="float" office:value="8000" calcext:value-type="float">
            <text:p>800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7]*[.AF87]" office:value-type="float" office:value="7750" calcext:value-type="float">
            <text:p>7750</text:p>
          </table:table-cell>
          <table:table-cell office:value-type="float" office:value="86" calcext:value-type="float">
            <text:p>86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6250" calcext:value-type="float">
            <text:p>625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88]*[.N88]" office:value-type="float" office:value="8000" calcext:value-type="float">
            <text:p>800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8]*[.W88]" office:value-type="float" office:value="8000" calcext:value-type="float">
            <text:p>800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8]*[.AF88]" office:value-type="float" office:value="7750" calcext:value-type="float">
            <text:p>7750</text:p>
          </table:table-cell>
          <table:table-cell office:value-type="float" office:value="87" calcext:value-type="float">
            <text:p>87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6250" calcext:value-type="float">
            <text:p>625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9]*[.N89]" office:value-type="float" office:value="5500" calcext:value-type="float">
            <text:p>550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89]*[.W89]" office:value-type="float" office:value="4875" calcext:value-type="float">
            <text:p>4875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9]*[.AF89]" office:value-type="float" office:value="7750" calcext:value-type="float">
            <text:p>7750</text:p>
          </table:table-cell>
          <table:table-cell office:value-type="float" office:value="88" calcext:value-type="float">
            <text:p>88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7000" calcext:value-type="float">
            <text:p>700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0]*[.N90]" office:value-type="float" office:value="5500" calcext:value-type="float">
            <text:p>550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90]*[.W90]" office:value-type="float" office:value="8000" calcext:value-type="float">
            <text:p>800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0]*[.AF90]" office:value-type="float" office:value="7750" calcext:value-type="float">
            <text:p>7750</text:p>
          </table:table-cell>
          <table:table-cell office:value-type="float" office:value="89" calcext:value-type="float">
            <text:p>89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6250" calcext:value-type="float">
            <text:p>625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1]*[.N91]" office:value-type="float" office:value="5500" calcext:value-type="float">
            <text:p>550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91]*[.W91]" office:value-type="float" office:value="4875" calcext:value-type="float">
            <text:p>4875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1]*[.AF91]" office:value-type="float" office:value="7750" calcext:value-type="float">
            <text:p>7750</text:p>
          </table:table-cell>
          <table:table-cell office:value-type="float" office:value="90" calcext:value-type="float">
            <text:p>9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6250" calcext:value-type="float">
            <text:p>625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2]*[.N92]" office:value-type="float" office:value="5500" calcext:value-type="float">
            <text:p>550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92]*[.W92]" office:value-type="float" office:value="4875" calcext:value-type="float">
            <text:p>487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2]*[.AF92]" office:value-type="float" office:value="7750" calcext:value-type="float">
            <text:p>7750</text:p>
          </table:table-cell>
          <table:table-cell office:value-type="float" office:value="91" calcext:value-type="float">
            <text:p>9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7000" calcext:value-type="float">
            <text:p>700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3]*[.N93]" office:value-type="float" office:value="5500" calcext:value-type="float">
            <text:p>550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93]*[.W93]" office:value-type="float" office:value="4875" calcext:value-type="float">
            <text:p>4875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3]*[.AF93]" office:value-type="float" office:value="7750" calcext:value-type="float">
            <text:p>7750</text:p>
          </table:table-cell>
          <table:table-cell office:value-type="float" office:value="92" calcext:value-type="float">
            <text:p>92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6250" calcext:value-type="float">
            <text:p>625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4]*[.N94]" office:value-type="float" office:value="5500" calcext:value-type="float">
            <text:p>550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94]*[.W94]" office:value-type="float" office:value="8000" calcext:value-type="float">
            <text:p>800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94]*[.AF94]" office:value-type="float" office:value="7000" calcext:value-type="float">
            <text:p>7000</text:p>
          </table:table-cell>
          <table:table-cell office:value-type="float" office:value="93" calcext:value-type="float">
            <text:p>93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7000" calcext:value-type="float">
            <text:p>700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5]*[.N95]" office:value-type="float" office:value="5500" calcext:value-type="float">
            <text:p>550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95]*[.W95]" office:value-type="float" office:value="8000" calcext:value-type="float">
            <text:p>800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5]*[.AF95]" office:value-type="float" office:value="7750" calcext:value-type="float">
            <text:p>7750</text:p>
          </table:table-cell>
          <table:table-cell office:value-type="float" office:value="94" calcext:value-type="float">
            <text:p>94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6250" calcext:value-type="float">
            <text:p>625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6]*[.N96]" office:value-type="float" office:value="6250" calcext:value-type="float">
            <text:p>625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96]*[.W96]" office:value-type="float" office:value="8000" calcext:value-type="float">
            <text:p>800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6]*[.AF96]" office:value-type="float" office:value="7750" calcext:value-type="float">
            <text:p>7750</text:p>
          </table:table-cell>
          <table:table-cell office:value-type="float" office:value="95" calcext:value-type="float">
            <text:p>95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7000" calcext:value-type="float">
            <text:p>700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7]*[.N97]" office:value-type="float" office:value="6250" calcext:value-type="float">
            <text:p>625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97]*[.W97]" office:value-type="float" office:value="8000" calcext:value-type="float">
            <text:p>800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7]*[.AF97]" office:value-type="float" office:value="7750" calcext:value-type="float">
            <text:p>7750</text:p>
          </table:table-cell>
          <table:table-cell office:value-type="float" office:value="96" calcext:value-type="float">
            <text:p>96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7000" calcext:value-type="float">
            <text:p>700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8]*[.N98]" office:value-type="float" office:value="6250" calcext:value-type="float">
            <text:p>625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98]*[.W98]" office:value-type="float" office:value="8000" calcext:value-type="float">
            <text:p>800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8]*[.AF98]" office:value-type="float" office:value="7750" calcext:value-type="float">
            <text:p>7750</text:p>
          </table:table-cell>
          <table:table-cell office:value-type="float" office:value="97" calcext:value-type="float">
            <text:p>97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6250" calcext:value-type="float">
            <text:p>625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9]*[.N99]" office:value-type="float" office:value="6250" calcext:value-type="float">
            <text:p>625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99]*[.W99]" office:value-type="float" office:value="8000" calcext:value-type="float">
            <text:p>800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9]*[.AF99]" office:value-type="float" office:value="7750" calcext:value-type="float">
            <text:p>7750</text:p>
          </table:table-cell>
          <table:table-cell office:value-type="float" office:value="98" calcext:value-type="float">
            <text:p>98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7000" calcext:value-type="float">
            <text:p>700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00]*[.N100]" office:value-type="float" office:value="5500" calcext:value-type="float">
            <text:p>550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100]*[.W100]" office:value-type="float" office:value="8000" calcext:value-type="float">
            <text:p>800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00]*[.AF100]" office:value-type="float" office:value="7750" calcext:value-type="float">
            <text:p>7750</text:p>
          </table:table-cell>
          <table:table-cell office:value-type="float" office:value="99" calcext:value-type="float">
            <text:p>99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7000" calcext:value-type="float">
            <text:p>700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01]*[.N101]" office:value-type="float" office:value="5500" calcext:value-type="float">
            <text:p>550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101]*[.W101]" office:value-type="float" office:value="4875" calcext:value-type="float">
            <text:p>4875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01]*[.AF101]" office:value-type="float" office:value="7750" calcext:value-type="float">
            <text:p>7750</text:p>
          </table:table-cell>
          <table:table-cell office:value-type="float" office:value="100" calcext:value-type="float">
            <text:p>100</text:p>
          </table:table-cell>
          <table:table-cell table:number-columns-repeated="989"/>
        </table:table-row>
        <table:table-row table:style-name="ro2" table:number-rows-repeated="104847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6" table:style-name="ta1">
        <table:shapes>
          <draw:frame draw:z-index="0" draw:style-name="gr1" draw:text-style-name="P1" svg:width="16.018cm" svg:height="8.987cm" svg:x="150.048cm" svg:y="7.364cm">
            <draw:object draw:notify-on-update-of-ranges="Sheet6.AH1:Sheet6.AH1 Sheet6.AH2:Sheet6.AH12 Sheet6.AI1:Sheet6.AI1 Sheet6.AI2:Sheet6.AI12 Sheet6.AJ1:Sheet6.AJ1 Sheet6.AJ2:Sheet6.AJ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cm" svg:height="8.986cm" svg:x="99.886cm" svg:y="4.945cm">
            <draw:object draw:notify-on-update-of-ranges="Sheet6.U1:Sheet6.U1 Sheet6.U2:Sheet6.U12 Sheet6.V1:Sheet6.V1 Sheet6.V2:Sheet6.V12 Sheet6.W1:Sheet6.W1 Sheet6.W2:Sheet6.W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50" table:default-cell-style-name="ce1"/>
        <table:table-column table:style-name="co51" table:default-cell-style-name="ce1"/>
        <table:table-column table:style-name="co26" table:default-cell-style-name="ce1"/>
        <table:table-column table:style-name="co5" table:number-columns-repeated="4" table:default-cell-style-name="ce1"/>
        <table:table-column table:style-name="co29" table:number-columns-repeated="4" table:default-cell-style-name="ce1"/>
        <table:table-column table:style-name="co5" table:default-cell-style-name="ce1"/>
        <table:table-column table:style-name="co52" table:default-cell-style-name="ce1"/>
        <table:table-column table:style-name="co53" table:default-cell-style-name="ce1"/>
        <table:table-column table:style-name="co39" table:default-cell-style-name="ce1"/>
        <table:table-column table:style-name="co5" table:number-columns-repeated="4" table:default-cell-style-name="ce1"/>
        <table:table-column table:style-name="co29" table:number-columns-repeated="5" table:default-cell-style-name="ce1"/>
        <table:table-column table:style-name="co5" table:default-cell-style-name="ce1"/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5" table:number-columns-repeated="4" table:default-cell-style-name="ce1"/>
        <table:table-column table:style-name="co29" table:number-columns-repeated="5" table:default-cell-style-name="ce1"/>
        <table:table-column table:style-name="co5" table:number-columns-repeated="987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評価関数(2列目)</text:p>
          </table:table-cell>
          <table:table-cell office:value-type="string" calcext:value-type="string">
            <text:p>左から10番目の収納棚を削除</text:p>
          </table:table-cell>
          <table:table-cell office:value-type="string" calcext:value-type="string">
            <text:p>収納棚修正なし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float" office:value="4875" calcext:value-type="float">
            <text:p>4875</text:p>
          </table:table-cell>
          <table:table-cell office:value-type="string" calcext:value-type="string">
            <text:p>評価関数(2列目)</text:p>
          </table:table-cell>
          <table:table-cell office:value-type="string" calcext:value-type="string">
            <text:p>左から３番目の収納棚を削除</text:p>
          </table:table-cell>
          <table:table-cell office:value-type="string" calcext:value-type="string">
            <text:p>収納棚修正なし</text:p>
          </table:table-cell>
          <table:table-cell office:value-type="string" calcext:value-type="string">
            <text:p>評価関数の平均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8250" calcext:value-type="float">
            <text:p>8250</text:p>
          </table:table-cell>
          <table:table-cell office:value-type="float" office:value="1" calcext:value-type="float">
            <text:p>1</text:p>
          </table:table-cell>
          <table:table-cell table:formula="of:=COUNTIF([.$F$2:.$F$101];[.F3])" office:value-type="float" office:value="26" calcext:value-type="float">
            <text:p>26</text:p>
          </table:table-cell>
          <table:table-cell office:value-type="string" calcext:value-type="string">
            <text:p>4000~45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2]*[.Q2]"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table:formula="of:=COUNTIF([.$R$2:.$R$101];[.R2])" office:value-type="float" office:value="57" calcext:value-type="float">
            <text:p>57</text:p>
          </table:table-cell>
          <table:table-cell office:value-type="string" calcext:value-type="string">
            <text:p>4000~4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2]*[.AD2]" office:value-type="float" office:value="4875" calcext:value-type="float">
            <text:p>4875</text:p>
          </table:table-cell>
          <table:table-cell office:value-type="float" office:value="1" calcext:value-type="float">
            <text:p>1</text:p>
          </table:table-cell>
          <table:table-cell table:formula="of:=COUNTIF([.$AE$2:.$AE$101];[.AE3])" office:value-type="float" office:value="30" calcext:value-type="float">
            <text:p>30</text:p>
          </table:table-cell>
          <table:table-cell office:value-type="string" calcext:value-type="string">
            <text:p>4000~4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列目　左から１6番目のブロック　削除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501~5000</text:p>
          </table:table-cell>
          <table:table-cell office:value-type="float" office:value="0" calcext:value-type="float">
            <text:p>0</text:p>
          </table:table-cell>
          <table:table-cell table:formula="of:=[.F2]+[.F3]/2" office:value-type="float" office:value="12000" calcext:value-type="float">
            <text:p>12000</text:p>
          </table:table-cell>
          <table:table-cell/>
          <table:table-cell office:value-type="string" calcext:value-type="string">
            <text:p>2列目　左から１0番目のブロック　削除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3]*[.Q3]"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501~5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6]+[.R5]+[.R13]/3" office:value-type="float" office:value="15583.3333333333" calcext:value-type="float">
            <text:p>15583.3333333333</text:p>
          </table:table-cell>
          <table:table-cell/>
          <table:table-cell office:value-type="string" calcext:value-type="string">
            <text:p>2列目　左から3番目のブロック　削除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3]*[.AD3]" office:value-type="float" office:value="4875" calcext:value-type="float">
            <text:p>487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501~5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AE2]+[.AE5]+[.AE75]/3" office:value-type="float" office:value="15041.6666666667" calcext:value-type="float">
            <text:p>15041.6666666667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8250" calcext:value-type="float">
            <text:p>8250</text:p>
          </table:table-cell>
          <table:table-cell office:value-type="string" calcext:value-type="string">
            <text:p>5001~55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4]*[.Q4]"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6750" calcext:value-type="float">
            <text:p>6750</text:p>
          </table:table-cell>
          <table:table-cell office:value-type="string" calcext:value-type="string">
            <text:p>5001~5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4]*[.AD4]" office:value-type="float" office:value="4875" calcext:value-type="float">
            <text:p>4875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5001~5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8250" calcext:value-type="float">
            <text:p>8250</text:p>
          </table:table-cell>
          <table:table-cell office:value-type="float" office:value="4" calcext:value-type="float">
            <text:p>4</text:p>
          </table:table-cell>
          <table:table-cell table:formula="of:=COUNTIF([.$F$2:.$F$101];[.F2])" office:value-type="float" office:value="73" calcext:value-type="float">
            <text:p>73</text:p>
          </table:table-cell>
          <table:table-cell office:value-type="string" calcext:value-type="string">
            <text:p>5501~6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P5]*[.Q5]" office:value-type="float" office:value="6750" calcext:value-type="float">
            <text:p>6750</text:p>
          </table:table-cell>
          <table:table-cell office:value-type="float" office:value="4" calcext:value-type="float">
            <text:p>4</text:p>
          </table:table-cell>
          <table:table-cell table:formula="of:=COUNTIF([.$R$2:.$R$101];[.R5])" office:value-type="float" office:value="29" calcext:value-type="float">
            <text:p>29</text:p>
          </table:table-cell>
          <table:table-cell office:value-type="string" calcext:value-type="string">
            <text:p>5501~600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5]*[.AD5]" office:value-type="float" office:value="8500" calcext:value-type="float">
            <text:p>8500</text:p>
          </table:table-cell>
          <table:table-cell office:value-type="float" office:value="4" calcext:value-type="float">
            <text:p>4</text:p>
          </table:table-cell>
          <table:table-cell table:formula="of:=COUNTIF([.$AE$2:.$AE$101];[.AE87])" office:value-type="float" office:value="2" calcext:value-type="float">
            <text:p>2</text:p>
          </table:table-cell>
          <table:table-cell office:value-type="string" calcext:value-type="string">
            <text:p>5501~6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8250" calcext:value-type="float">
            <text:p>825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001~6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6]*[.Q6]" office:value-type="float" office:value="6000" calcext:value-type="float">
            <text:p>6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001~6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6]*[.AD6]" office:value-type="float" office:value="4875" calcext:value-type="float">
            <text:p>487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001~6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全体の評価関数の平均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8250" calcext:value-type="float">
            <text:p>825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6501~7000</text:p>
          </table:table-cell>
          <table:table-cell office:value-type="float" office:value="0" calcext:value-type="float">
            <text:p>0</text:p>
          </table:table-cell>
          <table:table-cell table:formula="of:=AVERAGE([.F2:.F101])" office:value-type="float" office:value="8057.5" calcext:value-type="float">
            <text:p>8057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7]*[.Q7]" office:value-type="float" office:value="6000" calcext:value-type="float">
            <text:p>6000</text:p>
          </table:table-cell>
          <table:table-cell office:value-type="float" office:value="6" calcext:value-type="float">
            <text:p>6</text:p>
          </table:table-cell>
          <table:table-cell office:value-type="float" office:value="8500" calcext:value-type="float">
            <text:p>8500</text:p>
          </table:table-cell>
          <table:table-cell office:value-type="string" calcext:value-type="string">
            <text:p>6501~700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AVERAGE([.R2:.R101])" office:value-type="float" office:value="6567.5" calcext:value-type="float">
            <text:p>6567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7]*[.AD7]" office:value-type="float" office:value="8500" calcext:value-type="float">
            <text:p>8500</text:p>
          </table:table-cell>
          <table:table-cell office:value-type="float" office:value="6" calcext:value-type="float">
            <text:p>6</text:p>
          </table:table-cell>
          <table:table-cell office:value-type="float" office:value="8500" calcext:value-type="float">
            <text:p>8500</text:p>
          </table:table-cell>
          <table:table-cell office:value-type="string" calcext:value-type="string">
            <text:p>6501~7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AE2:.AE101])" office:value-type="float" office:value="7342.5" calcext:value-type="float">
            <text:p>7342.5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8250" calcext:value-type="float">
            <text:p>825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7001~75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P8]*[.Q8]" office:value-type="float" office:value="6750" calcext:value-type="float">
            <text:p>6750</text:p>
          </table:table-cell>
          <table:table-cell office:value-type="float" office:value="7" calcext:value-type="float">
            <text:p>7</text:p>
          </table:table-cell>
          <table:table-cell table:formula="of:=COUNTIF([.$R$2:.$R$101];[.R13])" office:value-type="float" office:value="14" calcext:value-type="float">
            <text:p>14</text:p>
          </table:table-cell>
          <table:table-cell office:value-type="string" calcext:value-type="string">
            <text:p>7001~7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8]*[.AD8]" office:value-type="float" office:value="4875" calcext:value-type="float">
            <text:p>4875</text:p>
          </table:table-cell>
          <table:table-cell office:value-type="float" office:value="7" calcext:value-type="float">
            <text:p>7</text:p>
          </table:table-cell>
          <table:table-cell table:formula="of:=COUNTIF([.$AE$2:.$AE$101];[.AE12])" office:value-type="float" office:value="68" calcext:value-type="float">
            <text:p>68</text:p>
          </table:table-cell>
          <table:table-cell office:value-type="string" calcext:value-type="string">
            <text:p>7001~7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8250" calcext:value-type="float">
            <text:p>825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7501~800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P9]*[.Q9]" office:value-type="float" office:value="6750" calcext:value-type="float">
            <text:p>675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7501~8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9]*[.AD9]" office:value-type="float" office:value="8500" calcext:value-type="float">
            <text:p>850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7501~8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7500" calcext:value-type="float">
            <text:p>750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8001~850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10]*[.Q10]" office:value-type="float" office:value="6000" calcext:value-type="float">
            <text:p>6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8001~850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10]*[.AD10]" office:value-type="float" office:value="4875" calcext:value-type="float">
            <text:p>487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8001~850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8250" calcext:value-type="float">
            <text:p>82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8501~9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P11]*[.Q11]" office:value-type="float" office:value="8500" calcext:value-type="float">
            <text:p>85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8501~9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11]*[.AD11]" office:value-type="float" office:value="4875" calcext:value-type="float">
            <text:p>487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8501~9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7500" calcext:value-type="float">
            <text:p>75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9001~95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12]*[.Q12]" office:value-type="float" office:value="6000" calcext:value-type="float">
            <text:p>6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9001~9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12]*[.AD12]" office:value-type="float" office:value="8500" calcext:value-type="float">
            <text:p>85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9001~9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7500" calcext:value-type="float">
            <text:p>750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P13]*[.Q13]" office:value-type="float" office:value="8500" calcext:value-type="float">
            <text:p>850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13]*[.AD13]" office:value-type="float" office:value="8500" calcext:value-type="float">
            <text:p>8500</text:p>
          </table:table-cell>
          <table:table-cell office:value-type="float" office:value="12" calcext:value-type="float">
            <text:p>12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8250" calcext:value-type="float">
            <text:p>825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14]*[.Q14]" office:value-type="float" office:value="6000" calcext:value-type="float">
            <text:p>600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14]*[.AD14]" office:value-type="float" office:value="8500" calcext:value-type="float">
            <text:p>8500</text:p>
          </table:table-cell>
          <table:table-cell office:value-type="float" office:value="13" calcext:value-type="float">
            <text:p>13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8250" calcext:value-type="float">
            <text:p>8250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P15]*[.Q15]" office:value-type="float" office:value="6750" calcext:value-type="float">
            <text:p>6750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15]*[.AD15]" office:value-type="float" office:value="8500" calcext:value-type="float">
            <text:p>8500</text:p>
          </table:table-cell>
          <table:table-cell office:value-type="float" office:value="14" calcext:value-type="float">
            <text:p>14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8250" calcext:value-type="float">
            <text:p>8250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16]*[.Q16]" office:value-type="float" office:value="6000" calcext:value-type="float">
            <text:p>600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16]*[.AD16]" office:value-type="float" office:value="8500" calcext:value-type="float">
            <text:p>8500</text:p>
          </table:table-cell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8250" calcext:value-type="float">
            <text:p>8250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17]*[.Q17]" office:value-type="float" office:value="6000" calcext:value-type="float">
            <text:p>6000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17]*[.AD17]" office:value-type="float" office:value="8500" calcext:value-type="float">
            <text:p>8500</text:p>
          </table:table-cell>
          <table:table-cell office:value-type="float" office:value="16" calcext:value-type="float">
            <text:p>16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7500" calcext:value-type="float">
            <text:p>7500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18]*[.Q18]" office:value-type="float" office:value="6000" calcext:value-type="float">
            <text:p>6000</text:p>
          </table:table-cell>
          <table:table-cell office:value-type="float" office:value="17" calcext:value-type="float">
            <text:p>17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18]*[.AD18]" office:value-type="float" office:value="4875" calcext:value-type="float">
            <text:p>4875</text:p>
          </table:table-cell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8250" calcext:value-type="float">
            <text:p>8250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P19]*[.Q19]" office:value-type="float" office:value="6750" calcext:value-type="float">
            <text:p>675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19]*[.AD19]" office:value-type="float" office:value="8500" calcext:value-type="float">
            <text:p>8500</text:p>
          </table:table-cell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8250" calcext:value-type="float">
            <text:p>8250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20]*[.Q20]" office:value-type="float" office:value="6000" calcext:value-type="float">
            <text:p>600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20]*[.AD20]" office:value-type="float" office:value="8500" calcext:value-type="float">
            <text:p>8500</text:p>
          </table:table-cell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7500" calcext:value-type="float">
            <text:p>7500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21]*[.Q21]" office:value-type="float" office:value="6000" calcext:value-type="float">
            <text:p>6000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21]*[.AD21]" office:value-type="float" office:value="4875" calcext:value-type="float">
            <text:p>4875</text:p>
          </table:table-cell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7500" calcext:value-type="float">
            <text:p>7500</text:p>
          </table:table-cell>
          <table:table-cell office:value-type="float" office:value="21" calcext:value-type="float">
            <text:p>2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22]*[.Q22]" office:value-type="float" office:value="6000" calcext:value-type="float">
            <text:p>6000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22]*[.AD22]" office:value-type="float" office:value="8500" calcext:value-type="float">
            <text:p>8500</text:p>
          </table:table-cell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8250" calcext:value-type="float">
            <text:p>8250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P23]*[.Q23]" office:value-type="float" office:value="8500" calcext:value-type="float">
            <text:p>8500</text:p>
          </table:table-cell>
          <table:table-cell office:value-type="float" office:value="22" calcext:value-type="float">
            <text:p>22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23]*[.AD23]" office:value-type="float" office:value="8500" calcext:value-type="float">
            <text:p>8500</text:p>
          </table:table-cell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7500" calcext:value-type="float">
            <text:p>7500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P24]*[.Q24]" office:value-type="float" office:value="6750" calcext:value-type="float">
            <text:p>675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24]*[.AD24]" office:value-type="float" office:value="8500" calcext:value-type="float">
            <text:p>8500</text:p>
          </table:table-cell>
          <table:table-cell office:value-type="float" office:value="23" calcext:value-type="float">
            <text:p>23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8250" calcext:value-type="float">
            <text:p>8250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25]*[.Q25]" office:value-type="float" office:value="6000" calcext:value-type="float">
            <text:p>6000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25]*[.AD25]" office:value-type="float" office:value="8500" calcext:value-type="float">
            <text:p>8500</text:p>
          </table:table-cell>
          <table:table-cell office:value-type="float" office:value="24" calcext:value-type="float">
            <text:p>24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7500" calcext:value-type="float">
            <text:p>750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26]*[.Q26]" office:value-type="float" office:value="6000" calcext:value-type="float">
            <text:p>600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26]*[.AD26]" office:value-type="float" office:value="8500" calcext:value-type="float">
            <text:p>8500</text:p>
          </table:table-cell>
          <table:table-cell office:value-type="float" office:value="25" calcext:value-type="float">
            <text:p>25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8250" calcext:value-type="float">
            <text:p>8250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27]*[.Q27]" office:value-type="float" office:value="6000" calcext:value-type="float">
            <text:p>6000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27]*[.AD27]" office:value-type="float" office:value="4875" calcext:value-type="float">
            <text:p>4875</text:p>
          </table:table-cell>
          <table:table-cell office:value-type="float" office:value="26" calcext:value-type="float">
            <text:p>26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8250" calcext:value-type="float">
            <text:p>8250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P28]*[.Q28]" office:value-type="float" office:value="6750" calcext:value-type="float">
            <text:p>6750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28]*[.AD28]" office:value-type="float" office:value="8500" calcext:value-type="float">
            <text:p>8500</text:p>
          </table:table-cell>
          <table:table-cell office:value-type="float" office:value="27" calcext:value-type="float">
            <text:p>27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8250" calcext:value-type="float">
            <text:p>825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29]*[.Q29]" office:value-type="float" office:value="6000" calcext:value-type="float">
            <text:p>6000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29]*[.AD29]" office:value-type="float" office:value="4875" calcext:value-type="float">
            <text:p>4875</text:p>
          </table:table-cell>
          <table:table-cell office:value-type="float" office:value="28" calcext:value-type="float">
            <text:p>28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8250" calcext:value-type="float">
            <text:p>8250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30]*[.Q30]" office:value-type="float" office:value="6000" calcext:value-type="float">
            <text:p>6000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30]*[.AD30]" office:value-type="float" office:value="8500" calcext:value-type="float">
            <text:p>8500</text:p>
          </table:table-cell>
          <table:table-cell office:value-type="float" office:value="29" calcext:value-type="float">
            <text:p>29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7500" calcext:value-type="float">
            <text:p>7500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31]*[.Q31]" office:value-type="float" office:value="6000" calcext:value-type="float">
            <text:p>6000</text:p>
          </table:table-cell>
          <table:table-cell office:value-type="float" office:value="30" calcext:value-type="float">
            <text:p>30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31]*[.AD31]" office:value-type="float" office:value="8500" calcext:value-type="float">
            <text:p>8500</text:p>
          </table:table-cell>
          <table:table-cell office:value-type="float" office:value="30" calcext:value-type="float">
            <text:p>30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8250" calcext:value-type="float">
            <text:p>8250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P32]*[.Q32]" office:value-type="float" office:value="6750" calcext:value-type="float">
            <text:p>6750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32]*[.AD32]" office:value-type="float" office:value="8500" calcext:value-type="float">
            <text:p>8500</text:p>
          </table:table-cell>
          <table:table-cell office:value-type="float" office:value="31" calcext:value-type="float">
            <text:p>31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8250" calcext:value-type="float">
            <text:p>8250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33]*[.Q33]" office:value-type="float" office:value="6000" calcext:value-type="float">
            <text:p>6000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33]*[.AD33]" office:value-type="float" office:value="4875" calcext:value-type="float">
            <text:p>4875</text:p>
          </table:table-cell>
          <table:table-cell office:value-type="float" office:value="32" calcext:value-type="float">
            <text:p>32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8250" calcext:value-type="float">
            <text:p>8250</text:p>
          </table:table-cell>
          <table:table-cell office:value-type="float" office:value="33" calcext:value-type="float">
            <text:p>33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34]*[.Q34]" office:value-type="float" office:value="6000" calcext:value-type="float">
            <text:p>6000</text:p>
          </table:table-cell>
          <table:table-cell office:value-type="float" office:value="33" calcext:value-type="float">
            <text:p>33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34]*[.AD34]" office:value-type="float" office:value="8500" calcext:value-type="float">
            <text:p>8500</text:p>
          </table:table-cell>
          <table:table-cell office:value-type="float" office:value="33" calcext:value-type="float">
            <text:p>33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8250" calcext:value-type="float">
            <text:p>825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P35]*[.Q35]" office:value-type="float" office:value="6750" calcext:value-type="float">
            <text:p>6750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35]*[.AD35]" office:value-type="float" office:value="4875" calcext:value-type="float">
            <text:p>4875</text:p>
          </table:table-cell>
          <table:table-cell office:value-type="float" office:value="34" calcext:value-type="float">
            <text:p>34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7500" calcext:value-type="float">
            <text:p>7500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36]*[.Q36]" office:value-type="float" office:value="6000" calcext:value-type="float">
            <text:p>6000</text:p>
          </table:table-cell>
          <table:table-cell office:value-type="float" office:value="35" calcext:value-type="float">
            <text:p>3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36]*[.AD36]" office:value-type="float" office:value="4875" calcext:value-type="float">
            <text:p>4875</text:p>
          </table:table-cell>
          <table:table-cell office:value-type="float" office:value="35" calcext:value-type="float">
            <text:p>35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7500" calcext:value-type="float">
            <text:p>7500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37]*[.Q37]" office:value-type="float" office:value="6000" calcext:value-type="float">
            <text:p>6000</text:p>
          </table:table-cell>
          <table:table-cell office:value-type="float" office:value="36" calcext:value-type="float">
            <text:p>3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37]*[.AD37]" office:value-type="float" office:value="8500" calcext:value-type="float">
            <text:p>8500</text:p>
          </table:table-cell>
          <table:table-cell office:value-type="float" office:value="36" calcext:value-type="float">
            <text:p>36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8250" calcext:value-type="float">
            <text:p>8250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38]*[.Q38]" office:value-type="float" office:value="6000" calcext:value-type="float">
            <text:p>6000</text:p>
          </table:table-cell>
          <table:table-cell office:value-type="float" office:value="37" calcext:value-type="float">
            <text:p>37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38]*[.AD38]" office:value-type="float" office:value="8500" calcext:value-type="float">
            <text:p>8500</text:p>
          </table:table-cell>
          <table:table-cell office:value-type="float" office:value="37" calcext:value-type="float">
            <text:p>37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8250" calcext:value-type="float">
            <text:p>8250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39]*[.Q39]" office:value-type="float" office:value="6000" calcext:value-type="float">
            <text:p>6000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39]*[.AD39]" office:value-type="float" office:value="4875" calcext:value-type="float">
            <text:p>4875</text:p>
          </table:table-cell>
          <table:table-cell office:value-type="float" office:value="38" calcext:value-type="float">
            <text:p>38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8250" calcext:value-type="float">
            <text:p>8250</text:p>
          </table:table-cell>
          <table:table-cell office:value-type="float" office:value="39" calcext:value-type="float">
            <text:p>39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40]*[.Q40]" office:value-type="float" office:value="6000" calcext:value-type="float">
            <text:p>6000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40]*[.AD40]" office:value-type="float" office:value="8500" calcext:value-type="float">
            <text:p>8500</text:p>
          </table:table-cell>
          <table:table-cell office:value-type="float" office:value="39" calcext:value-type="float">
            <text:p>39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8250" calcext:value-type="float">
            <text:p>825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P41]*[.Q41]" office:value-type="float" office:value="6750" calcext:value-type="float">
            <text:p>6750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41]*[.AD41]" office:value-type="float" office:value="8500" calcext:value-type="float">
            <text:p>8500</text:p>
          </table:table-cell>
          <table:table-cell office:value-type="float" office:value="40" calcext:value-type="float">
            <text:p>40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7500" calcext:value-type="float">
            <text:p>750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42]*[.Q42]" office:value-type="float" office:value="6000" calcext:value-type="float">
            <text:p>6000</text:p>
          </table:table-cell>
          <table:table-cell office:value-type="float" office:value="41" calcext:value-type="float">
            <text:p>41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42]*[.AD42]" office:value-type="float" office:value="8500" calcext:value-type="float">
            <text:p>8500</text:p>
          </table:table-cell>
          <table:table-cell office:value-type="float" office:value="41" calcext:value-type="float">
            <text:p>41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8250" calcext:value-type="float">
            <text:p>8250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P43]*[.Q43]" office:value-type="float" office:value="8500" calcext:value-type="float">
            <text:p>850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43]*[.AD43]" office:value-type="float" office:value="8500" calcext:value-type="float">
            <text:p>8500</text:p>
          </table:table-cell>
          <table:table-cell office:value-type="float" office:value="42" calcext:value-type="float">
            <text:p>42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8250" calcext:value-type="float">
            <text:p>8250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P44]*[.Q44]" office:value-type="float" office:value="6750" calcext:value-type="float">
            <text:p>6750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44]*[.AD44]" office:value-type="float" office:value="8500" calcext:value-type="float">
            <text:p>8500</text:p>
          </table:table-cell>
          <table:table-cell office:value-type="float" office:value="43" calcext:value-type="float">
            <text:p>43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8250" calcext:value-type="float">
            <text:p>8250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P45]*[.Q45]" office:value-type="float" office:value="8500" calcext:value-type="float">
            <text:p>8500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45]*[.AD45]" office:value-type="float" office:value="8500" calcext:value-type="float">
            <text:p>8500</text:p>
          </table:table-cell>
          <table:table-cell office:value-type="float" office:value="44" calcext:value-type="float">
            <text:p>44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8250" calcext:value-type="float">
            <text:p>8250</text:p>
          </table:table-cell>
          <table:table-cell office:value-type="float" office:value="45" calcext:value-type="float">
            <text:p>4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P46]*[.Q46]" office:value-type="float" office:value="6750" calcext:value-type="float">
            <text:p>6750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46]*[.AD46]" office:value-type="float" office:value="4875" calcext:value-type="float">
            <text:p>4875</text:p>
          </table:table-cell>
          <table:table-cell office:value-type="float" office:value="45" calcext:value-type="float">
            <text:p>45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8250" calcext:value-type="float">
            <text:p>8250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P47]*[.Q47]" office:value-type="float" office:value="6750" calcext:value-type="float">
            <text:p>6750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47]*[.AD47]" office:value-type="float" office:value="8500" calcext:value-type="float">
            <text:p>8500</text:p>
          </table:table-cell>
          <table:table-cell office:value-type="float" office:value="46" calcext:value-type="float">
            <text:p>46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7500" calcext:value-type="float">
            <text:p>7500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48]*[.Q48]" office:value-type="float" office:value="6000" calcext:value-type="float">
            <text:p>6000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48]*[.AD48]" office:value-type="float" office:value="8500" calcext:value-type="float">
            <text:p>8500</text:p>
          </table:table-cell>
          <table:table-cell office:value-type="float" office:value="47" calcext:value-type="float">
            <text:p>47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8250" calcext:value-type="float">
            <text:p>825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49]*[.Q49]" office:value-type="float" office:value="6000" calcext:value-type="float">
            <text:p>600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49]*[.AD49]" office:value-type="float" office:value="8500" calcext:value-type="float">
            <text:p>8500</text:p>
          </table:table-cell>
          <table:table-cell office:value-type="float" office:value="48" calcext:value-type="float">
            <text:p>48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8250" calcext:value-type="float">
            <text:p>825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50]*[.Q50]" office:value-type="float" office:value="6000" calcext:value-type="float">
            <text:p>6000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50]*[.AD50]" office:value-type="float" office:value="4875" calcext:value-type="float">
            <text:p>4875</text:p>
          </table:table-cell>
          <table:table-cell office:value-type="float" office:value="49" calcext:value-type="float">
            <text:p>49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7500" calcext:value-type="float">
            <text:p>7500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51]*[.Q51]" office:value-type="float" office:value="6000" calcext:value-type="float">
            <text:p>6000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51]*[.AD51]" office:value-type="float" office:value="8500" calcext:value-type="float">
            <text:p>8500</text:p>
          </table:table-cell>
          <table:table-cell office:value-type="float" office:value="50" calcext:value-type="float">
            <text:p>50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8250" calcext:value-type="float">
            <text:p>8250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52]*[.Q52]" office:value-type="float" office:value="6000" calcext:value-type="float">
            <text:p>6000</text:p>
          </table:table-cell>
          <table:table-cell office:value-type="float" office:value="51" calcext:value-type="float">
            <text:p>51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52]*[.AD52]" office:value-type="float" office:value="8500" calcext:value-type="float">
            <text:p>8500</text:p>
          </table:table-cell>
          <table:table-cell office:value-type="float" office:value="51" calcext:value-type="float">
            <text:p>51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8250" calcext:value-type="float">
            <text:p>8250</text:p>
          </table:table-cell>
          <table:table-cell office:value-type="float" office:value="52" calcext:value-type="float">
            <text:p>52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53]*[.Q53]" office:value-type="float" office:value="6000" calcext:value-type="float">
            <text:p>6000</text:p>
          </table:table-cell>
          <table:table-cell office:value-type="float" office:value="52" calcext:value-type="float">
            <text:p>52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53]*[.AD53]" office:value-type="float" office:value="8500" calcext:value-type="float">
            <text:p>8500</text:p>
          </table:table-cell>
          <table:table-cell office:value-type="float" office:value="52" calcext:value-type="float">
            <text:p>52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7500" calcext:value-type="float">
            <text:p>7500</text:p>
          </table:table-cell>
          <table:table-cell office:value-type="float" office:value="53" calcext:value-type="float">
            <text:p>53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P54]*[.Q54]" office:value-type="float" office:value="6750" calcext:value-type="float">
            <text:p>6750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54]*[.AD54]" office:value-type="float" office:value="8500" calcext:value-type="float">
            <text:p>8500</text:p>
          </table:table-cell>
          <table:table-cell office:value-type="float" office:value="53" calcext:value-type="float">
            <text:p>53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7500" calcext:value-type="float">
            <text:p>750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55]*[.Q55]" office:value-type="float" office:value="6000" calcext:value-type="float">
            <text:p>6000</text:p>
          </table:table-cell>
          <table:table-cell office:value-type="float" office:value="54" calcext:value-type="float">
            <text:p>54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55]*[.AD55]" office:value-type="float" office:value="4875" calcext:value-type="float">
            <text:p>4875</text:p>
          </table:table-cell>
          <table:table-cell office:value-type="float" office:value="54" calcext:value-type="float">
            <text:p>54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7500" calcext:value-type="float">
            <text:p>7500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56]*[.Q56]" office:value-type="float" office:value="6000" calcext:value-type="float">
            <text:p>6000</text:p>
          </table:table-cell>
          <table:table-cell office:value-type="float" office:value="55" calcext:value-type="float">
            <text:p>55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56]*[.AD56]" office:value-type="float" office:value="8500" calcext:value-type="float">
            <text:p>8500</text:p>
          </table:table-cell>
          <table:table-cell office:value-type="float" office:value="55" calcext:value-type="float">
            <text:p>55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8250" calcext:value-type="float">
            <text:p>8250</text:p>
          </table:table-cell>
          <table:table-cell office:value-type="float" office:value="56" calcext:value-type="float">
            <text:p>5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P57]*[.Q57]" office:value-type="float" office:value="6750" calcext:value-type="float">
            <text:p>6750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57]*[.AD57]" office:value-type="float" office:value="8500" calcext:value-type="float">
            <text:p>8500</text:p>
          </table:table-cell>
          <table:table-cell office:value-type="float" office:value="56" calcext:value-type="float">
            <text:p>56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7500" calcext:value-type="float">
            <text:p>7500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58]*[.Q58]" office:value-type="float" office:value="6000" calcext:value-type="float">
            <text:p>6000</text:p>
          </table:table-cell>
          <table:table-cell office:value-type="float" office:value="57" calcext:value-type="float">
            <text:p>5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58]*[.AD58]" office:value-type="float" office:value="8500" calcext:value-type="float">
            <text:p>8500</text:p>
          </table:table-cell>
          <table:table-cell office:value-type="float" office:value="57" calcext:value-type="float">
            <text:p>57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8250" calcext:value-type="float">
            <text:p>8250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P59]*[.Q59]" office:value-type="float" office:value="8500" calcext:value-type="float">
            <text:p>8500</text:p>
          </table:table-cell>
          <table:table-cell office:value-type="float" office:value="58" calcext:value-type="float">
            <text:p>58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59]*[.AD59]" office:value-type="float" office:value="4875" calcext:value-type="float">
            <text:p>4875</text:p>
          </table:table-cell>
          <table:table-cell office:value-type="float" office:value="58" calcext:value-type="float">
            <text:p>58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8250" calcext:value-type="float">
            <text:p>8250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P60]*[.Q60]" office:value-type="float" office:value="8500" calcext:value-type="float">
            <text:p>8500</text:p>
          </table:table-cell>
          <table:table-cell office:value-type="float" office:value="59" calcext:value-type="float">
            <text:p>59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60]*[.AD60]" office:value-type="float" office:value="8500" calcext:value-type="float">
            <text:p>8500</text:p>
          </table:table-cell>
          <table:table-cell office:value-type="float" office:value="59" calcext:value-type="float">
            <text:p>59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8250" calcext:value-type="float">
            <text:p>8250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P61]*[.Q61]" office:value-type="float" office:value="8500" calcext:value-type="float">
            <text:p>8500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61]*[.AD61]" office:value-type="float" office:value="8500" calcext:value-type="float">
            <text:p>8500</text:p>
          </table:table-cell>
          <table:table-cell office:value-type="float" office:value="60" calcext:value-type="float">
            <text:p>60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8250" calcext:value-type="float">
            <text:p>8250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62]*[.Q62]" office:value-type="float" office:value="6000" calcext:value-type="float">
            <text:p>6000</text:p>
          </table:table-cell>
          <table:table-cell office:value-type="float" office:value="61" calcext:value-type="float">
            <text:p>61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62]*[.AD62]" office:value-type="float" office:value="8500" calcext:value-type="float">
            <text:p>8500</text:p>
          </table:table-cell>
          <table:table-cell office:value-type="float" office:value="61" calcext:value-type="float">
            <text:p>61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7500" calcext:value-type="float">
            <text:p>7500</text:p>
          </table:table-cell>
          <table:table-cell office:value-type="float" office:value="62" calcext:value-type="float">
            <text:p>62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63]*[.Q63]" office:value-type="float" office:value="6000" calcext:value-type="float">
            <text:p>6000</text:p>
          </table:table-cell>
          <table:table-cell office:value-type="float" office:value="62" calcext:value-type="float">
            <text:p>6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63]*[.AD63]" office:value-type="float" office:value="4875" calcext:value-type="float">
            <text:p>4875</text:p>
          </table:table-cell>
          <table:table-cell office:value-type="float" office:value="62" calcext:value-type="float">
            <text:p>62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7500" calcext:value-type="float">
            <text:p>7500</text:p>
          </table:table-cell>
          <table:table-cell office:value-type="float" office:value="63" calcext:value-type="float">
            <text:p>6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P64]*[.Q64]" office:value-type="float" office:value="6750" calcext:value-type="float">
            <text:p>6750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64]*[.AD64]" office:value-type="float" office:value="8500" calcext:value-type="float">
            <text:p>8500</text:p>
          </table:table-cell>
          <table:table-cell office:value-type="float" office:value="63" calcext:value-type="float">
            <text:p>63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8250" calcext:value-type="float">
            <text:p>8250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P65]*[.Q65]" office:value-type="float" office:value="8500" calcext:value-type="float">
            <text:p>8500</text:p>
          </table:table-cell>
          <table:table-cell office:value-type="float" office:value="64" calcext:value-type="float">
            <text:p>64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65]*[.AD65]" office:value-type="float" office:value="8500" calcext:value-type="float">
            <text:p>8500</text:p>
          </table:table-cell>
          <table:table-cell office:value-type="float" office:value="64" calcext:value-type="float">
            <text:p>64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8250" calcext:value-type="float">
            <text:p>8250</text:p>
          </table:table-cell>
          <table:table-cell office:value-type="float" office:value="65" calcext:value-type="float">
            <text:p>65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P66]*[.Q66]" office:value-type="float" office:value="8500" calcext:value-type="float">
            <text:p>8500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66]*[.AD66]" office:value-type="float" office:value="8500" calcext:value-type="float">
            <text:p>8500</text:p>
          </table:table-cell>
          <table:table-cell office:value-type="float" office:value="65" calcext:value-type="float">
            <text:p>65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7500" calcext:value-type="float">
            <text:p>7500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P67]*[.Q67]" office:value-type="float" office:value="6750" calcext:value-type="float">
            <text:p>6750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67]*[.AD67]" office:value-type="float" office:value="8500" calcext:value-type="float">
            <text:p>8500</text:p>
          </table:table-cell>
          <table:table-cell office:value-type="float" office:value="66" calcext:value-type="float">
            <text:p>66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7500" calcext:value-type="float">
            <text:p>7500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68]*[.Q68]" office:value-type="float" office:value="6000" calcext:value-type="float">
            <text:p>6000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68]*[.AD68]" office:value-type="float" office:value="8500" calcext:value-type="float">
            <text:p>8500</text:p>
          </table:table-cell>
          <table:table-cell office:value-type="float" office:value="67" calcext:value-type="float">
            <text:p>67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8250" calcext:value-type="float">
            <text:p>8250</text:p>
          </table:table-cell>
          <table:table-cell office:value-type="float" office:value="68" calcext:value-type="float">
            <text:p>68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69]*[.Q69]" office:value-type="float" office:value="6000" calcext:value-type="float">
            <text:p>6000</text:p>
          </table:table-cell>
          <table:table-cell office:value-type="float" office:value="68" calcext:value-type="float">
            <text:p>68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69]*[.AD69]" office:value-type="float" office:value="4875" calcext:value-type="float">
            <text:p>4875</text:p>
          </table:table-cell>
          <table:table-cell office:value-type="float" office:value="68" calcext:value-type="float">
            <text:p>68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8250" calcext:value-type="float">
            <text:p>8250</text:p>
          </table:table-cell>
          <table:table-cell office:value-type="float" office:value="69" calcext:value-type="float">
            <text:p>69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70]*[.Q70]" office:value-type="float" office:value="6000" calcext:value-type="float">
            <text:p>6000</text:p>
          </table:table-cell>
          <table:table-cell office:value-type="float" office:value="69" calcext:value-type="float">
            <text:p>69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70]*[.AD70]" office:value-type="float" office:value="8500" calcext:value-type="float">
            <text:p>8500</text:p>
          </table:table-cell>
          <table:table-cell office:value-type="float" office:value="69" calcext:value-type="float">
            <text:p>69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8250" calcext:value-type="float">
            <text:p>8250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71]*[.Q71]" office:value-type="float" office:value="6000" calcext:value-type="float">
            <text:p>6000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71]*[.AD71]" office:value-type="float" office:value="8500" calcext:value-type="float">
            <text:p>8500</text:p>
          </table:table-cell>
          <table:table-cell office:value-type="float" office:value="70" calcext:value-type="float">
            <text:p>70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8250" calcext:value-type="float">
            <text:p>8250</text:p>
          </table:table-cell>
          <table:table-cell office:value-type="float" office:value="71" calcext:value-type="float">
            <text:p>7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P72]*[.Q72]" office:value-type="float" office:value="6750" calcext:value-type="float">
            <text:p>6750</text:p>
          </table:table-cell>
          <table:table-cell office:value-type="float" office:value="71" calcext:value-type="float">
            <text:p>71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72]*[.AD72]" office:value-type="float" office:value="8500" calcext:value-type="float">
            <text:p>8500</text:p>
          </table:table-cell>
          <table:table-cell office:value-type="float" office:value="71" calcext:value-type="float">
            <text:p>71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8250" calcext:value-type="float">
            <text:p>8250</text:p>
          </table:table-cell>
          <table:table-cell office:value-type="float" office:value="72" calcext:value-type="float">
            <text:p>72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73]*[.Q73]" office:value-type="float" office:value="6000" calcext:value-type="float">
            <text:p>6000</text:p>
          </table:table-cell>
          <table:table-cell office:value-type="float" office:value="72" calcext:value-type="float">
            <text:p>7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73]*[.AD73]" office:value-type="float" office:value="4875" calcext:value-type="float">
            <text:p>4875</text:p>
          </table:table-cell>
          <table:table-cell office:value-type="float" office:value="72" calcext:value-type="float">
            <text:p>72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8250" calcext:value-type="float">
            <text:p>8250</text:p>
          </table:table-cell>
          <table:table-cell office:value-type="float" office:value="73" calcext:value-type="float">
            <text:p>7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P74]*[.Q74]" office:value-type="float" office:value="6750" calcext:value-type="float">
            <text:p>6750</text:p>
          </table:table-cell>
          <table:table-cell office:value-type="float" office:value="73" calcext:value-type="float">
            <text:p>73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74]*[.AD74]" office:value-type="float" office:value="8500" calcext:value-type="float">
            <text:p>8500</text:p>
          </table:table-cell>
          <table:table-cell office:value-type="float" office:value="73" calcext:value-type="float">
            <text:p>73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8250" calcext:value-type="float">
            <text:p>8250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P75]*[.Q75]" office:value-type="float" office:value="8500" calcext:value-type="float">
            <text:p>8500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AC75]*[.AD75]"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8250" calcext:value-type="float">
            <text:p>8250</text:p>
          </table:table-cell>
          <table:table-cell office:value-type="float" office:value="75" calcext:value-type="float">
            <text:p>75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P76]*[.Q76]" office:value-type="float" office:value="6750" calcext:value-type="float">
            <text:p>6750</text:p>
          </table:table-cell>
          <table:table-cell office:value-type="float" office:value="75" calcext:value-type="float">
            <text:p>7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76]*[.AD76]" office:value-type="float" office:value="4875" calcext:value-type="float">
            <text:p>4875</text:p>
          </table:table-cell>
          <table:table-cell office:value-type="float" office:value="75" calcext:value-type="float">
            <text:p>75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8250" calcext:value-type="float">
            <text:p>8250</text:p>
          </table:table-cell>
          <table:table-cell office:value-type="float" office:value="76" calcext:value-type="float">
            <text:p>76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P77]*[.Q77]" office:value-type="float" office:value="6750" calcext:value-type="float">
            <text:p>6750</text:p>
          </table:table-cell>
          <table:table-cell office:value-type="float" office:value="76" calcext:value-type="float">
            <text:p>76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77]*[.AD77]" office:value-type="float" office:value="8500" calcext:value-type="float">
            <text:p>8500</text:p>
          </table:table-cell>
          <table:table-cell office:value-type="float" office:value="76" calcext:value-type="float">
            <text:p>76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8250" calcext:value-type="float">
            <text:p>8250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P78]*[.Q78]" office:value-type="float" office:value="8500" calcext:value-type="float">
            <text:p>8500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78]*[.AD78]" office:value-type="float" office:value="4875" calcext:value-type="float">
            <text:p>4875</text:p>
          </table:table-cell>
          <table:table-cell office:value-type="float" office:value="77" calcext:value-type="float">
            <text:p>77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8250" calcext:value-type="float">
            <text:p>8250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P79]*[.Q79]" office:value-type="float" office:value="6750" calcext:value-type="float">
            <text:p>6750</text:p>
          </table:table-cell>
          <table:table-cell office:value-type="float" office:value="78" calcext:value-type="float">
            <text:p>78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79]*[.AD79]" office:value-type="float" office:value="8500" calcext:value-type="float">
            <text:p>8500</text:p>
          </table:table-cell>
          <table:table-cell office:value-type="float" office:value="78" calcext:value-type="float">
            <text:p>78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8250" calcext:value-type="float">
            <text:p>8250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80]*[.Q80]" office:value-type="float" office:value="6000" calcext:value-type="float">
            <text:p>6000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80]*[.AD80]" office:value-type="float" office:value="4875" calcext:value-type="float">
            <text:p>4875</text:p>
          </table:table-cell>
          <table:table-cell office:value-type="float" office:value="79" calcext:value-type="float">
            <text:p>79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8250" calcext:value-type="float">
            <text:p>8250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P81]*[.Q81]" office:value-type="float" office:value="6750" calcext:value-type="float">
            <text:p>6750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81]*[.AD81]" office:value-type="float" office:value="4875" calcext:value-type="float">
            <text:p>4875</text:p>
          </table:table-cell>
          <table:table-cell office:value-type="float" office:value="80" calcext:value-type="float">
            <text:p>80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8250" calcext:value-type="float">
            <text:p>8250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P82]*[.Q82]" office:value-type="float" office:value="8500" calcext:value-type="float">
            <text:p>8500</text:p>
          </table:table-cell>
          <table:table-cell office:value-type="float" office:value="81" calcext:value-type="float">
            <text:p>8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82]*[.AD82]" office:value-type="float" office:value="8500" calcext:value-type="float">
            <text:p>8500</text:p>
          </table:table-cell>
          <table:table-cell office:value-type="float" office:value="81" calcext:value-type="float">
            <text:p>81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8250" calcext:value-type="float">
            <text:p>8250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83]*[.Q83]" office:value-type="float" office:value="6000" calcext:value-type="float">
            <text:p>6000</text:p>
          </table:table-cell>
          <table:table-cell office:value-type="float" office:value="82" calcext:value-type="float">
            <text:p>82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83]*[.AD83]" office:value-type="float" office:value="8500" calcext:value-type="float">
            <text:p>8500</text:p>
          </table:table-cell>
          <table:table-cell office:value-type="float" office:value="82" calcext:value-type="float">
            <text:p>82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8250" calcext:value-type="float">
            <text:p>8250</text:p>
          </table:table-cell>
          <table:table-cell office:value-type="float" office:value="83" calcext:value-type="float">
            <text:p>83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84]*[.Q84]" office:value-type="float" office:value="6000" calcext:value-type="float">
            <text:p>6000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84]*[.AD84]" office:value-type="float" office:value="8500" calcext:value-type="float">
            <text:p>8500</text:p>
          </table:table-cell>
          <table:table-cell office:value-type="float" office:value="83" calcext:value-type="float">
            <text:p>83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8500" calcext:value-type="float">
            <text:p>8500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85]*[.Q85]" office:value-type="float" office:value="6000" calcext:value-type="float">
            <text:p>6000</text:p>
          </table:table-cell>
          <table:table-cell office:value-type="float" office:value="84" calcext:value-type="float">
            <text:p>84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85]*[.AD85]" office:value-type="float" office:value="4875" calcext:value-type="float">
            <text:p>4875</text:p>
          </table:table-cell>
          <table:table-cell office:value-type="float" office:value="84" calcext:value-type="float">
            <text:p>84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8250" calcext:value-type="float">
            <text:p>8250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86]*[.Q86]" office:value-type="float" office:value="6000" calcext:value-type="float">
            <text:p>6000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86]*[.AD86]" office:value-type="float" office:value="8500" calcext:value-type="float">
            <text:p>8500</text:p>
          </table:table-cell>
          <table:table-cell office:value-type="float" office:value="85" calcext:value-type="float">
            <text:p>85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8250" calcext:value-type="float">
            <text:p>8250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P87]*[.Q87]" office:value-type="float" office:value="6750" calcext:value-type="float">
            <text:p>6750</text:p>
          </table:table-cell>
          <table:table-cell office:value-type="float" office:value="86" calcext:value-type="float">
            <text:p>86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AC87]*[.AD87]" office:value-type="float" office:value="5000" calcext:value-type="float">
            <text:p>5000</text:p>
          </table:table-cell>
          <table:table-cell office:value-type="float" office:value="86" calcext:value-type="float">
            <text:p>86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7500" calcext:value-type="float">
            <text:p>750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P88]*[.Q88]" office:value-type="float" office:value="6750" calcext:value-type="float">
            <text:p>6750</text:p>
          </table:table-cell>
          <table:table-cell office:value-type="float" office:value="87" calcext:value-type="float">
            <text:p>87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88]*[.AD88]" office:value-type="float" office:value="4875" calcext:value-type="float">
            <text:p>4875</text:p>
          </table:table-cell>
          <table:table-cell office:value-type="float" office:value="87" calcext:value-type="float">
            <text:p>87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8250" calcext:value-type="float">
            <text:p>8250</text:p>
          </table:table-cell>
          <table:table-cell office:value-type="float" office:value="88" calcext:value-type="float">
            <text:p>88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P89]*[.Q89]" office:value-type="float" office:value="8500" calcext:value-type="float">
            <text:p>8500</text:p>
          </table:table-cell>
          <table:table-cell office:value-type="float" office:value="88" calcext:value-type="float">
            <text:p>88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89]*[.AD89]" office:value-type="float" office:value="4875" calcext:value-type="float">
            <text:p>4875</text:p>
          </table:table-cell>
          <table:table-cell office:value-type="float" office:value="88" calcext:value-type="float">
            <text:p>88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8250" calcext:value-type="float">
            <text:p>8250</text:p>
          </table:table-cell>
          <table:table-cell office:value-type="float" office:value="89" calcext:value-type="float">
            <text:p>8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P90]*[.Q90]" office:value-type="float" office:value="6750" calcext:value-type="float">
            <text:p>6750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90]*[.AD90]" office:value-type="float" office:value="8500" calcext:value-type="float">
            <text:p>8500</text:p>
          </table:table-cell>
          <table:table-cell office:value-type="float" office:value="89" calcext:value-type="float">
            <text:p>89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8250" calcext:value-type="float">
            <text:p>8250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91]*[.Q91]" office:value-type="float" office:value="6000" calcext:value-type="float">
            <text:p>6000</text:p>
          </table:table-cell>
          <table:table-cell office:value-type="float" office:value="90" calcext:value-type="float">
            <text:p>90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91]*[.AD91]" office:value-type="float" office:value="8500" calcext:value-type="float">
            <text:p>8500</text:p>
          </table:table-cell>
          <table:table-cell office:value-type="float" office:value="90" calcext:value-type="float">
            <text:p>90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8250" calcext:value-type="float">
            <text:p>825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92]*[.Q92]" office:value-type="float" office:value="6000" calcext:value-type="float">
            <text:p>6000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92]*[.AD92]" office:value-type="float" office:value="8500" calcext:value-type="float">
            <text:p>8500</text:p>
          </table:table-cell>
          <table:table-cell office:value-type="float" office:value="91" calcext:value-type="float">
            <text:p>91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8250" calcext:value-type="float">
            <text:p>8250</text:p>
          </table:table-cell>
          <table:table-cell office:value-type="float" office:value="92" calcext:value-type="float">
            <text:p>9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93]*[.Q93]" office:value-type="float" office:value="6000" calcext:value-type="float">
            <text:p>6000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93]*[.AD93]" office:value-type="float" office:value="8500" calcext:value-type="float">
            <text:p>8500</text:p>
          </table:table-cell>
          <table:table-cell office:value-type="float" office:value="92" calcext:value-type="float">
            <text:p>92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8250" calcext:value-type="float">
            <text:p>8250</text:p>
          </table:table-cell>
          <table:table-cell office:value-type="float" office:value="93" calcext:value-type="float">
            <text:p>93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94]*[.Q94]" office:value-type="float" office:value="6000" calcext:value-type="float">
            <text:p>6000</text:p>
          </table:table-cell>
          <table:table-cell office:value-type="float" office:value="93" calcext:value-type="float">
            <text:p>9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94]*[.AD94]" office:value-type="float" office:value="8500" calcext:value-type="float">
            <text:p>8500</text:p>
          </table:table-cell>
          <table:table-cell office:value-type="float" office:value="93" calcext:value-type="float">
            <text:p>93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8250" calcext:value-type="float">
            <text:p>8250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P95]*[.Q95]" office:value-type="float" office:value="6750" calcext:value-type="float">
            <text:p>6750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95]*[.AD95]" office:value-type="float" office:value="8500" calcext:value-type="float">
            <text:p>8500</text:p>
          </table:table-cell>
          <table:table-cell office:value-type="float" office:value="94" calcext:value-type="float">
            <text:p>94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8250" calcext:value-type="float">
            <text:p>8250</text:p>
          </table:table-cell>
          <table:table-cell office:value-type="float" office:value="95" calcext:value-type="float">
            <text:p>9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P96]*[.Q96]" office:value-type="float" office:value="6750" calcext:value-type="float">
            <text:p>6750</text:p>
          </table:table-cell>
          <table:table-cell office:value-type="float" office:value="95" calcext:value-type="float">
            <text:p>95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96]*[.AD96]" office:value-type="float" office:value="8500" calcext:value-type="float">
            <text:p>8500</text:p>
          </table:table-cell>
          <table:table-cell office:value-type="float" office:value="95" calcext:value-type="float">
            <text:p>95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8250" calcext:value-type="float">
            <text:p>8250</text:p>
          </table:table-cell>
          <table:table-cell office:value-type="float" office:value="96" calcext:value-type="float">
            <text:p>9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P97]*[.Q97]" office:value-type="float" office:value="6750" calcext:value-type="float">
            <text:p>6750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97]*[.AD97]" office:value-type="float" office:value="4875" calcext:value-type="float">
            <text:p>4875</text:p>
          </table:table-cell>
          <table:table-cell office:value-type="float" office:value="96" calcext:value-type="float">
            <text:p>96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8250" calcext:value-type="float">
            <text:p>8250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98]*[.Q98]" office:value-type="float" office:value="6000" calcext:value-type="float">
            <text:p>6000</text:p>
          </table:table-cell>
          <table:table-cell office:value-type="float" office:value="97" calcext:value-type="float">
            <text:p>97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98]*[.AD98]" office:value-type="float" office:value="8500" calcext:value-type="float">
            <text:p>8500</text:p>
          </table:table-cell>
          <table:table-cell office:value-type="float" office:value="97" calcext:value-type="float">
            <text:p>97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8250" calcext:value-type="float">
            <text:p>825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99]*[.Q99]" office:value-type="float" office:value="6000" calcext:value-type="float">
            <text:p>6000</text:p>
          </table:table-cell>
          <table:table-cell office:value-type="float" office:value="98" calcext:value-type="float">
            <text:p>9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99]*[.AD99]" office:value-type="float" office:value="8500" calcext:value-type="float">
            <text:p>8500</text:p>
          </table:table-cell>
          <table:table-cell office:value-type="float" office:value="98" calcext:value-type="float">
            <text:p>98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8250" calcext:value-type="float">
            <text:p>8250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100]*[.Q100]" office:value-type="float" office:value="6000" calcext:value-type="float">
            <text:p>6000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100]*[.AD100]" office:value-type="float" office:value="8500" calcext:value-type="float">
            <text:p>8500</text:p>
          </table:table-cell>
          <table:table-cell office:value-type="float" office:value="99" calcext:value-type="float">
            <text:p>99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7500" calcext:value-type="float">
            <text:p>7500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P101]*[.Q101]" office:value-type="float" office:value="6000" calcext:value-type="float">
            <text:p>6000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C101]*[.AD101]" office:value-type="float" office:value="8500" calcext:value-type="float">
            <text:p>8500</text:p>
          </table:table-cell>
          <table:table-cell office:value-type="float" office:value="100" calcext:value-type="float">
            <text:p>100</text:p>
          </table:table-cell>
          <table:table-cell table:number-columns-repeated="992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7" table:style-name="ta1">
        <table:shapes>
          <draw:frame draw:z-index="0" draw:style-name="gr1" draw:text-style-name="P1" svg:width="15.999cm" svg:height="8.999cm" svg:x="69.787cm" svg:y="5.035cm">
            <draw:object draw:notify-on-update-of-ranges="Sheet7.S1:Sheet7.S1 Sheet7.S2:Sheet7.S12 Sheet7.T1:Sheet7.T1 Sheet7.T2:Sheet7.T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27.889cm" svg:y="0.1cm">
            <draw:object draw:notify-on-update-of-ranges="Sheet7.AH1:Sheet7.AH1 Sheet7.AH2:Sheet7.AH12 Sheet7.AI1:Sheet7.AI1 Sheet7.AI2:Sheet7.AI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7.11cm" svg:y="0.1cm">
            <draw:object draw:notify-on-update-of-ranges="Sheet7.I1:Sheet7.I1 Sheet7.I2:Sheet7.I12 Sheet7.J1:Sheet7.J1 Sheet7.J2:Sheet7.J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57" table:default-cell-style-name="ce1"/>
        <table:table-column table:style-name="co58" table:default-cell-style-name="ce1"/>
        <table:table-column table:style-name="co59" table:default-cell-style-name="ce1"/>
        <table:table-column table:style-name="co5" table:number-columns-repeated="4" table:default-cell-style-name="ce1"/>
        <table:table-column table:style-name="co29" table:number-columns-repeated="4" table:default-cell-style-name="ce1"/>
        <table:table-column table:style-name="co60" table:default-cell-style-name="ce1"/>
        <table:table-column table:style-name="co61" table:default-cell-style-name="ce1"/>
        <table:table-column table:style-name="co62" table:default-cell-style-name="ce1"/>
        <table:table-column table:style-name="co5" table:number-columns-repeated="4" table:default-cell-style-name="ce1"/>
        <table:table-column table:style-name="co29" table:number-columns-repeated="6" table:default-cell-style-name="ce1"/>
        <table:table-column table:style-name="co5" table:default-cell-style-name="ce1"/>
        <table:table-column table:style-name="co34" table:number-columns-repeated="2" table:default-cell-style-name="ce1"/>
        <table:table-column table:style-name="co63" table:default-cell-style-name="ce1"/>
        <table:table-column table:style-name="co5" table:number-columns-repeated="4" table:default-cell-style-name="ce1"/>
        <table:table-column table:style-name="co29" table:number-columns-repeated="4" table:default-cell-style-name="ce1"/>
        <table:table-column table:style-name="co5" table:number-columns-repeated="988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個数</text:p>
          </table:table-cell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個数</text:p>
          </table:table-cell>
          <table:table-cell table:number-columns-repeated="2"/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個数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8750" calcext:value-type="float">
            <text:p>87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000~4500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O2]*[.P2]" office:value-type="float" office:value="7250" calcext:value-type="float">
            <text:p>7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00~4500</text:p>
          </table:table-cell>
          <table:table-cell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2]*[.AD2]" office:value-type="float" office:value="4875" calcext:value-type="float">
            <text:p>48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000~4500</text:p>
          </table:table-cell>
          <table:table-cell office:value-type="float" office:value="0" calcext:value-type="float">
            <text:p>0</text:p>
          </table:table-cell>
          <table:table-cell office:value-type="float" office:value="4875" calcext:value-type="float">
            <text:p>487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1列目　左から１6番目のブロック　削除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table:formula="of:=[.F2]+[.F3]+[.F5]/3" office:value-type="float" office:value="19750" calcext:value-type="float">
            <text:p>19750</text:p>
          </table:table-cell>
          <table:table-cell office:value-type="string" calcext:value-type="string">
            <text:p>4501~5000</text:p>
          </table:table-cell>
          <table:table-cell office:value-type="float" office:value="0" calcext:value-type="float">
            <text:p>0</text:p>
          </table:table-cell>
          <table:table-cell table:formula="of:=COUNTIF([.$F$2:.$F$101];[.F4])" office:value-type="float" office:value="27" calcext:value-type="float">
            <text:p>27</text:p>
          </table:table-cell>
          <table:table-cell office:value-type="string" calcext:value-type="string">
            <text:p>1列目　左から１0番目のブロック　削除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3]*[.P3]" office:value-type="float" office:value="6500" calcext:value-type="float">
            <text:p>6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01~5000</text:p>
          </table:table-cell>
          <table:table-cell office:value-type="float" office:value="0" calcext:value-type="float">
            <text:p>0</text:p>
          </table:table-cell>
          <table:table-cell table:formula="of:=COUNTIF([.$Q$2:.$Q$101];[.Q3])"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Q2]+[.Q3]+[.Q13]/3" office:value-type="float" office:value="16750" calcext:value-type="float">
            <text:p>16750</text:p>
          </table:table-cell>
          <table:table-cell/>
          <table:table-cell office:value-type="string" calcext:value-type="string">
            <text:p>1列目　左から3番目のブロック　削除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3]*[.AD3]" office:value-type="float" office:value="4875" calcext:value-type="float">
            <text:p>4875</text:p>
          </table:table-cell>
          <table:table-cell office:value-type="float" office:value="2" calcext:value-type="float">
            <text:p>2</text:p>
          </table:table-cell>
          <table:table-cell table:formula="of:=[.AE4]+[.AE5]+[.AE66]/3" office:value-type="float" office:value="15625" calcext:value-type="float">
            <text:p>15625</text:p>
          </table:table-cell>
          <table:table-cell office:value-type="string" calcext:value-type="string">
            <text:p>4501~5000</text:p>
          </table:table-cell>
          <table:table-cell office:value-type="float" office:value="35" calcext:value-type="float">
            <text:p>35</text:p>
          </table:table-cell>
          <table:table-cell table:formula="of:=COUNTIF([.$AE$2:.$AE$101];[.AE2])" office:value-type="float" office:value="35" calcext:value-type="float">
            <text:p>3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5001~55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4]*[.P4]"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001~55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4]*[.AD4]" office:value-type="float" office:value="4875" calcext:value-type="float">
            <text:p>487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5001~5500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9000" calcext:value-type="float">
            <text:p>9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5501~6000</text:p>
          </table:table-cell>
          <table:table-cell office:value-type="float" office:value="0" calcext:value-type="float">
            <text:p>0</text:p>
          </table:table-cell>
          <table:table-cell office:value-type="float" office:value="8750" calcext:value-type="float">
            <text:p>875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5]*[.P5]" office:value-type="float" office:value="6500" calcext:value-type="float">
            <text:p>6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01~6000</text:p>
          </table:table-cell>
          <table:table-cell office:value-type="float" office:value="0" calcext:value-type="float">
            <text:p>0</text:p>
          </table:table-cell>
          <table:table-cell office:value-type="float" office:value="7250" calcext:value-type="float">
            <text:p>725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5]*[.AD5]" office:value-type="float" office:value="9000" calcext:value-type="float">
            <text:p>9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5501~6000</text:p>
          </table:table-cell>
          <table:table-cell office:value-type="float" office:value="0" calcext:value-type="float">
            <text:p>0</text:p>
          </table:table-cell>
          <table:table-cell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8750" calcext:value-type="float">
            <text:p>8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office:value-type="string" calcext:value-type="string">
            <text:p>6001~6500</text:p>
          </table:table-cell>
          <table:table-cell office:value-type="float" office:value="0" calcext:value-type="float">
            <text:p>0</text:p>
          </table:table-cell>
          <table:table-cell table:formula="of:=COUNTIF([.$F$2:.$F$101];[.F2])" office:value-type="float" office:value="70" calcext:value-type="float">
            <text:p>7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6]*[.P6]" office:value-type="float" office:value="6500" calcext:value-type="float">
            <text:p>6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001~6500</text:p>
          </table:table-cell>
          <table:table-cell office:value-type="float" office:value="0" calcext:value-type="float">
            <text:p>0</text:p>
          </table:table-cell>
          <table:table-cell table:formula="of:=COUNTIF([.$Q$2:.$Q$101];[.Q2])"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6]*[.AD6]" office:value-type="float" office:value="4875" calcext:value-type="float">
            <text:p>48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office:value-type="string" calcext:value-type="string">
            <text:p>6001~6500</text:p>
          </table:table-cell>
          <table:table-cell office:value-type="float" office:value="0" calcext:value-type="float">
            <text:p>0</text:p>
          </table:table-cell>
          <table:table-cell table:formula="of:=COUNTIF([.$AE$2:.$AE$101];[.AE23])" office:value-type="float" office:value="3" calcext:value-type="float">
            <text:p>3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8750" calcext:value-type="float">
            <text:p>8750</text:p>
          </table:table-cell>
          <table:table-cell office:value-type="float" office:value="6" calcext:value-type="float">
            <text:p>6</text:p>
          </table:table-cell>
          <table:table-cell table:formula="of:=AVERAGE([.F2:.F101])" office:value-type="float" office:value="8555" calcext:value-type="float">
            <text:p>8555</text:p>
          </table:table-cell>
          <table:table-cell office:value-type="string" calcext:value-type="string">
            <text:p>6501~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7]*[.P7]" office:value-type="float" office:value="6500" calcext:value-type="float">
            <text:p>6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501~70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formula="of:=AVERAGE([.Q2:.Q101])" office:value-type="float" office:value="7095" calcext:value-type="float">
            <text:p>709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7]*[.AD7]" office:value-type="float" office:value="4875" calcext:value-type="float">
            <text:p>4875</text:p>
          </table:table-cell>
          <table:table-cell office:value-type="float" office:value="6" calcext:value-type="float">
            <text:p>6</text:p>
          </table:table-cell>
          <table:table-cell table:formula="of:=AVERAGE([.AE2:.AE101])" office:value-type="float" office:value="7443.75" calcext:value-type="float">
            <text:p>7443.75</text:p>
          </table:table-cell>
          <table:table-cell office:value-type="string" calcext:value-type="string">
            <text:p>6501~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8750" calcext:value-type="float">
            <text:p>875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7001~7500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O8]*[.P8]" office:value-type="float" office:value="7250" calcext:value-type="float">
            <text:p>72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001~7500</text:p>
          </table:table-cell>
          <table:table-cell office:value-type="float" office:value="26" calcext:value-type="float">
            <text:p>26</text:p>
          </table:table-cell>
          <table:table-cell office:value-type="float" office:value="9000" calcext:value-type="float">
            <text:p>900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8]*[.AD8]" office:value-type="float" office:value="9000" calcext:value-type="float">
            <text:p>900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7001~7500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7501~8000</text:p>
          </table:table-cell>
          <table:table-cell office:value-type="float" office:value="27" calcext:value-type="float">
            <text:p>27</text:p>
          </table:table-cell>
          <table:table-cell table:formula="of:=COUNTIF([.$F$2:.$F$101];[.F19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9]*[.P9]" office:value-type="float" office:value="6500" calcext:value-type="float">
            <text:p>6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501~80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9]*[.AD9]" office:value-type="float" office:value="9000" calcext:value-type="float">
            <text:p>9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7501~8000</text:p>
          </table:table-cell>
          <table:table-cell office:value-type="float" office:value="0" calcext:value-type="float">
            <text:p>0</text:p>
          </table:table-cell>
          <table:table-cell table:formula="of:=COUNTIF([.$AE$2:.$AE$101];[.AE18])" office:value-type="float" office:value="62" calcext:value-type="float">
            <text:p>62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8001~85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10]*[.P10]" office:value-type="float" office:value="6500" calcext:value-type="float">
            <text:p>65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001~850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10]*[.AD10]" office:value-type="float" office:value="9000" calcext:value-type="float">
            <text:p>9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8001~8500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8000" calcext:value-type="float">
            <text:p>8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8501~9000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O11]*[.P11]" office:value-type="float" office:value="7250" calcext:value-type="float">
            <text:p>72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501~9000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11]*[.AD11]" office:value-type="float" office:value="9000" calcext:value-type="float">
            <text:p>9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8501~9000</text:p>
          </table:table-cell>
          <table:table-cell office:value-type="float" office:value="62" calcext:value-type="float">
            <text:p>62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8750" calcext:value-type="float">
            <text:p>875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9001~95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12]*[.P12]" office:value-type="float" office:value="6500" calcext:value-type="float">
            <text:p>6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9001~950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12]*[.AD12]" office:value-type="float" office:value="9000" calcext:value-type="float">
            <text:p>9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9001~9500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8750" calcext:value-type="float">
            <text:p>8750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O13]*[.P13]" office:value-type="float" office:value="9000" calcext:value-type="float">
            <text:p>9000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13]*[.AD13]" office:value-type="float" office:value="4875" calcext:value-type="float">
            <text:p>4875</text:p>
          </table:table-cell>
          <table:table-cell office:value-type="float" office:value="12" calcext:value-type="float">
            <text:p>12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8000" calcext:value-type="float">
            <text:p>8000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14]*[.P14]" office:value-type="float" office:value="6500" calcext:value-type="float">
            <text:p>6500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14]*[.AD14]" office:value-type="float" office:value="9000" calcext:value-type="float">
            <text:p>9000</text:p>
          </table:table-cell>
          <table:table-cell office:value-type="float" office:value="13" calcext:value-type="float">
            <text:p>13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8000" calcext:value-type="float">
            <text:p>8000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15]*[.P15]" office:value-type="float" office:value="6500" calcext:value-type="float">
            <text:p>6500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15]*[.AD15]" office:value-type="float" office:value="9000" calcext:value-type="float">
            <text:p>9000</text:p>
          </table:table-cell>
          <table:table-cell office:value-type="float" office:value="14" calcext:value-type="float">
            <text:p>14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8750" calcext:value-type="float">
            <text:p>8750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16]*[.P16]" office:value-type="float" office:value="6500" calcext:value-type="float">
            <text:p>6500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16]*[.AD16]" office:value-type="float" office:value="9000" calcext:value-type="float">
            <text:p>9000</text:p>
          </table:table-cell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8750" calcext:value-type="float">
            <text:p>8750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O17]*[.P17]" office:value-type="float" office:value="7250" calcext:value-type="float">
            <text:p>7250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17]*[.AD17]" office:value-type="float" office:value="9000" calcext:value-type="float">
            <text:p>9000</text:p>
          </table:table-cell>
          <table:table-cell office:value-type="float" office:value="16" calcext:value-type="float">
            <text:p>16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8750" calcext:value-type="float">
            <text:p>8750</text:p>
          </table:table-cell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18]*[.P18]" office:value-type="float" office:value="6500" calcext:value-type="float">
            <text:p>6500</text:p>
          </table:table-cell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18]*[.AD18]" office:value-type="float" office:value="9000" calcext:value-type="float">
            <text:p>9000</text:p>
          </table:table-cell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9000" calcext:value-type="float">
            <text:p>9000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19]*[.P19]" office:value-type="float" office:value="6500" calcext:value-type="float">
            <text:p>6500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19]*[.AD19]" office:value-type="float" office:value="9000" calcext:value-type="float">
            <text:p>9000</text:p>
          </table:table-cell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8750" calcext:value-type="float">
            <text:p>8750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20]*[.P20]" office:value-type="float" office:value="6500" calcext:value-type="float">
            <text:p>6500</text:p>
          </table:table-cell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20]*[.AD20]" office:value-type="float" office:value="9000" calcext:value-type="float">
            <text:p>9000</text:p>
          </table:table-cell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8000" calcext:value-type="float">
            <text:p>8000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O21]*[.P21]" office:value-type="float" office:value="7250" calcext:value-type="float">
            <text:p>7250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21]*[.AD21]" office:value-type="float" office:value="4875" calcext:value-type="float">
            <text:p>4875</text:p>
          </table:table-cell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8750" calcext:value-type="float">
            <text:p>8750</text:p>
          </table:table-cell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22]*[.P22]" office:value-type="float" office:value="6500" calcext:value-type="float">
            <text:p>6500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22]*[.AD22]" office:value-type="float" office:value="4875" calcext:value-type="float">
            <text:p>4875</text:p>
          </table:table-cell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8000" calcext:value-type="float">
            <text:p>8000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O23]*[.P23]" office:value-type="float" office:value="7250" calcext:value-type="float">
            <text:p>7250</text:p>
          </table:table-cell>
          <table:table-cell office:value-type="float" office:value="22" calcext:value-type="float">
            <text:p>2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C23]*[.AD23]" office:value-type="float" office:value="5250" calcext:value-type="float">
            <text:p>5250</text:p>
          </table:table-cell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8750" calcext:value-type="float">
            <text:p>8750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24]*[.P24]" office:value-type="float" office:value="6500" calcext:value-type="float">
            <text:p>6500</text:p>
          </table:table-cell>
          <table:table-cell office:value-type="float" office:value="23" calcext:value-type="float">
            <text:p>23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24]*[.AD24]" office:value-type="float" office:value="9000" calcext:value-type="float">
            <text:p>9000</text:p>
          </table:table-cell>
          <table:table-cell office:value-type="float" office:value="23" calcext:value-type="float">
            <text:p>23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8000" calcext:value-type="float">
            <text:p>8000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25]*[.P25]" office:value-type="float" office:value="6500" calcext:value-type="float">
            <text:p>6500</text:p>
          </table:table-cell>
          <table:table-cell office:value-type="float" office:value="24" calcext:value-type="float">
            <text:p>24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25]*[.AD25]" office:value-type="float" office:value="9000" calcext:value-type="float">
            <text:p>9000</text:p>
          </table:table-cell>
          <table:table-cell office:value-type="float" office:value="24" calcext:value-type="float">
            <text:p>24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8750" calcext:value-type="float">
            <text:p>8750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O26]*[.P26]" office:value-type="float" office:value="9000" calcext:value-type="float">
            <text:p>9000</text:p>
          </table:table-cell>
          <table:table-cell office:value-type="float" office:value="25" calcext:value-type="float">
            <text:p>25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26]*[.AD26]" office:value-type="float" office:value="9000" calcext:value-type="float">
            <text:p>9000</text:p>
          </table:table-cell>
          <table:table-cell office:value-type="float" office:value="25" calcext:value-type="float">
            <text:p>25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8750" calcext:value-type="float">
            <text:p>8750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27]*[.P27]" office:value-type="float" office:value="6500" calcext:value-type="float">
            <text:p>6500</text:p>
          </table:table-cell>
          <table:table-cell office:value-type="float" office:value="26" calcext:value-type="float">
            <text:p>26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27]*[.AD27]" office:value-type="float" office:value="9000" calcext:value-type="float">
            <text:p>9000</text:p>
          </table:table-cell>
          <table:table-cell office:value-type="float" office:value="26" calcext:value-type="float">
            <text:p>26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8000" calcext:value-type="float">
            <text:p>8000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O28]*[.P28]" office:value-type="float" office:value="7250" calcext:value-type="float">
            <text:p>7250</text:p>
          </table:table-cell>
          <table:table-cell office:value-type="float" office:value="27" calcext:value-type="float">
            <text:p>27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28]*[.AD28]" office:value-type="float" office:value="9000" calcext:value-type="float">
            <text:p>9000</text:p>
          </table:table-cell>
          <table:table-cell office:value-type="float" office:value="27" calcext:value-type="float">
            <text:p>27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8000" calcext:value-type="float">
            <text:p>8000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29]*[.P29]" office:value-type="float" office:value="6500" calcext:value-type="float">
            <text:p>6500</text:p>
          </table:table-cell>
          <table:table-cell office:value-type="float" office:value="28" calcext:value-type="float">
            <text:p>28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29]*[.AD29]" office:value-type="float" office:value="4875" calcext:value-type="float">
            <text:p>4875</text:p>
          </table:table-cell>
          <table:table-cell office:value-type="float" office:value="28" calcext:value-type="float">
            <text:p>28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8750" calcext:value-type="float">
            <text:p>8750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30]*[.P30]" office:value-type="float" office:value="6500" calcext:value-type="float">
            <text:p>6500</text:p>
          </table:table-cell>
          <table:table-cell office:value-type="float" office:value="29" calcext:value-type="float">
            <text:p>29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30]*[.AD30]" office:value-type="float" office:value="4875" calcext:value-type="float">
            <text:p>4875</text:p>
          </table:table-cell>
          <table:table-cell office:value-type="float" office:value="29" calcext:value-type="float">
            <text:p>29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8750" calcext:value-type="float">
            <text:p>875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31]*[.P31]" office:value-type="float" office:value="6500" calcext:value-type="float">
            <text:p>6500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31]*[.AD31]" office:value-type="float" office:value="4875" calcext:value-type="float">
            <text:p>4875</text:p>
          </table:table-cell>
          <table:table-cell office:value-type="float" office:value="30" calcext:value-type="float">
            <text:p>30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8750" calcext:value-type="float">
            <text:p>8750</text:p>
          </table:table-cell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32]*[.P32]" office:value-type="float" office:value="6500" calcext:value-type="float">
            <text:p>6500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32]*[.AD32]" office:value-type="float" office:value="9000" calcext:value-type="float">
            <text:p>9000</text:p>
          </table:table-cell>
          <table:table-cell office:value-type="float" office:value="31" calcext:value-type="float">
            <text:p>31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8750" calcext:value-type="float">
            <text:p>8750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O33]*[.P33]" office:value-type="float" office:value="7250" calcext:value-type="float">
            <text:p>7250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33]*[.AD33]" office:value-type="float" office:value="9000" calcext:value-type="float">
            <text:p>9000</text:p>
          </table:table-cell>
          <table:table-cell office:value-type="float" office:value="32" calcext:value-type="float">
            <text:p>32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8000" calcext:value-type="float">
            <text:p>8000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O34]*[.P34]" office:value-type="float" office:value="7250" calcext:value-type="float">
            <text:p>7250</text:p>
          </table:table-cell>
          <table:table-cell office:value-type="float" office:value="33" calcext:value-type="float">
            <text:p>33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34]*[.AD34]" office:value-type="float" office:value="4875" calcext:value-type="float">
            <text:p>4875</text:p>
          </table:table-cell>
          <table:table-cell office:value-type="float" office:value="33" calcext:value-type="float">
            <text:p>33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8750" calcext:value-type="float">
            <text:p>8750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35]*[.P35]" office:value-type="float" office:value="6500" calcext:value-type="float">
            <text:p>6500</text:p>
          </table:table-cell>
          <table:table-cell office:value-type="float" office:value="34" calcext:value-type="float">
            <text:p>34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35]*[.AD35]" office:value-type="float" office:value="4875" calcext:value-type="float">
            <text:p>4875</text:p>
          </table:table-cell>
          <table:table-cell office:value-type="float" office:value="34" calcext:value-type="float">
            <text:p>34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8750" calcext:value-type="float">
            <text:p>8750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O36]*[.P36]" office:value-type="float" office:value="7250" calcext:value-type="float">
            <text:p>7250</text:p>
          </table:table-cell>
          <table:table-cell office:value-type="float" office:value="35" calcext:value-type="float">
            <text:p>35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36]*[.AD36]" office:value-type="float" office:value="4875" calcext:value-type="float">
            <text:p>4875</text:p>
          </table:table-cell>
          <table:table-cell office:value-type="float" office:value="35" calcext:value-type="float">
            <text:p>35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8750" calcext:value-type="float">
            <text:p>8750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37]*[.P37]" office:value-type="float" office:value="6500" calcext:value-type="float">
            <text:p>6500</text:p>
          </table:table-cell>
          <table:table-cell office:value-type="float" office:value="36" calcext:value-type="float">
            <text:p>36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37]*[.AD37]" office:value-type="float" office:value="9000" calcext:value-type="float">
            <text:p>9000</text:p>
          </table:table-cell>
          <table:table-cell office:value-type="float" office:value="36" calcext:value-type="float">
            <text:p>36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8750" calcext:value-type="float">
            <text:p>8750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O38]*[.P38]" office:value-type="float" office:value="7250" calcext:value-type="float">
            <text:p>7250</text:p>
          </table:table-cell>
          <table:table-cell office:value-type="float" office:value="37" calcext:value-type="float">
            <text:p>37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38]*[.AD38]" office:value-type="float" office:value="4875" calcext:value-type="float">
            <text:p>4875</text:p>
          </table:table-cell>
          <table:table-cell office:value-type="float" office:value="37" calcext:value-type="float">
            <text:p>37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8750" calcext:value-type="float">
            <text:p>8750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39]*[.P39]" office:value-type="float" office:value="6500" calcext:value-type="float">
            <text:p>6500</text:p>
          </table:table-cell>
          <table:table-cell office:value-type="float" office:value="38" calcext:value-type="float">
            <text:p>38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39]*[.AD39]" office:value-type="float" office:value="9000" calcext:value-type="float">
            <text:p>9000</text:p>
          </table:table-cell>
          <table:table-cell office:value-type="float" office:value="38" calcext:value-type="float">
            <text:p>38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9000" calcext:value-type="float">
            <text:p>9000</text:p>
          </table:table-cell>
          <table:table-cell office:value-type="float" office:value="39" calcext:value-type="float">
            <text:p>39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O40]*[.P40]" office:value-type="float" office:value="9000" calcext:value-type="float">
            <text:p>9000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40]*[.AD40]" office:value-type="float" office:value="4875" calcext:value-type="float">
            <text:p>4875</text:p>
          </table:table-cell>
          <table:table-cell office:value-type="float" office:value="39" calcext:value-type="float">
            <text:p>39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8000" calcext:value-type="float">
            <text:p>8000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41]*[.P41]" office:value-type="float" office:value="6500" calcext:value-type="float">
            <text:p>650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41]*[.AD41]" office:value-type="float" office:value="9000" calcext:value-type="float">
            <text:p>9000</text:p>
          </table:table-cell>
          <table:table-cell office:value-type="float" office:value="40" calcext:value-type="float">
            <text:p>40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8750" calcext:value-type="float">
            <text:p>8750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42]*[.P42]" office:value-type="float" office:value="6500" calcext:value-type="float">
            <text:p>6500</text:p>
          </table:table-cell>
          <table:table-cell office:value-type="float" office:value="41" calcext:value-type="float">
            <text:p>41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42]*[.AD42]" office:value-type="float" office:value="9000" calcext:value-type="float">
            <text:p>9000</text:p>
          </table:table-cell>
          <table:table-cell office:value-type="float" office:value="41" calcext:value-type="float">
            <text:p>41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8000" calcext:value-type="float">
            <text:p>8000</text:p>
          </table:table-cell>
          <table:table-cell office:value-type="float" office:value="42" calcext:value-type="float">
            <text:p>4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43]*[.P43]" office:value-type="float" office:value="6500" calcext:value-type="float">
            <text:p>6500</text:p>
          </table:table-cell>
          <table:table-cell office:value-type="float" office:value="42" calcext:value-type="float">
            <text:p>4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43]*[.AD43]" office:value-type="float" office:value="9000" calcext:value-type="float">
            <text:p>9000</text:p>
          </table:table-cell>
          <table:table-cell office:value-type="float" office:value="42" calcext:value-type="float">
            <text:p>42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8750" calcext:value-type="float">
            <text:p>8750</text:p>
          </table:table-cell>
          <table:table-cell office:value-type="float" office:value="43" calcext:value-type="float">
            <text:p>43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O44]*[.P44]" office:value-type="float" office:value="7250" calcext:value-type="float">
            <text:p>7250</text:p>
          </table:table-cell>
          <table:table-cell office:value-type="float" office:value="43" calcext:value-type="float">
            <text:p>43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44]*[.AD44]" office:value-type="float" office:value="9000" calcext:value-type="float">
            <text:p>9000</text:p>
          </table:table-cell>
          <table:table-cell office:value-type="float" office:value="43" calcext:value-type="float">
            <text:p>43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8750" calcext:value-type="float">
            <text:p>8750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45]*[.P45]" office:value-type="float" office:value="6500" calcext:value-type="float">
            <text:p>6500</text:p>
          </table:table-cell>
          <table:table-cell office:value-type="float" office:value="44" calcext:value-type="float">
            <text:p>44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45]*[.AD45]" office:value-type="float" office:value="4875" calcext:value-type="float">
            <text:p>4875</text:p>
          </table:table-cell>
          <table:table-cell office:value-type="float" office:value="44" calcext:value-type="float">
            <text:p>44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8750" calcext:value-type="float">
            <text:p>8750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46]*[.P46]" office:value-type="float" office:value="6500" calcext:value-type="float">
            <text:p>6500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46]*[.AD46]" office:value-type="float" office:value="4875" calcext:value-type="float">
            <text:p>4875</text:p>
          </table:table-cell>
          <table:table-cell office:value-type="float" office:value="45" calcext:value-type="float">
            <text:p>45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8000" calcext:value-type="float">
            <text:p>8000</text:p>
          </table:table-cell>
          <table:table-cell office:value-type="float" office:value="46" calcext:value-type="float">
            <text:p>4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47]*[.P47]" office:value-type="float" office:value="6500" calcext:value-type="float">
            <text:p>6500</text:p>
          </table:table-cell>
          <table:table-cell office:value-type="float" office:value="46" calcext:value-type="float">
            <text:p>46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47]*[.AD47]" office:value-type="float" office:value="9000" calcext:value-type="float">
            <text:p>9000</text:p>
          </table:table-cell>
          <table:table-cell office:value-type="float" office:value="46" calcext:value-type="float">
            <text:p>46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8750" calcext:value-type="float">
            <text:p>8750</text:p>
          </table:table-cell>
          <table:table-cell office:value-type="float" office:value="47" calcext:value-type="float">
            <text:p>47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48]*[.P48]" office:value-type="float" office:value="6500" calcext:value-type="float">
            <text:p>6500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48]*[.AD48]" office:value-type="float" office:value="9000" calcext:value-type="float">
            <text:p>9000</text:p>
          </table:table-cell>
          <table:table-cell office:value-type="float" office:value="47" calcext:value-type="float">
            <text:p>47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8000" calcext:value-type="float">
            <text:p>8000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49]*[.P49]" office:value-type="float" office:value="6500" calcext:value-type="float">
            <text:p>6500</text:p>
          </table:table-cell>
          <table:table-cell office:value-type="float" office:value="48" calcext:value-type="float">
            <text:p>4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49]*[.AD49]" office:value-type="float" office:value="9000" calcext:value-type="float">
            <text:p>9000</text:p>
          </table:table-cell>
          <table:table-cell office:value-type="float" office:value="48" calcext:value-type="float">
            <text:p>48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8750" calcext:value-type="float">
            <text:p>8750</text:p>
          </table:table-cell>
          <table:table-cell office:value-type="float" office:value="49" calcext:value-type="float">
            <text:p>4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50]*[.P50]" office:value-type="float" office:value="6500" calcext:value-type="float">
            <text:p>6500</text:p>
          </table:table-cell>
          <table:table-cell office:value-type="float" office:value="49" calcext:value-type="float">
            <text:p>49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50]*[.AD50]" office:value-type="float" office:value="4875" calcext:value-type="float">
            <text:p>4875</text:p>
          </table:table-cell>
          <table:table-cell office:value-type="float" office:value="49" calcext:value-type="float">
            <text:p>49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8750" calcext:value-type="float">
            <text:p>8750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51]*[.P51]" office:value-type="float" office:value="6500" calcext:value-type="float">
            <text:p>6500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51]*[.AD51]" office:value-type="float" office:value="9000" calcext:value-type="float">
            <text:p>9000</text:p>
          </table:table-cell>
          <table:table-cell office:value-type="float" office:value="50" calcext:value-type="float">
            <text:p>50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8000" calcext:value-type="float">
            <text:p>8000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52]*[.P52]" office:value-type="float" office:value="6500" calcext:value-type="float">
            <text:p>6500</text:p>
          </table:table-cell>
          <table:table-cell office:value-type="float" office:value="51" calcext:value-type="float">
            <text:p>51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52]*[.AD52]" office:value-type="float" office:value="9000" calcext:value-type="float">
            <text:p>9000</text:p>
          </table:table-cell>
          <table:table-cell office:value-type="float" office:value="51" calcext:value-type="float">
            <text:p>51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8750" calcext:value-type="float">
            <text:p>8750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53]*[.P53]" office:value-type="float" office:value="6500" calcext:value-type="float">
            <text:p>6500</text:p>
          </table:table-cell>
          <table:table-cell office:value-type="float" office:value="52" calcext:value-type="float">
            <text:p>5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53]*[.AD53]" office:value-type="float" office:value="9000" calcext:value-type="float">
            <text:p>9000</text:p>
          </table:table-cell>
          <table:table-cell office:value-type="float" office:value="52" calcext:value-type="float">
            <text:p>52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8000" calcext:value-type="float">
            <text:p>8000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O54]*[.P54]" office:value-type="float" office:value="9000" calcext:value-type="float">
            <text:p>9000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54]*[.AD54]" office:value-type="float" office:value="9000" calcext:value-type="float">
            <text:p>9000</text:p>
          </table:table-cell>
          <table:table-cell office:value-type="float" office:value="53" calcext:value-type="float">
            <text:p>53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8750" calcext:value-type="float">
            <text:p>8750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55]*[.P55]" office:value-type="float" office:value="6500" calcext:value-type="float">
            <text:p>6500</text:p>
          </table:table-cell>
          <table:table-cell office:value-type="float" office:value="54" calcext:value-type="float">
            <text:p>54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55]*[.AD55]" office:value-type="float" office:value="9000" calcext:value-type="float">
            <text:p>9000</text:p>
          </table:table-cell>
          <table:table-cell office:value-type="float" office:value="54" calcext:value-type="float">
            <text:p>54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8750" calcext:value-type="float">
            <text:p>8750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56]*[.P56]" office:value-type="float" office:value="6500" calcext:value-type="float">
            <text:p>6500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56]*[.AD56]" office:value-type="float" office:value="4875" calcext:value-type="float">
            <text:p>4875</text:p>
          </table:table-cell>
          <table:table-cell office:value-type="float" office:value="55" calcext:value-type="float">
            <text:p>55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8750" calcext:value-type="float">
            <text:p>8750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57]*[.P57]" office:value-type="float" office:value="6500" calcext:value-type="float">
            <text:p>6500</text:p>
          </table:table-cell>
          <table:table-cell office:value-type="float" office:value="56" calcext:value-type="float">
            <text:p>56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57]*[.AD57]" office:value-type="float" office:value="9000" calcext:value-type="float">
            <text:p>9000</text:p>
          </table:table-cell>
          <table:table-cell office:value-type="float" office:value="56" calcext:value-type="float">
            <text:p>56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8750" calcext:value-type="float">
            <text:p>8750</text:p>
          </table:table-cell>
          <table:table-cell office:value-type="float" office:value="57" calcext:value-type="float">
            <text:p>57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58]*[.P58]" office:value-type="float" office:value="6500" calcext:value-type="float">
            <text:p>6500</text:p>
          </table:table-cell>
          <table:table-cell office:value-type="float" office:value="57" calcext:value-type="float">
            <text:p>5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58]*[.AD58]" office:value-type="float" office:value="4875" calcext:value-type="float">
            <text:p>4875</text:p>
          </table:table-cell>
          <table:table-cell office:value-type="float" office:value="57" calcext:value-type="float">
            <text:p>57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8750" calcext:value-type="float">
            <text:p>8750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O59]*[.P59]" office:value-type="float" office:value="7250" calcext:value-type="float">
            <text:p>7250</text:p>
          </table:table-cell>
          <table:table-cell office:value-type="float" office:value="58" calcext:value-type="float">
            <text:p>5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59]*[.AD59]" office:value-type="float" office:value="4875" calcext:value-type="float">
            <text:p>4875</text:p>
          </table:table-cell>
          <table:table-cell office:value-type="float" office:value="58" calcext:value-type="float">
            <text:p>58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8000" calcext:value-type="float">
            <text:p>8000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O60]*[.P60]" office:value-type="float" office:value="7250" calcext:value-type="float">
            <text:p>7250</text:p>
          </table:table-cell>
          <table:table-cell office:value-type="float" office:value="59" calcext:value-type="float">
            <text:p>59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60]*[.AD60]" office:value-type="float" office:value="9000" calcext:value-type="float">
            <text:p>9000</text:p>
          </table:table-cell>
          <table:table-cell office:value-type="float" office:value="59" calcext:value-type="float">
            <text:p>59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8750" calcext:value-type="float">
            <text:p>8750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O61]*[.P61]" office:value-type="float" office:value="7250" calcext:value-type="float">
            <text:p>7250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61]*[.AD61]" office:value-type="float" office:value="9000" calcext:value-type="float">
            <text:p>9000</text:p>
          </table:table-cell>
          <table:table-cell office:value-type="float" office:value="60" calcext:value-type="float">
            <text:p>60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8000" calcext:value-type="float">
            <text:p>8000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O62]*[.P62]" office:value-type="float" office:value="7250" calcext:value-type="float">
            <text:p>7250</text:p>
          </table:table-cell>
          <table:table-cell office:value-type="float" office:value="61" calcext:value-type="float">
            <text:p>61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62]*[.AD62]" office:value-type="float" office:value="4875" calcext:value-type="float">
            <text:p>4875</text:p>
          </table:table-cell>
          <table:table-cell office:value-type="float" office:value="61" calcext:value-type="float">
            <text:p>61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8750" calcext:value-type="float">
            <text:p>8750</text:p>
          </table:table-cell>
          <table:table-cell office:value-type="float" office:value="62" calcext:value-type="float">
            <text:p>62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O63]*[.P63]" office:value-type="float" office:value="9000" calcext:value-type="float">
            <text:p>9000</text:p>
          </table:table-cell>
          <table:table-cell office:value-type="float" office:value="62" calcext:value-type="float">
            <text:p>6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63]*[.AD63]" office:value-type="float" office:value="9000" calcext:value-type="float">
            <text:p>9000</text:p>
          </table:table-cell>
          <table:table-cell office:value-type="float" office:value="62" calcext:value-type="float">
            <text:p>62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8750" calcext:value-type="float">
            <text:p>8750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O64]*[.P64]" office:value-type="float" office:value="7250" calcext:value-type="float">
            <text:p>7250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64]*[.AD64]" office:value-type="float" office:value="9000" calcext:value-type="float">
            <text:p>9000</text:p>
          </table:table-cell>
          <table:table-cell office:value-type="float" office:value="63" calcext:value-type="float">
            <text:p>63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8750" calcext:value-type="float">
            <text:p>8750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O65]*[.P65]" office:value-type="float" office:value="9000" calcext:value-type="float">
            <text:p>9000</text:p>
          </table:table-cell>
          <table:table-cell office:value-type="float" office:value="64" calcext:value-type="float">
            <text:p>64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65]*[.AD65]" office:value-type="float" office:value="9000" calcext:value-type="float">
            <text:p>9000</text:p>
          </table:table-cell>
          <table:table-cell office:value-type="float" office:value="64" calcext:value-type="float">
            <text:p>64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8750" calcext:value-type="float">
            <text:p>8750</text:p>
          </table:table-cell>
          <table:table-cell office:value-type="float" office:value="65" calcext:value-type="float">
            <text:p>6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O66]*[.P66]" office:value-type="float" office:value="7250" calcext:value-type="float">
            <text:p>7250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C66]*[.AD66]" office:value-type="float" office:value="5250" calcext:value-type="float">
            <text:p>5250</text:p>
          </table:table-cell>
          <table:table-cell office:value-type="float" office:value="65" calcext:value-type="float">
            <text:p>65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8750" calcext:value-type="float">
            <text:p>8750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O67]*[.P67]" office:value-type="float" office:value="9000" calcext:value-type="float">
            <text:p>9000</text:p>
          </table:table-cell>
          <table:table-cell office:value-type="float" office:value="66" calcext:value-type="float">
            <text:p>66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67]*[.AD67]" office:value-type="float" office:value="9000" calcext:value-type="float">
            <text:p>9000</text:p>
          </table:table-cell>
          <table:table-cell office:value-type="float" office:value="66" calcext:value-type="float">
            <text:p>66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8750" calcext:value-type="float">
            <text:p>8750</text:p>
          </table:table-cell>
          <table:table-cell office:value-type="float" office:value="67" calcext:value-type="float">
            <text:p>67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68]*[.P68]" office:value-type="float" office:value="6500" calcext:value-type="float">
            <text:p>6500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68]*[.AD68]" office:value-type="float" office:value="4875" calcext:value-type="float">
            <text:p>4875</text:p>
          </table:table-cell>
          <table:table-cell office:value-type="float" office:value="67" calcext:value-type="float">
            <text:p>67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8000" calcext:value-type="float">
            <text:p>8000</text:p>
          </table:table-cell>
          <table:table-cell office:value-type="float" office:value="68" calcext:value-type="float">
            <text:p>68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O69]*[.P69]" office:value-type="float" office:value="7250" calcext:value-type="float">
            <text:p>7250</text:p>
          </table:table-cell>
          <table:table-cell office:value-type="float" office:value="68" calcext:value-type="float">
            <text:p>68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69]*[.AD69]" office:value-type="float" office:value="9000" calcext:value-type="float">
            <text:p>9000</text:p>
          </table:table-cell>
          <table:table-cell office:value-type="float" office:value="68" calcext:value-type="float">
            <text:p>68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8750" calcext:value-type="float">
            <text:p>8750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O70]*[.P70]" office:value-type="float" office:value="7250" calcext:value-type="float">
            <text:p>7250</text:p>
          </table:table-cell>
          <table:table-cell office:value-type="float" office:value="69" calcext:value-type="float">
            <text:p>69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70]*[.AD70]" office:value-type="float" office:value="9000" calcext:value-type="float">
            <text:p>9000</text:p>
          </table:table-cell>
          <table:table-cell office:value-type="float" office:value="69" calcext:value-type="float">
            <text:p>69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8750" calcext:value-type="float">
            <text:p>8750</text:p>
          </table:table-cell>
          <table:table-cell office:value-type="float" office:value="70" calcext:value-type="float">
            <text:p>7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71]*[.P71]" office:value-type="float" office:value="6500" calcext:value-type="float">
            <text:p>6500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71]*[.AD71]" office:value-type="float" office:value="9000" calcext:value-type="float">
            <text:p>9000</text:p>
          </table:table-cell>
          <table:table-cell office:value-type="float" office:value="70" calcext:value-type="float">
            <text:p>70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8750" calcext:value-type="float">
            <text:p>8750</text:p>
          </table:table-cell>
          <table:table-cell office:value-type="float" office:value="71" calcext:value-type="float">
            <text:p>71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72]*[.P72]" office:value-type="float" office:value="6500" calcext:value-type="float">
            <text:p>6500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72]*[.AD72]" office:value-type="float" office:value="4875" calcext:value-type="float">
            <text:p>4875</text:p>
          </table:table-cell>
          <table:table-cell office:value-type="float" office:value="71" calcext:value-type="float">
            <text:p>71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8000" calcext:value-type="float">
            <text:p>8000</text:p>
          </table:table-cell>
          <table:table-cell office:value-type="float" office:value="72" calcext:value-type="float">
            <text:p>7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O73]*[.P73]" office:value-type="float" office:value="7250" calcext:value-type="float">
            <text:p>7250</text:p>
          </table:table-cell>
          <table:table-cell office:value-type="float" office:value="72" calcext:value-type="float">
            <text:p>72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73]*[.AD73]" office:value-type="float" office:value="4875" calcext:value-type="float">
            <text:p>4875</text:p>
          </table:table-cell>
          <table:table-cell office:value-type="float" office:value="72" calcext:value-type="float">
            <text:p>72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8750" calcext:value-type="float">
            <text:p>875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74]*[.P74]" office:value-type="float" office:value="6500" calcext:value-type="float">
            <text:p>6500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74]*[.AD74]" office:value-type="float" office:value="4875" calcext:value-type="float">
            <text:p>4875</text:p>
          </table:table-cell>
          <table:table-cell office:value-type="float" office:value="73" calcext:value-type="float">
            <text:p>73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8750" calcext:value-type="float">
            <text:p>8750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O75]*[.P75]" office:value-type="float" office:value="9000" calcext:value-type="float">
            <text:p>9000</text:p>
          </table:table-cell>
          <table:table-cell office:value-type="float" office:value="74" calcext:value-type="float">
            <text:p>74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75]*[.AD75]" office:value-type="float" office:value="9000" calcext:value-type="float">
            <text:p>9000</text:p>
          </table:table-cell>
          <table:table-cell office:value-type="float" office:value="74" calcext:value-type="float">
            <text:p>74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8000" calcext:value-type="float">
            <text:p>8000</text:p>
          </table:table-cell>
          <table:table-cell office:value-type="float" office:value="75" calcext:value-type="float">
            <text:p>75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76]*[.P76]" office:value-type="float" office:value="6500" calcext:value-type="float">
            <text:p>6500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76]*[.AD76]" office:value-type="float" office:value="4875" calcext:value-type="float">
            <text:p>4875</text:p>
          </table:table-cell>
          <table:table-cell office:value-type="float" office:value="75" calcext:value-type="float">
            <text:p>75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8750" calcext:value-type="float">
            <text:p>875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77]*[.P77]" office:value-type="float" office:value="6500" calcext:value-type="float">
            <text:p>6500</text:p>
          </table:table-cell>
          <table:table-cell office:value-type="float" office:value="76" calcext:value-type="float">
            <text:p>76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77]*[.AD77]" office:value-type="float" office:value="9000" calcext:value-type="float">
            <text:p>9000</text:p>
          </table:table-cell>
          <table:table-cell office:value-type="float" office:value="76" calcext:value-type="float">
            <text:p>76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8750" calcext:value-type="float">
            <text:p>8750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78]*[.P78]" office:value-type="float" office:value="6500" calcext:value-type="float">
            <text:p>6500</text:p>
          </table:table-cell>
          <table:table-cell office:value-type="float" office:value="77" calcext:value-type="float">
            <text:p>77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78]*[.AD78]" office:value-type="float" office:value="4875" calcext:value-type="float">
            <text:p>4875</text:p>
          </table:table-cell>
          <table:table-cell office:value-type="float" office:value="77" calcext:value-type="float">
            <text:p>77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8000" calcext:value-type="float">
            <text:p>8000</text:p>
          </table:table-cell>
          <table:table-cell office:value-type="float" office:value="78" calcext:value-type="float">
            <text:p>78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O79]*[.P79]" office:value-type="float" office:value="9000" calcext:value-type="float">
            <text:p>9000</text:p>
          </table:table-cell>
          <table:table-cell office:value-type="float" office:value="78" calcext:value-type="float">
            <text:p>7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79]*[.AD79]" office:value-type="float" office:value="4875" calcext:value-type="float">
            <text:p>4875</text:p>
          </table:table-cell>
          <table:table-cell office:value-type="float" office:value="78" calcext:value-type="float">
            <text:p>78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8750" calcext:value-type="float">
            <text:p>8750</text:p>
          </table:table-cell>
          <table:table-cell office:value-type="float" office:value="79" calcext:value-type="float">
            <text:p>7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O80]*[.P80]" office:value-type="float" office:value="7250" calcext:value-type="float">
            <text:p>7250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80]*[.AD80]" office:value-type="float" office:value="9000" calcext:value-type="float">
            <text:p>9000</text:p>
          </table:table-cell>
          <table:table-cell office:value-type="float" office:value="79" calcext:value-type="float">
            <text:p>79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8750" calcext:value-type="float">
            <text:p>875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O81]*[.P81]" office:value-type="float" office:value="9000" calcext:value-type="float">
            <text:p>9000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81]*[.AD81]" office:value-type="float" office:value="4875" calcext:value-type="float">
            <text:p>4875</text:p>
          </table:table-cell>
          <table:table-cell office:value-type="float" office:value="80" calcext:value-type="float">
            <text:p>80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8750" calcext:value-type="float">
            <text:p>8750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82]*[.P82]" office:value-type="float" office:value="6500" calcext:value-type="float">
            <text:p>6500</text:p>
          </table:table-cell>
          <table:table-cell office:value-type="float" office:value="81" calcext:value-type="float">
            <text:p>81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82]*[.AD82]" office:value-type="float" office:value="9000" calcext:value-type="float">
            <text:p>9000</text:p>
          </table:table-cell>
          <table:table-cell office:value-type="float" office:value="81" calcext:value-type="float">
            <text:p>81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8750" calcext:value-type="float">
            <text:p>8750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O83]*[.P83]" office:value-type="float" office:value="7250" calcext:value-type="float">
            <text:p>7250</text:p>
          </table:table-cell>
          <table:table-cell office:value-type="float" office:value="82" calcext:value-type="float">
            <text:p>82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83]*[.AD83]" office:value-type="float" office:value="9000" calcext:value-type="float">
            <text:p>9000</text:p>
          </table:table-cell>
          <table:table-cell office:value-type="float" office:value="82" calcext:value-type="float">
            <text:p>82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8000" calcext:value-type="float">
            <text:p>8000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84]*[.P84]" office:value-type="float" office:value="6500" calcext:value-type="float">
            <text:p>6500</text:p>
          </table:table-cell>
          <table:table-cell office:value-type="float" office:value="83" calcext:value-type="float">
            <text:p>8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84]*[.AD84]" office:value-type="float" office:value="9000" calcext:value-type="float">
            <text:p>9000</text:p>
          </table:table-cell>
          <table:table-cell office:value-type="float" office:value="83" calcext:value-type="float">
            <text:p>83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8750" calcext:value-type="float">
            <text:p>8750</text:p>
          </table:table-cell>
          <table:table-cell office:value-type="float" office:value="84" calcext:value-type="float">
            <text:p>8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O85]*[.P85]" office:value-type="float" office:value="7250" calcext:value-type="float">
            <text:p>7250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85]*[.AD85]" office:value-type="float" office:value="4875" calcext:value-type="float">
            <text:p>4875</text:p>
          </table:table-cell>
          <table:table-cell office:value-type="float" office:value="84" calcext:value-type="float">
            <text:p>84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8750" calcext:value-type="float">
            <text:p>8750</text:p>
          </table:table-cell>
          <table:table-cell office:value-type="float" office:value="85" calcext:value-type="float">
            <text:p>8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O86]*[.P86]" office:value-type="float" office:value="9000" calcext:value-type="float">
            <text:p>9000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86]*[.AD86]" office:value-type="float" office:value="9000" calcext:value-type="float">
            <text:p>9000</text:p>
          </table:table-cell>
          <table:table-cell office:value-type="float" office:value="85" calcext:value-type="float">
            <text:p>85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8000" calcext:value-type="float">
            <text:p>8000</text:p>
          </table:table-cell>
          <table:table-cell office:value-type="float" office:value="86" calcext:value-type="float">
            <text:p>86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O87]*[.P87]" office:value-type="float" office:value="9000" calcext:value-type="float">
            <text:p>9000</text:p>
          </table:table-cell>
          <table:table-cell office:value-type="float" office:value="86" calcext:value-type="float">
            <text:p>8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87]*[.AD87]" office:value-type="float" office:value="9000" calcext:value-type="float">
            <text:p>9000</text:p>
          </table:table-cell>
          <table:table-cell office:value-type="float" office:value="86" calcext:value-type="float">
            <text:p>86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8750" calcext:value-type="float">
            <text:p>8750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88]*[.P88]" office:value-type="float" office:value="6500" calcext:value-type="float">
            <text:p>6500</text:p>
          </table:table-cell>
          <table:table-cell office:value-type="float" office:value="87" calcext:value-type="float">
            <text:p>87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88]*[.AD88]" office:value-type="float" office:value="9000" calcext:value-type="float">
            <text:p>9000</text:p>
          </table:table-cell>
          <table:table-cell office:value-type="float" office:value="87" calcext:value-type="float">
            <text:p>87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8750" calcext:value-type="float">
            <text:p>8750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89]*[.P89]" office:value-type="float" office:value="6500" calcext:value-type="float">
            <text:p>6500</text:p>
          </table:table-cell>
          <table:table-cell office:value-type="float" office:value="88" calcext:value-type="float">
            <text:p>88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89]*[.AD89]" office:value-type="float" office:value="9000" calcext:value-type="float">
            <text:p>9000</text:p>
          </table:table-cell>
          <table:table-cell office:value-type="float" office:value="88" calcext:value-type="float">
            <text:p>88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8750" calcext:value-type="float">
            <text:p>8750</text:p>
          </table:table-cell>
          <table:table-cell office:value-type="float" office:value="89" calcext:value-type="float">
            <text:p>89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O90]*[.P90]" office:value-type="float" office:value="9000" calcext:value-type="float">
            <text:p>9000</text:p>
          </table:table-cell>
          <table:table-cell office:value-type="float" office:value="89" calcext:value-type="float">
            <text:p>89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90]*[.AD90]" office:value-type="float" office:value="4875" calcext:value-type="float">
            <text:p>4875</text:p>
          </table:table-cell>
          <table:table-cell office:value-type="float" office:value="89" calcext:value-type="float">
            <text:p>89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8750" calcext:value-type="float">
            <text:p>8750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91]*[.P91]" office:value-type="float" office:value="6500" calcext:value-type="float">
            <text:p>6500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91]*[.AD91]" office:value-type="float" office:value="4875" calcext:value-type="float">
            <text:p>4875</text:p>
          </table:table-cell>
          <table:table-cell office:value-type="float" office:value="90" calcext:value-type="float">
            <text:p>90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8750" calcext:value-type="float">
            <text:p>8750</text:p>
          </table:table-cell>
          <table:table-cell office:value-type="float" office:value="91" calcext:value-type="float">
            <text:p>91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O92]*[.P92]" office:value-type="float" office:value="7250" calcext:value-type="float">
            <text:p>7250</text:p>
          </table:table-cell>
          <table:table-cell office:value-type="float" office:value="91" calcext:value-type="float">
            <text:p>91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92]*[.AD92]" office:value-type="float" office:value="9000" calcext:value-type="float">
            <text:p>9000</text:p>
          </table:table-cell>
          <table:table-cell office:value-type="float" office:value="91" calcext:value-type="float">
            <text:p>91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8750" calcext:value-type="float">
            <text:p>8750</text:p>
          </table:table-cell>
          <table:table-cell office:value-type="float" office:value="92" calcext:value-type="float">
            <text:p>92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93]*[.P93]" office:value-type="float" office:value="6500" calcext:value-type="float">
            <text:p>6500</text:p>
          </table:table-cell>
          <table:table-cell office:value-type="float" office:value="92" calcext:value-type="float">
            <text:p>92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93]*[.AD93]" office:value-type="float" office:value="9000" calcext:value-type="float">
            <text:p>9000</text:p>
          </table:table-cell>
          <table:table-cell office:value-type="float" office:value="92" calcext:value-type="float">
            <text:p>92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8750" calcext:value-type="float">
            <text:p>8750</text:p>
          </table:table-cell>
          <table:table-cell office:value-type="float" office:value="93" calcext:value-type="float">
            <text:p>9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94]*[.P94]" office:value-type="float" office:value="6500" calcext:value-type="float">
            <text:p>6500</text:p>
          </table:table-cell>
          <table:table-cell office:value-type="float" office:value="93" calcext:value-type="float">
            <text:p>9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C94]*[.AD94]" office:value-type="float" office:value="5250" calcext:value-type="float">
            <text:p>5250</text:p>
          </table:table-cell>
          <table:table-cell office:value-type="float" office:value="93" calcext:value-type="float">
            <text:p>93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8750" calcext:value-type="float">
            <text:p>8750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95]*[.P95]" office:value-type="float" office:value="6500" calcext:value-type="float">
            <text:p>6500</text:p>
          </table:table-cell>
          <table:table-cell office:value-type="float" office:value="94" calcext:value-type="float">
            <text:p>94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95]*[.AD95]" office:value-type="float" office:value="9000" calcext:value-type="float">
            <text:p>9000</text:p>
          </table:table-cell>
          <table:table-cell office:value-type="float" office:value="94" calcext:value-type="float">
            <text:p>94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8750" calcext:value-type="float">
            <text:p>8750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O96]*[.P96]" office:value-type="float" office:value="9000" calcext:value-type="float">
            <text:p>9000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96]*[.AD96]" office:value-type="float" office:value="9000" calcext:value-type="float">
            <text:p>9000</text:p>
          </table:table-cell>
          <table:table-cell office:value-type="float" office:value="95" calcext:value-type="float">
            <text:p>95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8750" calcext:value-type="float">
            <text:p>8750</text:p>
          </table:table-cell>
          <table:table-cell office:value-type="float" office:value="96" calcext:value-type="float">
            <text:p>9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97]*[.P97]" office:value-type="float" office:value="6500" calcext:value-type="float">
            <text:p>6500</text:p>
          </table:table-cell>
          <table:table-cell office:value-type="float" office:value="96" calcext:value-type="float">
            <text:p>96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C97]*[.AD97]" office:value-type="float" office:value="4875" calcext:value-type="float">
            <text:p>4875</text:p>
          </table:table-cell>
          <table:table-cell office:value-type="float" office:value="96" calcext:value-type="float">
            <text:p>96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8000" calcext:value-type="float">
            <text:p>8000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O98]*[.P98]" office:value-type="float" office:value="9000" calcext:value-type="float">
            <text:p>9000</text:p>
          </table:table-cell>
          <table:table-cell office:value-type="float" office:value="97" calcext:value-type="float">
            <text:p>97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98]*[.AD98]" office:value-type="float" office:value="9000" calcext:value-type="float">
            <text:p>9000</text:p>
          </table:table-cell>
          <table:table-cell office:value-type="float" office:value="97" calcext:value-type="float">
            <text:p>97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8750" calcext:value-type="float">
            <text:p>8750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O99]*[.P99]" office:value-type="float" office:value="9000" calcext:value-type="float">
            <text:p>9000</text:p>
          </table:table-cell>
          <table:table-cell office:value-type="float" office:value="98" calcext:value-type="float">
            <text:p>98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99]*[.AD99]" office:value-type="float" office:value="9000" calcext:value-type="float">
            <text:p>9000</text:p>
          </table:table-cell>
          <table:table-cell office:value-type="float" office:value="98" calcext:value-type="float">
            <text:p>98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8750" calcext:value-type="float">
            <text:p>8750</text:p>
          </table:table-cell>
          <table:table-cell office:value-type="float" office:value="99" calcext:value-type="float">
            <text:p>9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O100]*[.P100]" office:value-type="float" office:value="7250" calcext:value-type="float">
            <text:p>7250</text:p>
          </table:table-cell>
          <table:table-cell office:value-type="float" office:value="99" calcext:value-type="float">
            <text:p>99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100]*[.AD100]" office:value-type="float" office:value="9000" calcext:value-type="float">
            <text:p>9000</text:p>
          </table:table-cell>
          <table:table-cell office:value-type="float" office:value="99" calcext:value-type="float">
            <text:p>99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8750" calcext:value-type="float">
            <text:p>875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O101]*[.P101]" office:value-type="float" office:value="6500" calcext:value-type="float">
            <text:p>6500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C101]*[.AD101]" office:value-type="float" office:value="9000" calcext:value-type="float">
            <text:p>9000</text:p>
          </table:table-cell>
          <table:table-cell office:value-type="float" office:value="100" calcext:value-type="float">
            <text:p>100</text:p>
          </table:table-cell>
          <table:table-cell table:number-columns-repeated="992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¥</number:text>
      <number:number number:decimal-places="0" loext:min-decimal-places="0" number:min-integer-digits="1" number:grouping="true"/>
    </number:number-style>
    <number:number-style style:name="N111">
      <number:text>-¥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0" loext:min-decimal-places="0" number:min-integer-digits="1" number:grouping="true"/>
    </number:number-style>
    <number:number-style style:name="N112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2" loext:min-decimal-places="2" number:min-integer-digits="1" number:grouping="true"/>
    </number:number-style>
    <number:number-style style:name="N113">
      <number:text>-¥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</number:time-style>
    <number:date-style style:name="N121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date-style style:name="N126">
      <number:month number:style="long"/>
      <number:text>/</number:text>
      <number:day number:style="long"/>
      <number:text>/</number:text>
      <number:year/>
    </number:date-style>
    <number:date-style style:name="N127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28">
      <number:hours/>
      <number:text>時</number:text>
      <number:minutes number:style="long"/>
      <number:text>分</number:text>
    </number:time-style>
    <number:time-style style:name="N129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30">
      <number:year number:style="long"/>
      <number:text>年</number:text>
      <number:month number:style="long"/>
      <number:text>月</number:text>
    </number:date-style>
    <number:date-style style:name="N131">
      <number:month number:style="long"/>
      <number:text>月</number:text>
      <number:day number:style="long"/>
      <number:text>日</number:text>
    </number:date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number:text>-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number:text>-</number:text>
      <number:number number:decimal-places="2" loext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2" style:volatile="true">
      <loext:text> ¥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7">0000/00/00</text:date>, <text:time style:data-style-name="N2" text:time-value="14:43:56.86436843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9T17:08:06.114214353</meta:creation-date>
    <meta:generator>LibreOffice/6.4.7.2$Linux_X86_64 LibreOffice_project/40$Build-2</meta:generator>
    <dc:date>2022-10-07T16:06:51.439605429</dc:date>
    <meta:editing-duration>PT20H31M23S</meta:editing-duration>
    <meta:editing-cycles>988</meta:editing-cycles>
    <meta:document-statistic meta:table-count="7" meta:cell-count="12431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57cm" svg:y="4.148cm" style:legend-expansion="high" chart:style-name="ch2"/>
        <chart:plot-area chart:style-name="ch3" table:cell-range-address="Sheet7.S1:Sheet7.T12" chart:data-source-has-labels="both" svg:x="0.32cm" svg:y="0.18cm" svg:width="13.917cm" svg:height="8.64cm">
          <chartooo:coordinate-region svg:x="1.056cm" svg:y="0.18cm" svg:width="13.181cm" svg:height="6.713cm"/>
          <chart:axis chart:dimension="x" chart:name="primary-x" chart:style-name="ch4" chartooo:axis-type="auto">
            <chartooo:date-scale/>
            <chart:categories table:cell-range-address="Sheet7.S2:Sheet7.S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7.T2:Sheet7.T12" chart:label-cell-address="Sheet7.T1:Sheet7.T1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頻度</text:p>
                <draw:g>
                  <svg:desc>Sheet7.T1:Sheet7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000~4500</text:p>
                <draw:g>
                  <svg:desc>Sheet7.S2:Sheet7.S12</svg:desc>
                </draw:g>
              </table:table-cell>
              <table:table-cell office:value-type="float" office:value="0">
                <text:p>0</text:p>
                <draw:g>
                  <svg:desc>Sheet7.T2:Sheet7.T12</svg:desc>
                </draw:g>
              </table:table-cell>
            </table:table-row>
            <table:table-row>
              <table:table-cell office:value-type="string">
                <text:p>4501~5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1~5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1~6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1~6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1~70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001~75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501~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1~8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1~90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01~95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57cm" svg:y="4.148cm" style:legend-expansion="high" chart:style-name="ch2"/>
        <chart:plot-area chart:style-name="ch3" table:cell-range-address="Sheet7.AH1:Sheet7.AI12" chart:data-source-has-labels="both" svg:x="0.32cm" svg:y="0.18cm" svg:width="13.917cm" svg:height="8.64cm">
          <chartooo:coordinate-region svg:x="1.056cm" svg:y="0.18cm" svg:width="13.181cm" svg:height="6.713cm"/>
          <chart:axis chart:dimension="x" chart:name="primary-x" chart:style-name="ch4" chartooo:axis-type="auto">
            <chartooo:date-scale/>
            <chart:categories table:cell-range-address="Sheet7.AH2:Sheet7.AH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7.AI2:Sheet7.AI12" chart:label-cell-address="Sheet7.AI1:Sheet7.AI1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頻度</text:p>
                <draw:g>
                  <svg:desc>Sheet7.AI1:Sheet7.A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000~4500</text:p>
                <draw:g>
                  <svg:desc>Sheet7.AH2:Sheet7.AH12</svg:desc>
                </draw:g>
              </table:table-cell>
              <table:table-cell office:value-type="float" office:value="0">
                <text:p>0</text:p>
                <draw:g>
                  <svg:desc>Sheet7.AI2:Sheet7.AI12</svg:desc>
                </draw:g>
              </table:table-cell>
            </table:table-row>
            <table:table-row>
              <table:table-cell office:value-type="string">
                <text:p>4501~50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01~5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01~6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1~6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1~7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1~7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1~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1~8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1~90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001~95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9cm" svg:height="8.988cm" xlink:href=".." xlink:type="simple" chart:class="chart:bar" chart:style-name="ch1">
        <chart:legend chart:legend-position="end" svg:x="10.793cm" svg:y="3.84cm" style:legend-expansion="high" chart:style-name="ch2"/>
        <chart:plot-area chart:style-name="ch3" table:cell-range-address="Sheet6.AH1:Sheet6.AJ12" chart:data-source-has-labels="both" svg:x="0.32cm" svg:y="0.179cm" svg:width="10.153cm" svg:height="8.63cm">
          <chartooo:coordinate-region svg:x="1.23cm" svg:y="0.179cm" svg:width="9.243cm" svg:height="6.703cm"/>
          <chart:axis chart:dimension="x" chart:name="primary-x" chart:style-name="ch4" chartooo:axis-type="auto">
            <chartooo:date-scale/>
            <chart:categories table:cell-range-address="Sheet6.AH2:Sheet6.AH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6.AI2:Sheet6.AI12" chart:label-cell-address="Sheet6.AI1:Sheet6.AI1" chart:class="chart:bar">
            <chart:data-point chart:repeated="11"/>
          </chart:series>
          <chart:series chart:style-name="ch8" chart:values-cell-range-address="Sheet6.AJ2:Sheet6.AJ12" chart:label-cell-address="Sheet6.AJ1:Sheet6.AJ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左から３番目の収納棚を削除</text:p>
                <draw:g>
                  <svg:desc>Sheet6.AI1:Sheet6.AI1</svg:desc>
                </draw:g>
              </table:table-cell>
              <table:table-cell office:value-type="string">
                <text:p>収納棚修正なし</text:p>
                <draw:g>
                  <svg:desc>Sheet6.AJ1:Sheet6.A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000~4500</text:p>
                <draw:g>
                  <svg:desc>Sheet6.AH2:Sheet6.AH12</svg:desc>
                </draw:g>
              </table:table-cell>
              <table:table-cell office:value-type="float" office:value="0">
                <text:p>0</text:p>
                <draw:g>
                  <svg:desc>Sheet6.AI2:Sheet6.AI12</svg:desc>
                </draw:g>
              </table:table-cell>
              <table:table-cell office:value-type="float" office:value="0">
                <text:p>0</text:p>
                <draw:g>
                  <svg:desc>Sheet6.AJ2:Sheet6.AJ12</svg:desc>
                </draw:g>
              </table:table-cell>
            </table:table-row>
            <table:table-row>
              <table:table-cell office:value-type="string">
                <text:p>4501~500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1~5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1~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1~6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1~7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1~7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1~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1~8500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1~90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01~9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1cm" svg:height="8.987cm" xlink:href=".." xlink:type="simple" chart:class="chart:bar" chart:style-name="ch1">
        <chart:legend chart:legend-position="end" svg:x="10.559cm" svg:y="3.839cm" style:legend-expansion="high" chart:style-name="ch2"/>
        <chart:plot-area chart:style-name="ch3" table:cell-range-address="Sheet6.U1:Sheet6.W12" chart:data-source-has-labels="both" svg:x="0.319cm" svg:y="0.179cm" svg:width="9.921cm" svg:height="8.629cm">
          <chartooo:coordinate-region svg:x="1.239cm" svg:y="0.179cm" svg:width="9.001cm" svg:height="6.702cm"/>
          <chart:axis chart:dimension="x" chart:name="primary-x" chart:style-name="ch4" chartooo:axis-type="auto">
            <chartooo:date-scale/>
            <chart:categories table:cell-range-address="Sheet6.U2:Sheet6.U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6.V2:Sheet6.V12" chart:label-cell-address="Sheet6.V1:Sheet6.V1" chart:class="chart:bar">
            <chart:data-point chart:repeated="11"/>
          </chart:series>
          <chart:series chart:style-name="ch8" chart:values-cell-range-address="Sheet6.W2:Sheet6.W12" chart:label-cell-address="Sheet6.W1:Sheet6.W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左から10番目の収納棚を削除</text:p>
                <draw:g>
                  <svg:desc>Sheet6.V1:Sheet6.V1</svg:desc>
                </draw:g>
              </table:table-cell>
              <table:table-cell office:value-type="string">
                <text:p>収納棚修正なし</text:p>
                <draw:g>
                  <svg:desc>Sheet6.W1:Sheet6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000~4500</text:p>
                <draw:g>
                  <svg:desc>Sheet6.U2:Sheet6.U12</svg:desc>
                </draw:g>
              </table:table-cell>
              <table:table-cell office:value-type="float" office:value="0">
                <text:p>0</text:p>
                <draw:g>
                  <svg:desc>Sheet6.V2:Sheet6.V12</svg:desc>
                </draw:g>
              </table:table-cell>
              <table:table-cell office:value-type="float" office:value="0">
                <text:p>0</text:p>
                <draw:g>
                  <svg:desc>Sheet6.W2:Sheet6.W12</svg:desc>
                </draw:g>
              </table:table-cell>
            </table:table-row>
            <table:table-row>
              <table:table-cell office:value-type="string">
                <text:p>4501~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1~5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1~6000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1~6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1~700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1~7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1~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1~850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1~90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01~9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57cm" svg:y="4.148cm" style:legend-expansion="high" chart:style-name="ch2"/>
        <chart:plot-area chart:style-name="ch3" table:cell-range-address="Sheet7.I1:Sheet7.J12" chart:data-source-has-labels="both" svg:x="0.32cm" svg:y="0.18cm" svg:width="13.917cm" svg:height="8.64cm">
          <chartooo:coordinate-region svg:x="1.056cm" svg:y="0.18cm" svg:width="13.181cm" svg:height="6.713cm"/>
          <chart:axis chart:dimension="x" chart:name="primary-x" chart:style-name="ch4" chartooo:axis-type="auto">
            <chartooo:date-scale/>
            <chart:categories table:cell-range-address="Sheet7.I2:Sheet7.I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7.J2:Sheet7.J12" chart:label-cell-address="Sheet7.J1:Sheet7.J1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頻度</text:p>
                <draw:g>
                  <svg:desc>Sheet7.J1:Sheet7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000~4500</text:p>
                <draw:g>
                  <svg:desc>Sheet7.I2:Sheet7.I12</svg:desc>
                </draw:g>
              </table:table-cell>
              <table:table-cell office:value-type="float" office:value="0">
                <text:p>0</text:p>
                <draw:g>
                  <svg:desc>Sheet7.J2:Sheet7.J12</svg:desc>
                </draw:g>
              </table:table-cell>
            </table:table-row>
            <table:table-row>
              <table:table-cell office:value-type="string">
                <text:p>4501~5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1~5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1~6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1~6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1~7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1~7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1~80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001~8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1~90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001~95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